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314cm"/>
    </style:style>
    <style:style style:name="Table1.B" style:family="table-column">
      <style:table-column-properties style:column-width="3.635cm"/>
    </style:style>
    <style:style style:name="Table1.C" style:family="table-column">
      <style:table-column-properties style:column-width="4.262cm"/>
    </style:style>
    <style:style style:name="Table1.D" style:family="table-column">
      <style:table-column-properties style:column-width="5.789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089cm"/>
    </style:style>
    <style:style style:name="Table2.B" style:family="table-column">
      <style:table-column-properties style:column-width="5.336cm"/>
    </style:style>
    <style:style style:name="Table2.C" style:family="table-column">
      <style:table-column-properties style:column-width="7.576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8.779cm"/>
    </style:style>
    <style:style style:name="Table3.B" style:family="table-column">
      <style:table-column-properties style:column-width="8.221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641cm"/>
    </style:style>
    <style:style style:name="Table4.B" style:family="table-column">
      <style:table-column-properties style:column-width="4.076cm"/>
    </style:style>
    <style:style style:name="Table4.C" style:family="table-column">
      <style:table-column-properties style:column-width="4.057cm"/>
    </style:style>
    <style:style style:name="Table4.D" style:family="table-column">
      <style:table-column-properties style:column-width="6.22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5.66cm"/>
    </style:style>
    <style:style style:name="Table5.B" style:family="table-column">
      <style:table-column-properties style:column-width="11.34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6.63cm"/>
    </style:style>
    <style:style style:name="Table6.B" style:family="table-column">
      <style:table-column-properties style:column-width="4.914cm"/>
    </style:style>
    <style:style style:name="Table6.C" style:family="table-column">
      <style:table-column-properties style:column-width="5.456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577cm"/>
    </style:style>
    <style:style style:name="Table7.B" style:family="table-column">
      <style:table-column-properties style:column-width="5.93cm"/>
    </style:style>
    <style:style style:name="Table7.C" style:family="table-column">
      <style:table-column-properties style:column-width="7.493cm"/>
    </style:style>
    <style:style style:name="Table7.A1" style:family="table-cell">
      <style:table-cell-properties style:vertical-align="middle" fo:padding="0.049cm" fo:border="none"/>
    </style:style>
    <style:style style:name="Table8" style:family="table">
      <style:table-properties style:width="14.305cm" table:align="left"/>
    </style:style>
    <style:style style:name="Table8.A" style:family="table-column">
      <style:table-column-properties style:column-width="2.778cm"/>
    </style:style>
    <style:style style:name="Table8.B" style:family="table-column">
      <style:table-column-properties style:column-width="5.533cm"/>
    </style:style>
    <style:style style:name="Table8.C" style:family="table-column">
      <style:table-column-properties style:column-width="5.994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3.228cm"/>
    </style:style>
    <style:style style:name="Table9.B" style:family="table-column">
      <style:table-column-properties style:column-width="6.727cm"/>
    </style:style>
    <style:style style:name="Table9.C" style:family="table-column">
      <style:table-column-properties style:column-width="7.045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6.073cm"/>
    </style:style>
    <style:style style:name="Table10.B" style:family="table-column">
      <style:table-column-properties style:column-width="9.043cm"/>
    </style:style>
    <style:style style:name="Table10.C" style:family="table-column">
      <style:table-column-properties style:column-width="1.884cm"/>
    </style:style>
    <style:style style:name="Table10.A1" style:family="table-cell">
      <style:table-cell-properties style:vertical-align="middle" fo:padding="0.049cm" fo:border="none"/>
    </style:style>
    <style:style style:name="Table11" style:family="table">
      <style:table-properties style:width="13.667cm" table:align="left"/>
    </style:style>
    <style:style style:name="Table11.A" style:family="table-column">
      <style:table-column-properties style:column-width="3.694cm"/>
    </style:style>
    <style:style style:name="Table11.B" style:family="table-column">
      <style:table-column-properties style:column-width="4.394cm"/>
    </style:style>
    <style:style style:name="Table11.C" style:family="table-column">
      <style:table-column-properties style:column-width="5.579cm"/>
    </style:style>
    <style:style style:name="Table11.A1" style:family="table-cell">
      <style:table-cell-properties style:vertical-align="middle" fo:padding="0.049cm" fo:border="none"/>
    </style:style>
    <style:style style:name="Table12" style:family="table">
      <style:table-properties style:width="15.642cm" table:align="left"/>
    </style:style>
    <style:style style:name="Table12.A" style:family="table-column">
      <style:table-column-properties style:column-width="3.17cm"/>
    </style:style>
    <style:style style:name="Table12.B" style:family="table-column">
      <style:table-column-properties style:column-width="7.636cm"/>
    </style:style>
    <style:style style:name="Table12.C" style:family="table-column">
      <style:table-column-properties style:column-width="4.837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3.766cm"/>
    </style:style>
    <style:style style:name="Table13.B" style:family="table-column">
      <style:table-column-properties style:column-width="6.567cm"/>
    </style:style>
    <style:style style:name="Table13.C" style:family="table-column">
      <style:table-column-properties style:column-width="6.668cm"/>
    </style:style>
    <style:style style:name="Table13.A1" style:family="table-cell">
      <style:table-cell-properties style:vertical-align="middle" fo:padding="0.049cm" fo:border="none"/>
    </style:style>
    <style:style style:name="P1" style:family="paragraph" style:parent-style-name="Heading_20_2">
      <loext:graphic-properties draw:fill="none"/>
      <style:paragraph-properties fo:margin-left="-0.101cm" fo:margin-right="-0.199cm" fo:margin-top="0cm" fo:margin-bottom="0.101cm" loext:contextual-spacing="false" fo:text-indent="0cm" style:auto-text-indent="false" fo:background-color="transparent"/>
      <style:text-properties officeooo:paragraph-rsid="0024964d"/>
    </style:style>
    <style:style style:name="P2" style:family="paragraph" style:parent-style-name="Heading_20_2">
      <loext:graphic-properties draw:fill="none"/>
      <style:paragraph-properties fo:margin-left="-0.101cm" fo:margin-right="-0.199cm" fo:margin-top="0cm" fo:margin-bottom="0.101cm" loext:contextual-spacing="false" fo:text-indent="0cm" style:auto-text-indent="false" fo:background-color="transparent"/>
      <style:text-properties officeooo:paragraph-rsid="00771709"/>
    </style:style>
    <style:style style:name="P3" style:family="paragraph" style:parent-style-name="Heading_20_3">
      <style:text-properties officeooo:paragraph-rsid="00d388bb"/>
    </style:style>
    <style:style style:name="P4" style:family="paragraph" style:parent-style-name="Heading_20_3">
      <loext:graphic-properties draw:fill="none"/>
      <style:paragraph-properties fo:margin-left="-0.101cm" fo:margin-right="-0.199cm" fo:margin-top="0cm" fo:margin-bottom="0.101cm" loext:contextual-spacing="false" fo:text-indent="0cm" style:auto-text-indent="false" fo:background-color="transparent"/>
    </style:style>
    <style:style style:name="P5" style:family="paragraph" style:parent-style-name="Heading_20_3">
      <loext:graphic-properties draw:fill="none"/>
      <style:paragraph-properties fo:margin-left="-0.101cm" fo:margin-right="-0.199cm" fo:margin-top="0cm" fo:margin-bottom="0.101cm" loext:contextual-spacing="false" fo:text-indent="0cm" style:auto-text-indent="false" fo:background-color="transparent"/>
      <style:text-properties style:font-name="Liberation Serif"/>
    </style:style>
    <style:style style:name="P6" style:family="paragraph" style:parent-style-name="Heading_20_3">
      <loext:graphic-properties draw:fill="none"/>
      <style:paragraph-properties fo:margin-left="-0.101cm" fo:margin-right="-0.199cm" fo:margin-top="0cm" fo:margin-bottom="0.101cm" loext:contextual-spacing="false" fo:text-indent="0cm" style:auto-text-indent="false" fo:background-color="transparent"/>
      <style:text-properties officeooo:paragraph-rsid="0024964d"/>
    </style:style>
    <style:style style:name="P7" style:family="paragraph" style:parent-style-name="Heading_20_3">
      <loext:graphic-properties draw:fill="none"/>
      <style:paragraph-properties fo:margin-left="-0.101cm" fo:margin-right="-0.199cm" fo:margin-top="0cm" fo:margin-bottom="0.101cm" loext:contextual-spacing="false" fo:text-indent="0cm" style:auto-text-indent="false" fo:background-color="transparent"/>
      <style:text-properties officeooo:paragraph-rsid="00771709"/>
    </style:style>
    <style:style style:name="P8" style:family="paragraph" style:parent-style-name="Heading_20_4">
      <loext:graphic-properties draw:fill="none"/>
      <style:paragraph-properties fo:margin-left="-0.101cm" fo:margin-right="-0.199cm" fo:margin-top="0cm" fo:margin-bottom="0.101cm" loext:contextual-spacing="false" fo:text-indent="0cm" style:auto-text-indent="false" fo:background-color="transparent"/>
      <style:text-properties officeooo:paragraph-rsid="0024964d"/>
    </style:style>
    <style:style style:name="P9" style:family="paragraph" style:parent-style-name="Horizontal_20_Line">
      <loext:graphic-properties draw:fill="none"/>
      <style:paragraph-properties fo:margin-left="-0.101cm" fo:margin-right="-0.199cm" fo:margin-top="0cm" fo:margin-bottom="0.101cm" loext:contextual-spacing="false" fo:text-indent="0cm" style:auto-text-indent="false" fo:background-color="transparent"/>
      <style:text-properties style:font-name="Liberation Serif"/>
    </style:style>
    <style:style style:name="P10" style:family="paragraph" style:parent-style-name="Preformatted_20_Text">
      <style:paragraph-properties fo:margin-top="0cm" fo:margin-bottom="0.499cm" loext:contextual-spacing="false"/>
    </style:style>
    <style:style style:name="P11" style:family="paragraph" style:parent-style-name="Standard" style:master-page-name="">
      <loext:graphic-properties draw:fill="none"/>
      <style:paragraph-properties fo:margin-left="-0.101cm" fo:margin-right="-0.199cm" fo:margin-top="0cm" fo:margin-bottom="0.101cm" loext:contextual-spacing="false" fo:text-indent="0cm" style:auto-text-indent="false" style:page-number="auto" fo:background-color="transparent"/>
      <style:text-properties style:font-name="Liberation Serif"/>
    </style:style>
    <style:style style:name="P12" style:family="paragraph" style:parent-style-name="Standard">
      <loext:graphic-properties draw:fill="none"/>
      <style:paragraph-properties fo:margin-left="-0.101cm" fo:margin-right="-0.199cm" fo:margin-top="0cm" fo:margin-bottom="0.101cm" loext:contextual-spacing="false" fo:text-indent="0cm" style:auto-text-indent="false" fo:background-color="transparent"/>
      <style:text-properties style:font-name="Liberation Serif"/>
    </style:style>
    <style:style style:name="P13" style:family="paragraph" style:parent-style-name="Standard">
      <loext:graphic-properties draw:fill="none"/>
      <style:paragraph-properties fo:margin-left="-0.101cm" fo:margin-right="-0.199cm" fo:margin-top="0cm" fo:margin-bottom="0.101cm" loext:contextual-spacing="false" fo:text-indent="0cm" style:auto-text-indent="false" fo:background-color="transparent"/>
    </style:style>
    <style:style style:name="P14" style:family="paragraph" style:parent-style-name="Standard">
      <loext:graphic-properties draw:fill="none"/>
      <style:paragraph-properties fo:margin-left="-0.101cm" fo:margin-right="-0.199cm" fo:margin-top="0cm" fo:margin-bottom="0.101cm" loext:contextual-spacing="false" fo:text-indent="0cm" style:auto-text-indent="false" fo:background-color="transparent"/>
      <style:text-properties officeooo:paragraph-rsid="0024964d"/>
    </style:style>
    <style:style style:name="P15" style:family="paragraph" style:parent-style-name="Standard">
      <loext:graphic-properties draw:fill="none"/>
      <style:paragraph-properties fo:margin-left="-0.101cm" fo:margin-right="-0.199cm" fo:margin-top="0cm" fo:margin-bottom="0.101cm" loext:contextual-spacing="false" fo:text-indent="0cm" style:auto-text-indent="false" fo:background-color="transparent"/>
      <style:text-properties officeooo:paragraph-rsid="00771709"/>
    </style:style>
    <style:style style:name="P16" style:family="paragraph" style:parent-style-name="Table_20_Contents">
      <loext:graphic-properties draw:fill="none"/>
      <style:paragraph-properties fo:margin-left="-0.101cm" fo:margin-right="-0.199cm" fo:margin-top="0cm" fo:margin-bottom="0.101cm" loext:contextual-spacing="false" fo:text-indent="0cm" style:auto-text-indent="false" fo:background-color="transparent"/>
      <style:text-properties style:font-name="Liberation Serif"/>
    </style:style>
    <style:style style:name="P17" style:family="paragraph" style:parent-style-name="Table_20_Contents">
      <loext:graphic-properties draw:fill="none"/>
      <style:paragraph-properties fo:margin-left="-0.101cm" fo:margin-right="-0.199cm" fo:margin-top="0cm" fo:margin-bottom="0.101cm" loext:contextual-spacing="false" fo:text-indent="0cm" style:auto-text-indent="false" fo:background-color="transparent"/>
    </style:style>
    <style:style style:name="P18" style:family="paragraph" style:parent-style-name="Table_20_Heading">
      <loext:graphic-properties draw:fill="none"/>
      <style:paragraph-properties fo:margin-left="-0.101cm" fo:margin-right="-0.199cm" fo:margin-top="0cm" fo:margin-bottom="0.101cm" loext:contextual-spacing="false" fo:text-indent="0cm" style:auto-text-indent="false" fo:background-color="transparent"/>
      <style:text-properties style:font-name="Liberation Serif"/>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31"/>
    <style:style style:name="P38" style:family="paragraph" style:parent-style-name="Text_20_body" style:list-style-name="L32"/>
    <style:style style:name="P39" style:family="paragraph" style:parent-style-name="Text_20_body" style:list-style-name="L33"/>
    <style:style style:name="P40" style:family="paragraph" style:parent-style-name="Text_20_body" style:list-style-name="L34"/>
    <style:style style:name="P41" style:family="paragraph" style:parent-style-name="Text_20_body" style:list-style-name="L35"/>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list-style-name="L38"/>
    <style:style style:name="P45" style:family="paragraph" style:parent-style-name="Text_20_body" style:list-style-name="L39"/>
    <style:style style:name="P46" style:family="paragraph" style:parent-style-name="Text_20_body" style:list-style-name="L40"/>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list-style-name="L47"/>
    <style:style style:name="P54" style:family="paragraph" style:parent-style-name="Text_20_body" style:list-style-name="L48"/>
    <style:style style:name="P55" style:family="paragraph" style:parent-style-name="Text_20_body" style:list-style-name="L49"/>
    <style:style style:name="P56" style:family="paragraph" style:parent-style-name="Text_20_body" style:list-style-name="L50"/>
    <style:style style:name="P57" style:family="paragraph" style:parent-style-name="Text_20_body" style:list-style-name="L51"/>
    <style:style style:name="P58" style:family="paragraph" style:parent-style-name="Text_20_body" style:list-style-name="L52"/>
    <style:style style:name="P59" style:family="paragraph" style:parent-style-name="Text_20_body" style:list-style-name="L53"/>
    <style:style style:name="P60" style:family="paragraph" style:parent-style-name="Text_20_body" style:list-style-name="L54"/>
    <style:style style:name="P61" style:family="paragraph" style:parent-style-name="Text_20_body" style:list-style-name="L55"/>
    <style:style style:name="P62" style:family="paragraph" style:parent-style-name="Text_20_body" style:list-style-name="L56"/>
    <style:style style:name="P63" style:family="paragraph" style:parent-style-name="Text_20_body" style:list-style-name="L57"/>
    <style:style style:name="P64" style:family="paragraph" style:parent-style-name="Text_20_body" style:list-style-name="L58"/>
    <style:style style:name="P65" style:family="paragraph" style:parent-style-name="Text_20_body" style:list-style-name="L59"/>
    <style:style style:name="P66" style:family="paragraph" style:parent-style-name="Text_20_body" style:list-style-name="L60"/>
    <style:style style:name="P67" style:family="paragraph" style:parent-style-name="Text_20_body" style:list-style-name="L61"/>
    <style:style style:name="P68" style:family="paragraph" style:parent-style-name="Text_20_body" style:list-style-name="L62"/>
    <style:style style:name="P69" style:family="paragraph" style:parent-style-name="Text_20_body" style:list-style-name="L64"/>
    <style:style style:name="P70" style:family="paragraph" style:parent-style-name="Text_20_body" style:list-style-name="L65"/>
    <style:style style:name="P71" style:family="paragraph" style:parent-style-name="Text_20_body" style:list-style-name="L66"/>
    <style:style style:name="P72" style:family="paragraph" style:parent-style-name="Text_20_body" style:list-style-name="L67"/>
    <style:style style:name="P73" style:family="paragraph" style:parent-style-name="Text_20_body" style:list-style-name="L68"/>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6"/>
    <style:style style:name="P82" style:family="paragraph" style:parent-style-name="Text_20_body" style:list-style-name="L77"/>
    <style:style style:name="P83" style:family="paragraph" style:parent-style-name="Text_20_body" style:list-style-name="L78"/>
    <style:style style:name="P84" style:family="paragraph" style:parent-style-name="Text_20_body" style:list-style-name="L79"/>
    <style:style style:name="P85" style:family="paragraph" style:parent-style-name="Text_20_body" style:list-style-name="L80"/>
    <style:style style:name="P86" style:family="paragraph" style:parent-style-name="Text_20_body" style:list-style-name="L81"/>
    <style:style style:name="P87" style:family="paragraph" style:parent-style-name="Text_20_body" style:list-style-name="L82"/>
    <style:style style:name="P88" style:family="paragraph" style:parent-style-name="Text_20_body" style:list-style-name="L83"/>
    <style:style style:name="P89" style:family="paragraph" style:parent-style-name="Text_20_body" style:list-style-name="L84"/>
    <style:style style:name="P90" style:family="paragraph" style:parent-style-name="Text_20_body" style:list-style-name="L85"/>
    <style:style style:name="P91" style:family="paragraph" style:parent-style-name="Text_20_body" style:list-style-name="L86"/>
    <style:style style:name="P92" style:family="paragraph" style:parent-style-name="Text_20_body" style:list-style-name="L87"/>
    <style:style style:name="P93" style:family="paragraph" style:parent-style-name="Text_20_body" style:list-style-name="L88"/>
    <style:style style:name="P94" style:family="paragraph" style:parent-style-name="Text_20_body" style:list-style-name="L89"/>
    <style:style style:name="P95" style:family="paragraph" style:parent-style-name="Text_20_body" style:list-style-name="L90"/>
    <style:style style:name="P96" style:family="paragraph" style:parent-style-name="Text_20_body" style:list-style-name="L91"/>
    <style:style style:name="P97" style:family="paragraph" style:parent-style-name="Text_20_body" style:list-style-name="L92"/>
    <style:style style:name="P98" style:family="paragraph" style:parent-style-name="Text_20_body" style:list-style-name="L93"/>
    <style:style style:name="P99" style:family="paragraph" style:parent-style-name="Text_20_body" style:list-style-name="L94"/>
    <style:style style:name="P100" style:family="paragraph" style:parent-style-name="Text_20_body">
      <style:text-properties officeooo:paragraph-rsid="00cdfa11"/>
    </style:style>
    <style:style style:name="P101" style:family="paragraph" style:parent-style-name="Text_20_body" style:list-style-name="L95"/>
    <style:style style:name="P102" style:family="paragraph" style:parent-style-name="Text_20_body">
      <style:text-properties officeooo:rsid="00d0bcd9" officeooo:paragraph-rsid="00d0bcd9"/>
    </style:style>
    <style:style style:name="P103" style:family="paragraph" style:parent-style-name="Text_20_body">
      <style:text-properties officeooo:paragraph-rsid="00d388bb"/>
    </style:style>
    <style:style style:name="P104" style:family="paragraph" style:parent-style-name="Text_20_body" style:list-style-name="L96"/>
    <style:style style:name="P105" style:family="paragraph" style:parent-style-name="Text_20_body" style:list-style-name="L29">
      <loext:graphic-properties draw:fill="none"/>
      <style:paragraph-properties fo:margin-top="0cm" fo:margin-bottom="0.101cm" loext:contextual-spacing="false" fo:background-color="transparent"/>
      <style:text-properties officeooo:paragraph-rsid="0024964d"/>
    </style:style>
    <style:style style:name="P106" style:family="paragraph" style:parent-style-name="Text_20_body" style:list-style-name="L1">
      <loext:graphic-properties draw:fill="none"/>
      <style:paragraph-properties fo:margin-left="-0.101cm" fo:margin-right="-0.199cm" fo:margin-top="0cm" fo:margin-bottom="0.101cm" loext:contextual-spacing="false" fo:text-indent="0cm" style:auto-text-indent="false" fo:background-color="transparent"/>
    </style:style>
    <style:style style:name="P107" style:family="paragraph" style:parent-style-name="Text_20_body" style:list-style-name="L1">
      <loext:graphic-properties draw:fill="none"/>
      <style:paragraph-properties fo:margin-left="-0.101cm" fo:margin-right="-0.199cm" fo:margin-top="0cm" fo:margin-bottom="0.101cm" loext:contextual-spacing="false" fo:text-indent="0cm" style:auto-text-indent="false" fo:background-color="transparent"/>
      <style:text-properties officeooo:paragraph-rsid="000d7bbc"/>
    </style:style>
    <style:style style:name="P108" style:family="paragraph" style:parent-style-name="Text_20_body" style:list-style-name="L1">
      <loext:graphic-properties draw:fill="none"/>
      <style:paragraph-properties fo:margin-left="-0.101cm" fo:margin-right="-0.199cm" fo:margin-top="0cm" fo:margin-bottom="0.101cm" loext:contextual-spacing="false" fo:text-indent="0cm" style:auto-text-indent="false" fo:background-color="transparent"/>
      <style:text-properties style:font-name="Liberation Serif"/>
    </style:style>
    <style:style style:name="P109" style:family="paragraph" style:parent-style-name="Text_20_body">
      <loext:graphic-properties draw:fill="none"/>
      <style:paragraph-properties fo:margin-left="-0.101cm" fo:margin-right="-0.199cm" fo:margin-top="0cm" fo:margin-bottom="0.101cm" loext:contextual-spacing="false" fo:text-indent="0cm" style:auto-text-indent="false" fo:background-color="transparent"/>
      <style:text-properties style:font-name="Liberation Serif"/>
    </style:style>
    <style:style style:name="P110" style:family="paragraph" style:parent-style-name="Text_20_body" style:list-style-name="L2">
      <loext:graphic-properties draw:fill="none"/>
      <style:paragraph-properties fo:margin-left="-0.101cm" fo:margin-right="-0.199cm" fo:margin-top="0cm" fo:margin-bottom="0.101cm" loext:contextual-spacing="false" fo:text-indent="0cm" style:auto-text-indent="false" fo:background-color="transparent"/>
      <style:text-properties style:font-name="Liberation Serif"/>
    </style:style>
    <style:style style:name="P111" style:family="paragraph" style:parent-style-name="Text_20_body" style:list-style-name="L3">
      <loext:graphic-properties draw:fill="none"/>
      <style:paragraph-properties fo:margin-left="-0.101cm" fo:margin-right="-0.199cm" fo:margin-top="0cm" fo:margin-bottom="0.101cm" loext:contextual-spacing="false" fo:text-indent="0cm" style:auto-text-indent="false" fo:background-color="transparent"/>
      <style:text-properties style:font-name="Liberation Serif"/>
    </style:style>
    <style:style style:name="P112" style:family="paragraph" style:parent-style-name="Text_20_body" style:list-style-name="L6">
      <loext:graphic-properties draw:fill="none"/>
      <style:paragraph-properties fo:margin-left="-0.101cm" fo:margin-right="-0.199cm" fo:margin-top="0cm" fo:margin-bottom="0.101cm" loext:contextual-spacing="false" fo:text-indent="0cm" style:auto-text-indent="false" fo:background-color="transparent"/>
      <style:text-properties style:font-name="Liberation Serif"/>
    </style:style>
    <style:style style:name="P113" style:family="paragraph" style:parent-style-name="Text_20_body">
      <loext:graphic-properties draw:fill="none"/>
      <style:paragraph-properties fo:margin-left="-0.101cm" fo:margin-right="-0.199cm" fo:margin-top="0cm" fo:margin-bottom="0.101cm" loext:contextual-spacing="false" fo:text-indent="0cm" style:auto-text-indent="false" fo:background-color="transparent"/>
    </style:style>
    <style:style style:name="P114" style:family="paragraph" style:parent-style-name="Text_20_body" style:list-style-name="L2">
      <loext:graphic-properties draw:fill="none"/>
      <style:paragraph-properties fo:margin-left="-0.101cm" fo:margin-right="-0.199cm" fo:margin-top="0cm" fo:margin-bottom="0.101cm" loext:contextual-spacing="false" fo:text-indent="0cm" style:auto-text-indent="false" fo:background-color="transparent"/>
    </style:style>
    <style:style style:name="P115" style:family="paragraph" style:parent-style-name="Text_20_body" style:list-style-name="L3">
      <loext:graphic-properties draw:fill="none"/>
      <style:paragraph-properties fo:margin-left="-0.101cm" fo:margin-right="-0.199cm" fo:margin-top="0cm" fo:margin-bottom="0.101cm" loext:contextual-spacing="false" fo:text-indent="0cm" style:auto-text-indent="false" fo:background-color="transparent"/>
    </style:style>
    <style:style style:name="P116" style:family="paragraph" style:parent-style-name="Text_20_body" style:list-style-name="L4">
      <loext:graphic-properties draw:fill="none"/>
      <style:paragraph-properties fo:margin-left="-0.101cm" fo:margin-right="-0.199cm" fo:margin-top="0cm" fo:margin-bottom="0.101cm" loext:contextual-spacing="false" fo:text-indent="0cm" style:auto-text-indent="false" fo:background-color="transparent"/>
    </style:style>
    <style:style style:name="P117" style:family="paragraph" style:parent-style-name="Text_20_body" style:list-style-name="L5">
      <loext:graphic-properties draw:fill="none"/>
      <style:paragraph-properties fo:margin-left="-0.101cm" fo:margin-right="-0.199cm" fo:margin-top="0cm" fo:margin-bottom="0.101cm" loext:contextual-spacing="false" fo:text-indent="0cm" style:auto-text-indent="false" fo:background-color="transparent"/>
    </style:style>
    <style:style style:name="P118" style:family="paragraph" style:parent-style-name="Text_20_body" style:list-style-name="L6">
      <loext:graphic-properties draw:fill="none"/>
      <style:paragraph-properties fo:margin-left="-0.101cm" fo:margin-right="-0.199cm" fo:margin-top="0cm" fo:margin-bottom="0.101cm" loext:contextual-spacing="false" fo:text-indent="0cm" style:auto-text-indent="false" fo:background-color="transparent"/>
    </style:style>
    <style:style style:name="P119" style:family="paragraph" style:parent-style-name="Text_20_body">
      <loext:graphic-properties draw:fill="none"/>
      <style:paragraph-properties fo:margin-left="-0.101cm" fo:margin-right="-0.199cm" fo:margin-top="0cm" fo:margin-bottom="0.101cm" loext:contextual-spacing="false" fo:text-indent="0cm" style:auto-text-indent="false" fo:background-color="transparent"/>
      <style:text-properties officeooo:paragraph-rsid="0024964d"/>
    </style:style>
    <style:style style:name="P120" style:family="paragraph" style:parent-style-name="Text_20_body">
      <loext:graphic-properties draw:fill="none"/>
      <style:paragraph-properties fo:margin-left="0cm" fo:margin-right="-0.199cm" fo:margin-top="0cm" fo:margin-bottom="0.101cm" loext:contextual-spacing="false" fo:text-indent="0cm" style:auto-text-indent="false" fo:background-color="transparent"/>
      <style:text-properties officeooo:paragraph-rsid="00771709"/>
    </style:style>
    <style:style style:name="T1" style:family="text">
      <style:text-properties style:font-name="Liberation Serif"/>
    </style:style>
    <style:style style:name="T2" style:family="text">
      <style:text-properties style:font-name="Liberation Serif" officeooo:rsid="0024964d"/>
    </style:style>
    <style:style style:name="T3" style:family="text">
      <style:text-properties style:font-name="Liberation Serif" fo:font-weight="bold" style:font-weight-asian="bold" style:font-weight-complex="bold"/>
    </style:style>
    <style:style style:name="T4" style:family="text">
      <style:text-properties style:font-name="Liberation Serif" fo:font-weight="normal" style:font-weight-asian="normal" style:font-weight-complex="normal"/>
    </style:style>
    <style:style style:name="T5" style:family="text">
      <style:text-properties style:font-name="Liberation Serif" officeooo:rsid="00771709"/>
    </style:style>
    <style:style style:name="T6" style:family="text">
      <style:text-properties style:font-name="Liberation Serif" officeooo:rsid="00cdfa11"/>
    </style:style>
    <style:style style:name="T7" style:family="text">
      <style:text-properties style:font-name="Liberation Serif" officeooo:rsid="00d388bb"/>
    </style:style>
    <style:style style:name="T8" style:family="text">
      <style:text-properties officeooo:rsid="0024964d"/>
    </style:style>
    <style:style style:name="T9" style:family="text">
      <style:text-properties officeooo:rsid="00771709"/>
    </style:style>
    <style:style style:name="T10" style:family="text">
      <style:text-properties officeooo:rsid="00d388bb"/>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169cm" fo:text-indent="-0.635cm" fo:margin-left="1.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What is Angular, and what are its main features?</text:p>
      <text:p text:style-name="P12"/>
      <text:p text:style-name="P13"><text:span text:style-name="Strong_20_Emphasis"><text:span text:style-name="T1">Angular</text:span></text:span><text:span text:style-name="T1"> is a </text:span><text:span text:style-name="Strong_20_Emphasis"><text:span text:style-name="T1">TypeScript-based open-source front-end web application framework</text:span></text:span><text:span text:style-name="T1"> developed and maintained by </text:span><text:span text:style-name="Strong_20_Emphasis"><text:span text:style-name="T1">Google</text:span></text:span><text:span text:style-name="T1">. It is primarily used to build </text:span><text:span text:style-name="Strong_20_Emphasis"><text:span text:style-name="T1">single-page applications (SPAs)</text:span></text:span><text:span text:style-name="T1"> and dynamic web apps. Angular provides a complete solution for building client-side applications with structured code, efficient data binding, and seamless user experiences.</text:span></text:p>
      <text:p text:style-name="P12"/>
      <text:h text:style-name="P4" text:outline-level="3"><text:span text:style-name="T1">🔑 </text:span><text:span text:style-name="Strong_20_Emphasis"><text:span text:style-name="T1">Main Features of Angular</text:span></text:span></text:h>
      <text:list xml:id="list2167398233" text:style-name="L1">
        <text:list-item>
          <text:p text:style-name="P106"><text:span text:style-name="Strong_20_Emphasis"><text:span text:style-name="T1">Component-Based Architecture</text:span></text:span></text:p>
          <text:list>
            <text:list-item>
              <text:p text:style-name="P108">Applications are built using components, each encapsulating a template, logic, and styles.</text:p>
            </text:list-item>
            <text:list-item>
              <text:p text:style-name="P108">Promotes reusability and maintainability.</text:p>
            </text:list-item>
          </text:list>
        </text:list-item>
        <text:list-item>
          <text:p text:style-name="P106"><text:span text:style-name="Strong_20_Emphasis"><text:span text:style-name="T1">TypeScript Support</text:span></text:span></text:p>
          <text:list>
            <text:list-item>
              <text:p text:style-name="P108">Angular is written in TypeScript, offering better tooling, type checking, and cleaner, object-oriented code.</text:p>
            </text:list-item>
          </text:list>
        </text:list-item>
        <text:list-item>
          <text:p text:style-name="P106"><text:span text:style-name="Strong_20_Emphasis"><text:span text:style-name="T1">Two-Way Data Binding</text:span></text:span></text:p>
          <text:list>
            <text:list-item>
              <text:p text:style-name="P108">Synchronizes the data between the model (component) and the view (template) automatically.</text:p>
            </text:list-item>
          </text:list>
        </text:list-item>
        <text:list-item>
          <text:p text:style-name="P107"><text:span text:style-name="Strong_20_Emphasis"><text:span text:style-name="T1">Dependency Injection (DI)</text:span></text:span></text:p>
          <text:list>
            <text:list-item>
              <text:p text:style-name="P108">Angular has a powerful DI system that allows services and objects to be injected where needed, promoting modularity and testability.</text:p>
            </text:list-item>
          </text:list>
        </text:list-item>
        <text:list-item>
          <text:p text:style-name="P106"><text:span text:style-name="Strong_20_Emphasis"><text:span text:style-name="T1">Directives</text:span></text:span></text:p>
          <text:list>
            <text:list-item>
              <text:p text:style-name="P106"><text:span text:style-name="T1">Special HTML markers (e.g., </text:span><text:span text:style-name="Source_20_Text"><text:span text:style-name="T1">*ngIf</text:span></text:span><text:span text:style-name="T1">, </text:span><text:span text:style-name="Source_20_Text"><text:span text:style-name="T1">*ngFor</text:span></text:span><text:span text:style-name="T1">) used to manipulate the DOM or extend HTML behavior.</text:span></text:p>
            </text:list-item>
          </text:list>
        </text:list-item>
        <text:list-item>
          <text:p text:style-name="P106"><text:span text:style-name="Strong_20_Emphasis"><text:span text:style-name="T1">Routing</text:span></text:span></text:p>
          <text:list>
            <text:list-item>
              <text:p text:style-name="P108">Built-in router helps to build single-page applications with multiple views and navigation.</text:p>
            </text:list-item>
          </text:list>
        </text:list-item>
        <text:list-item>
          <text:p text:style-name="P106"><text:span text:style-name="Strong_20_Emphasis"><text:span text:style-name="T1">RxJS and Reactive Programming</text:span></text:span></text:p>
          <text:list>
            <text:list-item>
              <text:p text:style-name="P108">Uses RxJS (Reactive Extensions for JavaScript) to handle asynchronous operations and event-based programming.</text:p>
            </text:list-item>
          </text:list>
        </text:list-item>
        <text:list-item>
          <text:p text:style-name="P106"><text:span text:style-name="Strong_20_Emphasis"><text:span text:style-name="T1">Angular CLI</text:span></text:span></text:p>
          <text:list>
            <text:list-item>
              <text:p text:style-name="P108">A powerful command-line interface for creating, building, testing, and deploying Angular apps efficiently.</text:p>
            </text:list-item>
          </text:list>
        </text:list-item>
        <text:list-item>
          <text:p text:style-name="P106"><text:span text:style-name="Strong_20_Emphasis"><text:span text:style-name="T1">Ahead-of-Time (AOT) Compilation</text:span></text:span></text:p>
          <text:list>
            <text:list-item>
              <text:p text:style-name="P108">Compiles HTML and TypeScript code into efficient JavaScript before the browser downloads it, improving performance.</text:p>
            </text:list-item>
          </text:list>
        </text:list-item>
        <text:list-item>
          <text:p text:style-name="P106"><text:span text:style-name="Strong_20_Emphasis"><text:span text:style-name="T1">Testing Support</text:span></text:span></text:p>
          <text:list>
            <text:list-item>
              <text:p text:style-name="P108">Comes with integrated support for unit tests (e.g., Karma, Jasmine) and end-to-end testing (e.g., Protractor).</text:p>
            </text:list-item>
          </text:list>
        </text:list-item>
        <text:list-item>
          <text:p text:style-name="P106"><text:span text:style-name="Strong_20_Emphasis"><text:span text:style-name="T1">Modular Development</text:span></text:span></text:p>
          <text:list>
            <text:list-item>
              <text:p text:style-name="P108">Applications can be divided into NgModules to help organize and manage code efficiently.</text:p>
            </text:list-item>
          </text:list>
        </text:list-item>
        <text:list-item>
          <text:p text:style-name="P106"><text:soft-page-break/><text:span text:style-name="Strong_20_Emphasis"><text:span text:style-name="T1">Cross-Platform Development</text:span></text:span></text:p>
          <text:list>
            <text:list-item>
              <text:p text:style-name="P108">Angular supports building Progressive Web Apps (PWAs), mobile apps (with NativeScript or Ionic), and even desktop apps</text:p>
            </text:list-item>
          </text:list>
        </text:list-item>
      </text:list>
      <text:p text:style-name="P109"/>
      <text:p text:style-name="P109">What is an Angular component? What are its main parts?</text:p>
      <text:p text:style-name="P109"/>
      <text:p text:style-name="P109"/>
      <text:p text:style-name="P113"><text:span text:style-name="T1">An </text:span><text:span text:style-name="Strong_20_Emphasis"><text:span text:style-name="T1">Angular component</text:span></text:span><text:span text:style-name="T1"> is a fundamental building block of an Angular application. It controls a section of the user interface (UI) and is associated with a template, which defines how the UI looks and behaves.</text:span></text:p>
      <text:h text:style-name="P5" text:outline-level="3">🔧 What is an Angular Component?</text:h>
      <text:p text:style-name="P113"><text:span text:style-name="T1">An Angular component is a </text:span><text:span text:style-name="Strong_20_Emphasis"><text:span text:style-name="T1">TypeScript class</text:span></text:span><text:span text:style-name="T1"> that uses the </text:span><text:span text:style-name="Source_20_Text"><text:span text:style-name="T1">@Component()</text:span></text:span><text:span text:style-name="T1"> decorator to provide metadata about the component. It connects the logic (class) to the HTML view (template) and styles.</text:span></text:p>
      <text:p text:style-name="P9"/>
      <text:h text:style-name="P5" text:outline-level="3">🧩 Main Parts of an Angular Component</text:h>
      <text:list xml:id="list969326052" text:style-name="L2">
        <text:list-item>
          <text:p text:style-name="P114"><text:span text:style-name="Strong_20_Emphasis"><text:span text:style-name="T1">TypeScript Class</text:span></text:span></text:p>
          <text:list>
            <text:list-item>
              <text:p text:style-name="P110">Contains the logic and data for the component.</text:p>
            </text:list-item>
            <text:list-item>
              <text:p text:style-name="P110">Defines properties and methods that can be used in the template.</text:p>
            </text:list-item>
          </text:list>
        </text:list-item>
        <text:list-item>
          <text:p text:style-name="P114"><text:span text:style-name="Strong_20_Emphasis"><text:span text:style-name="T1">Template (HTML)</text:span></text:span></text:p>
          <text:list>
            <text:list-item>
              <text:p text:style-name="P110">Defines the view (UI) that is rendered in the browser.</text:p>
            </text:list-item>
            <text:list-item>
              <text:p text:style-name="P110">Binds to the data and methods defined in the component class.</text:p>
            </text:list-item>
            <text:list-item>
              <text:p text:style-name="P114"><text:span text:style-name="T1">Syntax includes Angular template expressions like </text:span><text:span text:style-name="Source_20_Text"><text:span text:style-name="T1">{{ }}</text:span></text:span><text:span text:style-name="T1">, </text:span><text:span text:style-name="Source_20_Text"><text:span text:style-name="T1">*ngIf</text:span></text:span><text:span text:style-name="T1">, </text:span><text:span text:style-name="Source_20_Text"><text:span text:style-name="T1">*ngFor</text:span></text:span><text:span text:style-name="T1">, etc.</text:span></text:p>
            </text:list-item>
          </text:list>
        </text:list-item>
        <text:list-item>
          <text:p text:style-name="P114"><text:span text:style-name="Strong_20_Emphasis"><text:span text:style-name="T1">Metadata (via </text:span></text:span><text:span text:style-name="Strong_20_Emphasis"><text:span text:style-name="Source_20_Text"><text:span text:style-name="T1">@Component</text:span></text:span></text:span><text:span text:style-name="Strong_20_Emphasis"><text:span text:style-name="T1"> decorator)</text:span></text:span></text:p>
          <text:list>
            <text:list-item>
              <text:p text:style-name="P110">Provides configuration for the component.</text:p>
            </text:list-item>
            <text:list-item>
              <text:p text:style-name="P110">Common metadata fields:</text:p>
              <text:list>
                <text:list-item>
                  <text:p text:style-name="P114"><text:span text:style-name="Source_20_Text"><text:span text:style-name="T1">selector</text:span></text:span><text:span text:style-name="T1">: The HTML tag used to embed the component.</text:span></text:p>
                </text:list-item>
                <text:list-item>
                  <text:p text:style-name="P114"><text:span text:style-name="Source_20_Text"><text:span text:style-name="T1">templateUrl</text:span></text:span><text:span text:style-name="T1"> or </text:span><text:span text:style-name="Source_20_Text"><text:span text:style-name="T1">template</text:span></text:span><text:span text:style-name="T1">: Specifies the HTML file or inline template.</text:span></text:p>
                </text:list-item>
                <text:list-item>
                  <text:p text:style-name="P114"><text:span text:style-name="Source_20_Text"><text:span text:style-name="T1">styleUrls</text:span></text:span><text:span text:style-name="T1"> or </text:span><text:span text:style-name="Source_20_Text"><text:span text:style-name="T1">styles</text:span></text:span><text:span text:style-name="T1">: Specifies the CSS/SCSS files or inline styles.</text:span></text:p>
                </text:list-item>
              </text:list>
            </text:list-item>
          </text:list>
        </text:list-item>
        <text:list-item>
          <text:p text:style-name="P114"><text:span text:style-name="Strong_20_Emphasis"><text:span text:style-name="T1">Styles (CSS/SCSS)</text:span></text:span></text:p>
          <text:list>
            <text:list-item>
              <text:p text:style-name="P110">Define the visual appearance of the component.</text:p>
            </text:list-item>
            <text:list-item>
              <text:p text:style-name="P110">Scoped to the component by default, avoiding style leakage.</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What is data binding in Angular? Describe the types of data binding available.</text:p>
      <text:p text:style-name="P12"/>
      <text:p text:style-name="P113"><text:span text:style-name="Strong_20_Emphasis"><text:span text:style-name="T1">Data binding</text:span></text:span><text:span text:style-name="T1"> in Angular is the mechanism that allows communication between the component (TypeScript class) and the DOM (HTML template). It connects the application’s logic with its user interface, enabling synchronization of data and events.</text:span></text:p>
      <text:p text:style-name="P9"/>
      <text:h text:style-name="P5" text:outline-level="3">🔄 Types of Data Binding in Angular</text:h>
      <text:p text:style-name="P113"><text:span text:style-name="T1">Angular provides </text:span><text:span text:style-name="Strong_20_Emphasis"><text:span text:style-name="T1">four main types</text:span></text:span><text:span text:style-name="T1"> of data binding:</text:span></text:p>
      <text:p text:style-name="P9"/>
      <text:h text:style-name="P4" text:outline-level="3"><text:span text:style-name="T1">1. </text:span><text:span text:style-name="Strong_20_Emphasis"><text:span text:style-name="T1">Interpolation (One-way: Component ➝ Template)</text:span></text:span></text:h>
      <text:list xml:id="list3620501434" text:style-name="L3">
        <text:list-item>
          <text:p text:style-name="P115"><text:span text:style-name="T1">Binds data from the component to the template using </text:span><text:span text:style-name="Source_20_Text"><text:span text:style-name="T1">{{ }}</text:span></text:span></text:p>
        </text:list-item>
        <text:list-item>
          <text:p text:style-name="P111">Commonly used to display variables in HTML</text:p>
        </text:list-item>
      </text:list>
      <text:p text:style-name="P113"><text:span text:style-name="Strong_20_Emphasis"><text:span text:style-name="T1">Syntax:</text:span></text:span></text:p>
      <text:p text:style-name="P13"><text:span text:style-name="Source_20_Text"><text:span text:style-name="T1">&lt;h1&gt;{{ title }}&lt;/h1&gt;</text:span></text:span></text:p>
      <text:h text:style-name="P4" text:outline-level="3"><text:span text:style-name="Source_20_Text"><text:span text:style-name="T1">2. </text:span></text:span><text:span text:style-name="Source_20_Text"><text:span text:style-name="Strong_20_Emphasis"><text:span text:style-name="T1">Property Binding (One-way: Component ➝ Template)</text:span></text:span></text:span></text:h>
      <text:list xml:id="list27213705" text:style-name="L4">
        <text:list-item>
          <text:p text:style-name="P116"><text:span text:style-name="T1">Binds a DOM property to a component property using </text:span><text:span text:style-name="Source_20_Text"><text:span text:style-name="T1">[property]</text:span></text:span></text:p>
        </text:list-item>
      </text:list>
      <text:p text:style-name="P113"><text:span text:style-name="Strong_20_Emphasis"><text:span text:style-name="T1">Syntax:</text:span></text:span></text:p>
      <text:p text:style-name="P13"><text:span text:style-name="Source_20_Text"><text:span text:style-name="T1">&lt;input [value]="username"&gt;</text:span></text:span></text:p>
      <text:p text:style-name="P13"><text:span text:style-name="Source_20_Text"><text:span text:style-name="T1">username = 'JohnDoe';</text:span></text:span></text:p>
      <text:p text:style-name="P13"><text:span text:style-name="Source_20_Text"><text:span text:style-name="T1"/></text:span></text:p>
      <text:h text:style-name="P4" text:outline-level="3"><text:span text:style-name="Source_20_Text"><text:span text:style-name="T1">3. </text:span></text:span><text:span text:style-name="Source_20_Text"><text:span text:style-name="Strong_20_Emphasis"><text:span text:style-name="T1">Event Binding (One-way: Template ➝ Component)</text:span></text:span></text:span></text:h>
      <text:list xml:id="list1229408727" text:style-name="L5">
        <text:list-item>
          <text:p text:style-name="P117"><text:span text:style-name="T1">Sends DOM events from the template to the component using </text:span><text:span text:style-name="Source_20_Text"><text:span text:style-name="T1">(event)</text:span></text:span></text:p>
        </text:list-item>
      </text:list>
      <text:p text:style-name="P113"><text:span text:style-name="Strong_20_Emphasis"><text:span text:style-name="T1">Syntax:</text:span></text:span></text:p>
      <text:p text:style-name="P13"><text:span text:style-name="Source_20_Text"><text:span text:style-name="T1">&lt;button (click)="onClick()"&gt;Click Me&lt;/button&gt;</text:span></text:span></text:p>
      <text:p text:style-name="P13"><text:span text:style-name="Source_20_Text"><text:span text:style-name="T1">onClick() {</text:span></text:span></text:p>
      <text:p text:style-name="P13"><text:span text:style-name="Source_20_Text"><text:span text:style-name="T1"><text:s text:c="2"/>console.log('Button clicked!');</text:span></text:span></text:p>
      <text:p text:style-name="P13"><text:span text:style-name="Source_20_Text"><text:span text:style-name="T1">}</text:span></text:span></text:p>
      <text:h text:style-name="P4" text:outline-level="3"><text:span text:style-name="Source_20_Text"><text:span text:style-name="T1">4. </text:span></text:span><text:span text:style-name="Source_20_Text"><text:span text:style-name="Strong_20_Emphasis"><text:span text:style-name="T1">Two-Way Binding (Component ⬌ Template)</text:span></text:span></text:span></text:h>
      <text:list xml:id="list545929442" text:style-name="L6">
        <text:list-item>
          <text:p text:style-name="P112">Combines property binding and event binding</text:p>
        </text:list-item>
        <text:list-item>
          <text:p text:style-name="P118"><text:span text:style-name="T1">Achieved using </text:span><text:span text:style-name="Source_20_Text"><text:span text:style-name="T1">[(ngModel)]</text:span></text:span><text:span text:style-name="T1"> (requires </text:span><text:span text:style-name="Source_20_Text"><text:span text:style-name="T1">FormsModule</text:span></text:span><text:span text:style-name="T1">)</text:span></text:p>
        </text:list-item>
      </text:list>
      <text:p text:style-name="P113"><text:span text:style-name="Strong_20_Emphasis"><text:span text:style-name="T1">Syntax:</text:span></text:span></text:p>
      <text:p text:style-name="P13"><text:span text:style-name="Source_20_Text"><text:span text:style-name="T1">&lt;input [(ngModel)]="name"&gt;</text:span></text:span></text:p>
      <text:p text:style-name="P13"><text:span text:style-name="Source_20_Text"><text:span text:style-name="T1">&lt;p&gt;Hello, {{ name }}&lt;/p&gt;</text:span></text:span></text:p>
      <text:p text:style-name="P13"><text:span text:style-name="Source_20_Text"><text:span text:style-name="T1">name = 'Alice';</text:span></text:span></text:p>
      <text:p text:style-name="P13"><text:span text:style-name="Source_20_Text"><text:span text:style-name="T1"/></text:span></text:p>
      <text:p text:style-name="P13"><text:span text:style-name="Source_20_Text"><text:span text:style-name="T1"/></text:span></text:p>
      <table:table table:name="Table1" table:style-name="Table1">
        <table:table-column table:style-name="Table1.A"/>
        <table:table-column table:style-name="Table1.B"/>
        <table:table-column table:style-name="Table1.C"/>
        <table:table-column table:style-name="Table1.D"/>
        <table:table-header-rows>
          <table:table-row table:style-name="TableLine94106005387952">
            <table:table-cell table:style-name="Table1.A1" office:value-type="string">
              <text:p text:style-name="P18">Type</text:p>
            </table:table-cell>
            <table:table-cell table:style-name="Table1.A1" office:value-type="string">
              <text:p text:style-name="P18">Direction</text:p>
            </table:table-cell>
            <table:table-cell table:style-name="Table1.A1" office:value-type="string">
              <text:p text:style-name="P18">Syntax</text:p>
            </table:table-cell>
            <table:table-cell table:style-name="Table1.A1" office:value-type="string">
              <text:p text:style-name="P18">Use Case</text:p>
            </table:table-cell>
          </table:table-row>
        </table:table-header-rows>
        <table:table-row table:style-name="TableLine94106005387952">
          <table:table-cell table:style-name="Table1.A1" office:value-type="string">
            <text:p text:style-name="P16">Interpolation</text:p>
          </table:table-cell>
          <table:table-cell table:style-name="Table1.A1" office:value-type="string">
            <text:p text:style-name="P16">Component ➝ View</text:p>
          </table:table-cell>
          <table:table-cell table:style-name="Table1.A1" office:value-type="string">
            <text:p text:style-name="P17"><text:span text:style-name="Source_20_Text"><text:span text:style-name="T1">{{ value }}</text:span></text:span></text:p>
          </table:table-cell>
          <table:table-cell table:style-name="Table1.A1" office:value-type="string">
            <text:p text:style-name="P16">Display data</text:p>
          </table:table-cell>
        </table:table-row>
        <table:table-row table:style-name="TableLine94106005387952">
          <table:table-cell table:style-name="Table1.A1" office:value-type="string">
            <text:p text:style-name="P16">Property Binding</text:p>
          </table:table-cell>
          <table:table-cell table:style-name="Table1.A1" office:value-type="string">
            <text:p text:style-name="P16">Component ➝ View</text:p>
          </table:table-cell>
          <table:table-cell table:style-name="Table1.A1" office:value-type="string">
            <text:p text:style-name="P17"><text:span text:style-name="Source_20_Text"><text:span text:style-name="T1">[property]="val"</text:span></text:span></text:p>
          </table:table-cell>
          <table:table-cell table:style-name="Table1.A1" office:value-type="string">
            <text:p text:style-name="P16">Set DOM property</text:p>
          </table:table-cell>
        </table:table-row>
        <table:table-row table:style-name="TableLine94106005387952">
          <table:table-cell table:style-name="Table1.A1" office:value-type="string">
            <text:p text:style-name="P16">Event Binding</text:p>
          </table:table-cell>
          <table:table-cell table:style-name="Table1.A1" office:value-type="string">
            <text:p text:style-name="P16">View ➝ Component</text:p>
          </table:table-cell>
          <table:table-cell table:style-name="Table1.A1" office:value-type="string">
            <text:p text:style-name="P17"><text:span text:style-name="Source_20_Text"><text:span text:style-name="T1">(event)="fn()"</text:span></text:span></text:p>
          </table:table-cell>
          <table:table-cell table:style-name="Table1.A1" office:value-type="string">
            <text:p text:style-name="P16">Handle user actions</text:p>
          </table:table-cell>
        </table:table-row>
        <text:soft-page-break/>
        <table:table-row table:style-name="TableLine94106005387952">
          <table:table-cell table:style-name="Table1.A1" office:value-type="string">
            <text:p text:style-name="P16">Two-Way Binding</text:p>
          </table:table-cell>
          <table:table-cell table:style-name="Table1.A1" office:value-type="string">
            <text:p text:style-name="P16">Both</text:p>
          </table:table-cell>
          <table:table-cell table:style-name="Table1.A1" office:value-type="string">
            <text:p text:style-name="P17"><text:span text:style-name="Source_20_Text"><text:span text:style-name="T1">[(ngModel)]</text:span></text:span></text:p>
          </table:table-cell>
          <table:table-cell table:style-name="Table1.A1" office:value-type="string">
            <text:p text:style-name="P16">Sync form inputs and component</text:p>
          </table:table-cell>
        </table:table-row>
      </table:table>
      <text:p text:style-name="P13"><text:span text:style-name="Source_20_Text"><text:span text:style-name="T1"/></text:span></text:p>
      <text:p text:style-name="P13"><text:span text:style-name="Source_20_Text"><text:span text:style-name="T1"/></text:span></text:p>
      <text:p text:style-name="P13"><text:span text:style-name="Source_20_Text"><text:span text:style-name="T3">Understand the difference between property and attribute binding .</text:span></text:span></text:p>
      <text:h text:style-name="P4" text:outline-level="3"><text:span text:style-name="Source_20_Text"><text:span text:style-name="T3">1. </text:span></text:span><text:span text:style-name="Source_20_Text"><text:span text:style-name="Strong_20_Emphasis"><text:span text:style-name="T1">Attribute Binding</text:span></text:span></text:span></text:h>
      <text:list xml:id="list1664283025" text:style-name="L11">
        <text:list-item>
          <text:p text:style-name="P23"><text:span text:style-name="Strong_20_Emphasis">What is it?</text:span><text:line-break/>Attributes are the <text:span text:style-name="Strong_20_Emphasis">initial values</text:span> you put in HTML tags. They live in the HTML markup and are <text:span text:style-name="Strong_20_Emphasis">static</text:span> until the DOM is parsed.</text:p>
        </text:list-item>
        <text:list-item>
          <text:p text:style-name="P23"><text:span text:style-name="Strong_20_Emphasis">Example</text:span></text:p>
        </text:list-item>
      </text:list>
      <text:p text:style-name="P13"><text:span text:style-name="Source_20_Text"><text:span text:style-name="T4">&lt;input type="text" value="Hello"&gt;</text:span></text:span></text:p>
      <text:p text:style-name="P13"><text:span text:style-name="Source_20_Text"><text:span text:style-name="T1"/></text:span></text:p>
      <text:p text:style-name="P113"><text:span text:style-name="Source_20_Text"><text:span text:style-name="T1">Here, </text:span></text:span><text:span text:style-name="Source_20_Text">value</text:span><text:span text:style-name="Source_20_Text"><text:span text:style-name="T1"> is an attribute.</text:span></text:span></text:p>
      <text:list xml:id="list310902448" text:style-name="L13">
        <text:list-item>
          <text:p text:style-name="P24"><text:span text:style-name="Strong_20_Emphasis">Behavior:</text:span><text:line-break/>When you bind to an attribute, you are binding to the HTML attribute, which is <text:span text:style-name="Strong_20_Emphasis">what the browser initially reads</text:span> when rendering the element.</text:p>
        </text:list-item>
      </text:list>
      <text:list xml:id="list3490555652" text:style-name="L14">
        <text:list-item>
          <text:p text:style-name="P25"><text:span text:style-name="Strong_20_Emphasis">In Angular (or similar frameworks):</text:span><text:line-break/>Attribute binding looks like this:</text:p>
        </text:list-item>
      </text:list>
      <text:p text:style-name="P13"><text:span text:style-name="Source_20_Text"><text:span text:style-name="T1"/></text:span></text:p>
      <text:p text:style-name="P13"><text:span text:style-name="Source_20_Text"><text:span text:style-name="T1">&lt;input [attr.value]="myValue"&gt;</text:span></text:span></text:p>
      <text:p text:style-name="P113"><text:span text:style-name="Source_20_Text"><text:span text:style-name="T1">This sets the </text:span></text:span><text:span text:style-name="Source_20_Text"><text:span text:style-name="Strong_20_Emphasis"><text:span text:style-name="T1">value attribute</text:span></text:span></text:span><text:span text:style-name="Source_20_Text"><text:span text:style-name="T1"> in the DOM, but it </text:span></text:span><text:span text:style-name="Source_20_Text"><text:span text:style-name="Strong_20_Emphasis"><text:span text:style-name="T1">does not necessarily update the live property</text:span></text:span></text:span><text:span text:style-name="Source_20_Text"><text:span text:style-name="T1"> of the DOM element.</text:span></text:span></text:p>
      <text:list xml:id="list2927891605" text:style-name="L16">
        <text:list-item>
          <text:p text:style-name="P26"><text:span text:style-name="Strong_20_Emphasis">Important:</text:span><text:line-break/>Changing an attribute after the element is rendered does <text:span text:style-name="Strong_20_Emphasis">not always update the behavior or state of the element.</text:span> For example, changing the <text:span text:style-name="Source_20_Text">value</text:span> attribute of an input after the element is created does not change what the user sees (the live input value).</text:p>
        </text:list-item>
      </text:list>
      <text:p text:style-name="P13"><text:span text:style-name="Source_20_Text"><text:span text:style-name="T1"/></text:span></text:p>
      <text:h text:style-name="P4" text:outline-level="3"><text:span text:style-name="Source_20_Text"><text:span text:style-name="T1">2. </text:span></text:span><text:span text:style-name="Source_20_Text"><text:span text:style-name="Strong_20_Emphasis"><text:span text:style-name="T1">Property Binding</text:span></text:span></text:span></text:h>
      <text:list xml:id="list732804450" text:style-name="L17">
        <text:list-item>
          <text:p text:style-name="P27"><text:span text:style-name="Strong_20_Emphasis">What is it?</text:span><text:line-break/>Properties are the <text:span text:style-name="Strong_20_Emphasis">live, dynamic values</text:span> on DOM elements — essentially the JavaScript properties of the DOM objects.</text:p>
        </text:list-item>
        <text:list-item>
          <text:p text:style-name="P27"><text:span text:style-name="Strong_20_Emphasis">Example:</text:span></text:p>
        </text:list-item>
      </text:list>
      <text:p text:style-name="P13"><text:span text:style-name="Source_20_Text"><text:span text:style-name="T1"/></text:span></text:p>
      <text:p text:style-name="P13"><text:span text:style-name="Source_20_Text"><text:span text:style-name="T1">const input = document.querySelector('input');</text:span></text:span></text:p>
      <text:p text:style-name="P13"><text:span text:style-name="Source_20_Text"><text:span text:style-name="T1">input.value = "Hello";</text:span></text:span></text:p>
      <text:p text:style-name="P13"><text:span text:style-name="Source_20_Text"><text:span text:style-name="T1"/></text:span></text:p>
      <text:p text:style-name="P113"><text:span text:style-name="Source_20_Text"><text:span text:style-name="Strong_20_Emphasis"><text:span text:style-name="T1">Behavior:</text:span></text:span></text:span><text:span text:style-name="Source_20_Text"><text:span text:style-name="T1"><text:line-break/>When you bind to a property, you are directly updating the </text:span></text:span><text:span text:style-name="Source_20_Text"><text:span text:style-name="Strong_20_Emphasis"><text:span text:style-name="T1">live property</text:span></text:span></text:span><text:span text:style-name="Source_20_Text"><text:span text:style-name="T1"> on the DOM element, which immediately affects the element’s behavior or appearance.</text:span></text:span></text:p>
      <text:list xml:id="list2979064383" text:style-name="L19">
        <text:list-item>
          <text:p text:style-name="P28"><text:soft-page-break/><text:span text:style-name="Strong_20_Emphasis">In Angular (or similar frameworks):</text:span><text:line-break/>Property binding looks like this:</text:p>
        </text:list-item>
      </text:list>
      <text:p text:style-name="P13"><text:span text:style-name="Source_20_Text"><text:span text:style-name="T1"/></text:span></text:p>
      <text:p text:style-name="P13"><text:span text:style-name="Source_20_Text"><text:span text:style-name="T1">&lt;input [value]="myValue"&gt;</text:span></text:span></text:p>
      <text:p text:style-name="P13"><text:span text:style-name="Source_20_Text"><text:span text:style-name="T1"/></text:span></text:p>
      <text:p text:style-name="P13"><text:span text:style-name="Source_20_Text"><text:span text:style-name="T1"/></text:span></text:p>
      <text:h text:style-name="P4" text:outline-level="3"><text:span text:style-name="Source_20_Text"><text:span text:style-name="T1"/></text:span></text:h>
      <text:h text:style-name="P4" text:outline-level="3"><text:span text:style-name="Source_20_Text"><text:span text:style-name="T1"><text:s/>Use Two-Way Binding When</text:span></text:span></text:h>
      <text:list xml:id="list366655680" text:style-name="L20">
        <text:list-item>
          <text:p text:style-name="P29">You want a <text:span text:style-name="Strong_20_Emphasis">simple and direct connection</text:span> between input elements and your model.</text:p>
        </text:list-item>
        <text:list-item>
          <text:p text:style-name="P29">The app or component logic is straightforward without complex side effects.</text:p>
        </text:list-item>
        <text:list-item>
          <text:p text:style-name="P29">You want quick, minimal-code forms or UI controls.</text:p>
        </text:list-item>
      </text:list>
      <text:p text:style-name="Text_20_body">Avoid it when</text:p>
      <text:list xml:id="list367315099" text:style-name="L21">
        <text:list-item>
          <text:p text:style-name="P30">Data only needs to flow from model → view.</text:p>
        </text:list-item>
        <text:list-item>
          <text:p text:style-name="P30">You need explicit control over data changes and side effects.</text:p>
        </text:list-item>
        <text:list-item>
          <text:p text:style-name="P30">You want to improve maintainability and debugging.</text:p>
        </text:list-item>
        <text:list-item>
          <text:p text:style-name="P30">You’re building large, complex apps where performance matters.</text:p>
        </text:list-item>
      </text:list>
      <text:p text:style-name="P13"><text:span text:style-name="Source_20_Text"><text:span text:style-name="T1"/></text:span></text:p>
      <text:p text:style-name="P13"><text:span text:style-name="Source_20_Text"><text:span text:style-name="T1"/></text:span></text:p>
      <text:p text:style-name="P13"><text:span text:style-name="Source_20_Text"><text:span text:style-name="T1">Understand difference between </text:span></text:span><text:span text:style-name="Source_20_Text"><text:span text:style-name="Strong_20_Emphasis"><text:span text:style-name="T1">structural directives</text:span></text:span></text:span><text:span text:style-name="Source_20_Text"><text:span text:style-name="T1"> and </text:span></text:span><text:span text:style-name="Source_20_Text"><text:span text:style-name="Strong_20_Emphasis"><text:span text:style-name="T1">attribute directives</text:span></text:span></text:span><text:span text:style-name="Source_20_Text"><text:span text:style-name="T1">.</text:span></text:span></text:p>
      <text:h text:style-name="P4" text:outline-level="3"><text:span text:style-name="Source_20_Text"><text:span text:style-name="T1">🔷 1. Structural Directives</text:span></text:span></text:h>
      <text:p text:style-name="Text_20_body"><text:span text:style-name="Strong_20_Emphasis">Purpose</text:span>: Alter the <text:span text:style-name="Strong_20_Emphasis">structure</text:span> of the DOM by <text:span text:style-name="Strong_20_Emphasis">adding or removing elements</text:span>.</text:p>
      <text:p text:style-name="Text_20_body"><text:span text:style-name="Strong_20_Emphasis">Examples</text:span>: <text:span text:style-name="Source_20_Text">*ngIf</text:span>, <text:span text:style-name="Source_20_Text">*ngFor</text:span>, <text:span text:style-name="Source_20_Text">*ngSwitch</text:span></text:p>
      <text:p text:style-name="Text_20_body"><text:span text:style-name="Strong_20_Emphasis">Behavior</text:span>:</text:p>
      <text:list xml:id="list2769205068" text:style-name="L7">
        <text:list-item>
          <text:p text:style-name="P19">They change the layout by adding or removing elements from the DOM.</text:p>
        </text:list-item>
        <text:list-item>
          <text:p text:style-name="P19">Use the asterisk (<text:span text:style-name="Source_20_Text">*</text:span>) syntax as a shorthand for template syntax.</text:p>
        </text:list-item>
      </text:list>
      <text:p text:style-name="P14"><text:span text:style-name="Source_20_Text"><text:span text:style-name="T2">Example</text:span></text:span></text:p>
      <text:p text:style-name="P14"><text:span text:style-name="Source_20_Text"><text:span text:style-name="T8">&lt;div *ngIf="isLoggedIn"&gt;Welcome back!&lt;/div&gt;</text:span></text:span></text:p>
      <text:h text:style-name="P6" text:outline-level="3"><text:span text:style-name="Source_20_Text"><text:span text:style-name="T2">🔶 2. Attribute Directives</text:span></text:span></text:h>
      <text:p text:style-name="Text_20_body"><text:span text:style-name="Strong_20_Emphasis">Purpose</text:span>: Change the <text:span text:style-name="Strong_20_Emphasis">appearance or behavior</text:span> of an existing element.</text:p>
      <text:p text:style-name="Text_20_body"><text:span text:style-name="Strong_20_Emphasis">Examples</text:span>: <text:span text:style-name="Source_20_Text">ngClass</text:span>, <text:span text:style-name="Source_20_Text">ngStyle</text:span>, custom directives like <text:span text:style-name="Source_20_Text">[appHighlight]</text:span></text:p>
      <text:p text:style-name="Text_20_body"><text:span text:style-name="Strong_20_Emphasis">Behavior</text:span>:</text:p>
      <text:list xml:id="list1865865865" text:style-name="L8">
        <text:list-item>
          <text:p text:style-name="P20">They don't add/remove elements.</text:p>
        </text:list-item>
        <text:list-item>
          <text:p text:style-name="P20">Instead, they change <text:span text:style-name="Strong_20_Emphasis">how an element looks or behaves</text:span>.</text:p>
        </text:list-item>
      </text:list>
      <text:p text:style-name="Text_20_body"><text:span text:style-name="Strong_20_Emphasis">Example</text:span>:</text:p>
      <text:p text:style-name="P14"><text:span text:style-name="Source_20_Text"><text:span text:style-name="T8">&lt;p [ngStyle]="{color: 'blue'}"&gt;This is styled text.&lt;/p&gt;</text:span></text:span></text:p>
      <text:p text:style-name="P14"><text:soft-page-break/><text:span text:style-name="Source_20_Text"><text:span text:style-name="T2"/></text:span></text:p>
      <text:p text:style-name="P14"><text:span text:style-name="Source_20_Text"><text:span text:style-name="T2"/></text:span></text:p>
      <text:p text:style-name="P14"><text:span text:style-name="Source_20_Text"><text:span text:style-name="Strong_20_Emphasis"><text:span text:style-name="T2">What is Angular, and how is it different from AngularJS?</text:span></text:span></text:span></text:p>
      <text:h text:style-name="P6" text:outline-level="3"><text:span text:style-name="Source_20_Text"><text:span text:style-name="T2">What is AngularJS?</text:span></text:span></text:h>
      <text:list xml:id="list1591910616" text:style-name="L9">
        <text:list-item>
          <text:p text:style-name="P21"><text:span text:style-name="Strong_20_Emphasis">AngularJS</text:span> is the original version of Angular, released by Google in 2010.</text:p>
        </text:list-item>
        <text:list-item>
          <text:p text:style-name="P21">It’s a <text:span text:style-name="Strong_20_Emphasis">JavaScript-based front-end framework</text:span> used to build dynamic single-page web applications (SPAs).</text:p>
        </text:list-item>
        <text:list-item>
          <text:p text:style-name="P21">It uses <text:span text:style-name="Strong_20_Emphasis">MVC (Model-View-Controller)</text:span> architecture.</text:p>
        </text:list-item>
        <text:list-item>
          <text:p text:style-name="P21">The code is primarily written in <text:span text:style-name="Strong_20_Emphasis">JavaScript</text:span>.</text:p>
        </text:list-item>
        <text:list-item>
          <text:p text:style-name="P21">It works mainly by extending HTML with custom attributes (called directives).</text:p>
        </text:list-item>
        <text:list-item>
          <text:p text:style-name="P21">It uses two-way data binding to synchronize data between the model and the view.</text:p>
        </text:list-item>
        <text:list-item>
          <text:p text:style-name="P21">It runs in the browser.</text:p>
        </text:list-item>
      </text:list>
      <text:h text:style-name="Heading_20_3" text:outline-level="3">What is Angular (sometimes called Angular 2+)?</text:h>
      <text:list xml:id="list728695911" text:style-name="L10">
        <text:list-item>
          <text:p text:style-name="P22"><text:span text:style-name="Strong_20_Emphasis">Angular</text:span> is a complete rewrite of AngularJS, released starting from 2016 (Angular 2, and onward versions like Angular 4, 5, up to the latest Angular 16+).</text:p>
        </text:list-item>
        <text:list-item>
          <text:p text:style-name="P22">It’s a <text:span text:style-name="Strong_20_Emphasis">TypeScript-based front-end framework</text:span> developed by Google.</text:p>
        </text:list-item>
        <text:list-item>
          <text:p text:style-name="P22">Uses a component-based architecture instead of MVC.</text:p>
        </text:list-item>
        <text:list-item>
          <text:p text:style-name="P22">TypeScript adds static typing and modern JavaScript features.</text:p>
        </text:list-item>
        <text:list-item>
          <text:p text:style-name="P22">Angular apps use modules, components, services, and dependency injection extensively.</text:p>
        </text:list-item>
        <text:list-item>
          <text:p text:style-name="P22">Improved performance and mobile support compared to AngularJS.</text:p>
        </text:list-item>
        <text:list-item>
          <text:p text:style-name="P22">Angular uses a unidirectional data flow and reactive programming principles with RxJS.</text:p>
        </text:list-item>
        <text:list-item>
          <text:p text:style-name="P22">Angular has a powerful CLI tool for scaffolding and building apps.</text:p>
        </text:list-item>
      </text:list>
      <text:p text:style-name="P14"><text:span text:style-name="Source_20_Text"><text:span text:style-name="T2"/></text:span></text:p>
      <table:table table:name="Table2" table:style-name="Table2">
        <table:table-column table:style-name="Table2.A"/>
        <table:table-column table:style-name="Table2.B"/>
        <table:table-column table:style-name="Table2.C"/>
        <table:table-header-rows>
          <table:table-row table:style-name="TableLine94106049461600">
            <table:table-cell table:style-name="Table2.A1" office:value-type="string">
              <text:p text:style-name="Table_20_Heading">Feature</text:p>
            </table:table-cell>
            <table:table-cell table:style-name="Table2.A1" office:value-type="string">
              <text:p text:style-name="Table_20_Heading">AngularJS</text:p>
            </table:table-cell>
            <table:table-cell table:style-name="Table2.A1" office:value-type="string">
              <text:p text:style-name="Table_20_Heading">Angular (2+)</text:p>
            </table:table-cell>
          </table:table-row>
        </table:table-header-rows>
        <table:table-row table:style-name="TableLine94106049461600">
          <table:table-cell table:style-name="Table2.A1" office:value-type="string">
            <text:p text:style-name="Table_20_Contents">Language</text:p>
          </table:table-cell>
          <table:table-cell table:style-name="Table2.A1" office:value-type="string">
            <text:p text:style-name="Table_20_Contents">JavaScript</text:p>
          </table:table-cell>
          <table:table-cell table:style-name="Table2.A1" office:value-type="string">
            <text:p text:style-name="Table_20_Contents">TypeScript</text:p>
          </table:table-cell>
        </table:table-row>
        <table:table-row table:style-name="TableLine94106049461600">
          <table:table-cell table:style-name="Table2.A1" office:value-type="string">
            <text:p text:style-name="Table_20_Contents">Architecture</text:p>
          </table:table-cell>
          <table:table-cell table:style-name="Table2.A1" office:value-type="string">
            <text:p text:style-name="Table_20_Contents">MVC (Model-View-Controller)</text:p>
          </table:table-cell>
          <table:table-cell table:style-name="Table2.A1" office:value-type="string">
            <text:p text:style-name="Table_20_Contents">Component-based</text:p>
          </table:table-cell>
        </table:table-row>
        <table:table-row table:style-name="TableLine94106049461600">
          <table:table-cell table:style-name="Table2.A1" office:value-type="string">
            <text:p text:style-name="Table_20_Contents">Data Binding</text:p>
          </table:table-cell>
          <table:table-cell table:style-name="Table2.A1" office:value-type="string">
            <text:p text:style-name="Table_20_Contents">Two-way binding</text:p>
          </table:table-cell>
          <table:table-cell table:style-name="Table2.A1" office:value-type="string">
            <text:p text:style-name="Table_20_Contents">Mostly one-way, with optional two-way binding</text:p>
          </table:table-cell>
        </table:table-row>
        <table:table-row table:style-name="TableLine94106049461600">
          <table:table-cell table:style-name="Table2.A1" office:value-type="string">
            <text:p text:style-name="Table_20_Contents">Mobile Support</text:p>
          </table:table-cell>
          <table:table-cell table:style-name="Table2.A1" office:value-type="string">
            <text:p text:style-name="Table_20_Contents">Limited</text:p>
          </table:table-cell>
          <table:table-cell table:style-name="Table2.A1" office:value-type="string">
            <text:p text:style-name="Table_20_Contents">Built with mobile support in mind</text:p>
          </table:table-cell>
        </table:table-row>
        <table:table-row table:style-name="TableLine94106049461600">
          <table:table-cell table:style-name="Table2.A1" office:value-type="string">
            <text:p text:style-name="Table_20_Contents">Performance</text:p>
          </table:table-cell>
          <table:table-cell table:style-name="Table2.A1" office:value-type="string">
            <text:p text:style-name="Table_20_Contents">Lower, digest cycle-based</text:p>
          </table:table-cell>
          <table:table-cell table:style-name="Table2.A1" office:value-type="string">
            <text:p text:style-name="Table_20_Contents">Faster, uses change detection</text:p>
          </table:table-cell>
        </table:table-row>
        <table:table-row table:style-name="TableLine94106049461600">
          <table:table-cell table:style-name="Table2.A1" office:value-type="string">
            <text:p text:style-name="Table_20_Contents">Tooling</text:p>
          </table:table-cell>
          <table:table-cell table:style-name="Table2.A1" office:value-type="string">
            <text:p text:style-name="Table_20_Contents">Less advanced</text:p>
          </table:table-cell>
          <table:table-cell table:style-name="Table2.A1" office:value-type="string">
            <text:p text:style-name="Table_20_Contents">Powerful CLI, Angular Universal for SSR</text:p>
          </table:table-cell>
        </table:table-row>
        <table:table-row table:style-name="TableLine94106049461600">
          <table:table-cell table:style-name="Table2.A1" office:value-type="string">
            <text:p text:style-name="Table_20_Contents">Modules &amp; Components</text:p>
          </table:table-cell>
          <table:table-cell table:style-name="Table2.A1" office:value-type="string">
            <text:p text:style-name="Table_20_Contents">Directives and controllers</text:p>
          </table:table-cell>
          <table:table-cell table:style-name="Table2.A1" office:value-type="string">
            <text:p text:style-name="Table_20_Contents">Modules and components</text:p>
          </table:table-cell>
        </table:table-row>
        <table:table-row table:style-name="TableLine94106049461600">
          <table:table-cell table:style-name="Table2.A1" office:value-type="string">
            <text:p text:style-name="Table_20_Contents">Learning Curve</text:p>
          </table:table-cell>
          <table:table-cell table:style-name="Table2.A1" office:value-type="string">
            <text:p text:style-name="Table_20_Contents">Simpler for beginners</text:p>
          </table:table-cell>
          <table:table-cell table:style-name="Table2.A1" office:value-type="string">
            <text:p text:style-name="Table_20_Contents">Steeper, but more powerful</text:p>
          </table:table-cell>
        </table:table-row>
      </table:table>
      <text:p text:style-name="P14"><text:span text:style-name="Source_20_Text"><text:span text:style-name="T2"/></text:span></text:p>
      <text:p text:style-name="P14"><text:span text:style-name="Source_20_Text"><text:span text:style-name="T2"/></text:span></text:p>
      <text:p text:style-name="P14"><text:span text:style-name="Source_20_Text"><text:span text:style-name="T2"/></text:span></text:p>
      <text:p text:style-name="P14"><text:soft-page-break/><text:span text:style-name="Source_20_Text"><text:span text:style-name="Strong_20_Emphasis"><text:span text:style-name="T2">What is an Angular Module? Why do we need it?</text:span></text:span></text:span></text:p>
      <text:p text:style-name="P119"><text:span text:style-name="Source_20_Text"><text:span text:style-name="T2">An </text:span></text:span><text:span text:style-name="Source_20_Text"><text:span text:style-name="Strong_20_Emphasis"><text:span text:style-name="T2">Angular Module</text:span></text:span></text:span><text:span text:style-name="Source_20_Text"><text:span text:style-name="T2"> (often called an </text:span></text:span><text:span text:style-name="Source_20_Text"><text:span text:style-name="Strong_20_Emphasis"><text:span text:style-name="T2">NgModule</text:span></text:span></text:span><text:span text:style-name="Source_20_Text"><text:span text:style-name="T2">) is a fundamental building block of an Angular application. It’s a </text:span></text:span><text:span text:style-name="Source_20_Text"><text:span text:style-name="Strong_20_Emphasis"><text:span text:style-name="T2">container that groups related code</text:span></text:span></text:span><text:span text:style-name="Source_20_Text"><text:span text:style-name="T2"> — components, directives, pipes, and services — into cohesive blocks.</text:span></text:span></text:p>
      <text:p text:style-name="Text_20_body">Technically, an Angular Module is a <text:span text:style-name="Strong_20_Emphasis">class decorated with </text:span><text:span text:style-name="Strong_20_Emphasis"><text:span text:style-name="Source_20_Text">@NgModule</text:span></text:span>, which provides metadata about the module’s contents.</text:p>
      <text:h text:style-name="P6" text:outline-level="3"><text:span text:style-name="Source_20_Text"><text:span text:style-name="T2">What Does an Angular Module Do?</text:span></text:span></text:h>
      <text:list xml:id="list2131225579" text:style-name="L22">
        <text:list-item>
          <text:p text:style-name="P31"><text:span text:style-name="Strong_20_Emphasis">Declares</text:span> which components, directives, and pipes belong to this module.</text:p>
        </text:list-item>
        <text:list-item>
          <text:p text:style-name="P31"><text:span text:style-name="Strong_20_Emphasis">Imports</text:span> other modules whose exported classes are needed by components/templates in this module.</text:p>
        </text:list-item>
        <text:list-item>
          <text:p text:style-name="P31"><text:span text:style-name="Strong_20_Emphasis">Exports</text:span> components, directives, and pipes so they can be used in other modules.</text:p>
        </text:list-item>
        <text:list-item>
          <text:p text:style-name="P31"><text:span text:style-name="Strong_20_Emphasis">Provides</text:span> services that are available to components within the module (via dependency injection).</text:p>
        </text:list-item>
        <text:list-item>
          <text:p text:style-name="P31"><text:span text:style-name="Strong_20_Emphasis">Bootstraps</text:span> the root component to start the app (in the root module).</text:p>
        </text:list-item>
      </text:list>
      <text:p text:style-name="Horizontal_20_Line"/>
      <text:h text:style-name="Heading_20_3" text:outline-level="3">Why Do We Need Angular Modules?</text:h>
      <text:list xml:id="list2272519550" text:style-name="L23">
        <text:list-item>
          <text:p text:style-name="P32"><text:span text:style-name="Strong_20_Emphasis">Organization and Structure</text:span><text:line-break/>Angular apps can get large and complex. Modules help <text:span text:style-name="Strong_20_Emphasis">organize related features or functionality into logical units</text:span>. For example, a UserModule for user management, AdminModule for admin features, etc.</text:p>
        </text:list-item>
        <text:list-item>
          <text:p text:style-name="P32"><text:span text:style-name="Strong_20_Emphasis">Code Reusability</text:span><text:line-break/>Modules can <text:span text:style-name="Strong_20_Emphasis">export reusable components or services</text:span> that other modules can import and use.</text:p>
        </text:list-item>
        <text:list-item>
          <text:p text:style-name="P32"><text:span text:style-name="Strong_20_Emphasis">Lazy Loading</text:span><text:line-break/>Modules enable <text:span text:style-name="Strong_20_Emphasis">lazy loading</text:span>, which means loading parts of the app on demand, improving initial load performance.</text:p>
        </text:list-item>
        <text:list-item>
          <text:p text:style-name="P32"><text:span text:style-name="Strong_20_Emphasis">Scope and Encapsulation</text:span><text:line-break/>By grouping declarations and providers, modules control the <text:span text:style-name="Strong_20_Emphasis">visibility and scope</text:span> of components, directives, pipes, and services.</text:p>
        </text:list-item>
        <text:list-item>
          <text:p text:style-name="P32"><text:span text:style-name="Strong_20_Emphasis">Dependency Management</text:span><text:line-break/>Angular modules declare what dependencies they need and provide, making dependency injection cleaner and more modular.</text:p>
        </text:list-item>
      </text:list>
      <text:p text:style-name="P14"><text:span text:style-name="Source_20_Text"><text:span text:style-name="T2"/></text:span></text:p>
      <text:p text:style-name="P14"><text:span text:style-name="Source_20_Text"><text:span text:style-name="T2">What is Angular CLI and what are some common commands you use?</text:span></text:span></text:p>
      <text:p text:style-name="P119"><text:span text:style-name="Source_20_Text"><text:span text:style-name="T2">Angular CLI (Command Line Interface) is a powerful tool that helps developers create, manage, and maintain Angular applications more efficiently through commands run in the terminal. It automates many repetitive tasks like project setup, generating components/services, running tests, building the app, and more.</text:span></text:span></text:p>
      <text:h text:style-name="Heading_20_3" text:outline-level="3"><text:soft-page-break/>What Angular CLI Does:</text:h>
      <text:list xml:id="list218735121" text:style-name="L24">
        <text:list-item>
          <text:p text:style-name="P33">Quickly scaffolds new Angular projects with a ready-to-go folder structure.</text:p>
        </text:list-item>
        <text:list-item>
          <text:p text:style-name="P33">Generates boilerplate code for components, services, directives, pipes, modules, etc.</text:p>
        </text:list-item>
        <text:list-item>
          <text:p text:style-name="P33">Runs a development server with live reload.</text:p>
        </text:list-item>
        <text:list-item>
          <text:p text:style-name="P33">Builds optimized production bundles.</text:p>
        </text:list-item>
        <text:list-item>
          <text:p text:style-name="P33">Runs unit and end-to-end tests.</text:p>
        </text:list-item>
        <text:list-item>
          <text:p text:style-name="P33">Manages app dependencies and configurations.</text:p>
        </text:list-item>
      </text:list>
      <text:p text:style-name="P14"><text:span text:style-name="Source_20_Text"><text:span text:style-name="T2"/></text:span></text:p>
      <table:table table:name="Table3" table:style-name="Table3">
        <table:table-column table:style-name="Table3.A"/>
        <table:table-column table:style-name="Table3.B"/>
        <table:table-header-rows>
          <table:table-row table:style-name="TableLine94106050655968">
            <table:table-cell table:style-name="Table3.A1" office:value-type="string">
              <text:p text:style-name="Table_20_Heading">Command</text:p>
            </table:table-cell>
            <table:table-cell table:style-name="Table3.A1" office:value-type="string">
              <text:p text:style-name="Table_20_Heading">Description</text:p>
            </table:table-cell>
          </table:table-row>
        </table:table-header-rows>
        <table:table-row table:style-name="TableLine94106050655968">
          <table:table-cell table:style-name="Table3.A1" office:value-type="string">
            <text:p text:style-name="Table_20_Contents"><text:span text:style-name="Source_20_Text">ng new my-app</text:span></text:p>
          </table:table-cell>
          <table:table-cell table:style-name="Table3.A1" office:value-type="string">
            <text:p text:style-name="Table_20_Contents">Creates a new Angular project named <text:span text:style-name="Source_20_Text">my-app</text:span>.</text:p>
          </table:table-cell>
        </table:table-row>
        <table:table-row table:style-name="TableLine94106050655968">
          <table:table-cell table:style-name="Table3.A1" office:value-type="string">
            <text:p text:style-name="Table_20_Contents"><text:span text:style-name="Source_20_Text">ng serve</text:span></text:p>
          </table:table-cell>
          <table:table-cell table:style-name="Table3.A1" office:value-type="string">
            <text:p text:style-name="Table_20_Contents">Builds and serves the app locally with live reload.</text:p>
          </table:table-cell>
        </table:table-row>
        <table:table-row table:style-name="TableLine94106050655968">
          <table:table-cell table:style-name="Table3.A1" office:value-type="string">
            <text:p text:style-name="Table_20_Contents"><text:span text:style-name="Source_20_Text">ng generate component my-component</text:span> or <text:span text:style-name="Source_20_Text">ng g c my-component</text:span></text:p>
          </table:table-cell>
          <table:table-cell table:style-name="Table3.A1" office:value-type="string">
            <text:p text:style-name="Table_20_Contents">Generates a new component named <text:span text:style-name="Source_20_Text">my-component</text:span>.</text:p>
          </table:table-cell>
        </table:table-row>
        <table:table-row table:style-name="TableLine94106050655968">
          <table:table-cell table:style-name="Table3.A1" office:value-type="string">
            <text:p text:style-name="Table_20_Contents"><text:span text:style-name="Source_20_Text">ng generate service my-service</text:span> or <text:span text:style-name="Source_20_Text">ng g s my-service</text:span></text:p>
          </table:table-cell>
          <table:table-cell table:style-name="Table3.A1" office:value-type="string">
            <text:p text:style-name="Table_20_Contents">Generates a new service named <text:span text:style-name="Source_20_Text">my-service</text:span>.</text:p>
          </table:table-cell>
        </table:table-row>
        <table:table-row table:style-name="TableLine94106050655968">
          <table:table-cell table:style-name="Table3.A1" office:value-type="string">
            <text:p text:style-name="Table_20_Contents"><text:span text:style-name="Source_20_Text">ng build</text:span></text:p>
          </table:table-cell>
          <table:table-cell table:style-name="Table3.A1" office:value-type="string">
            <text:p text:style-name="Table_20_Contents">Builds the app into a <text:span text:style-name="Source_20_Text">dist/</text:span> folder for production.</text:p>
          </table:table-cell>
        </table:table-row>
        <table:table-row table:style-name="TableLine94106050655968">
          <table:table-cell table:style-name="Table3.A1" office:value-type="string">
            <text:p text:style-name="Table_20_Contents"><text:span text:style-name="Source_20_Text">ng test</text:span></text:p>
          </table:table-cell>
          <table:table-cell table:style-name="Table3.A1" office:value-type="string">
            <text:p text:style-name="Table_20_Contents">Runs unit tests using Karma.</text:p>
          </table:table-cell>
        </table:table-row>
        <table:table-row table:style-name="TableLine94106050655968">
          <table:table-cell table:style-name="Table3.A1" office:value-type="string">
            <text:p text:style-name="Table_20_Contents"><text:span text:style-name="Source_20_Text">ng e2e</text:span></text:p>
          </table:table-cell>
          <table:table-cell table:style-name="Table3.A1" office:value-type="string">
            <text:p text:style-name="Table_20_Contents">Runs end-to-end tests with Protractor (or your setup).</text:p>
          </table:table-cell>
        </table:table-row>
        <table:table-row table:style-name="TableLine94106050655968">
          <table:table-cell table:style-name="Table3.A1" office:value-type="string">
            <text:p text:style-name="Table_20_Contents"><text:span text:style-name="Source_20_Text">ng lint</text:span></text:p>
          </table:table-cell>
          <table:table-cell table:style-name="Table3.A1" office:value-type="string">
            <text:p text:style-name="Table_20_Contents">Runs linting checks on your project code.</text:p>
          </table:table-cell>
        </table:table-row>
        <table:table-row table:style-name="TableLine94106050655968">
          <table:table-cell table:style-name="Table3.A1" office:value-type="string">
            <text:p text:style-name="Table_20_Contents"><text:span text:style-name="Source_20_Text">ng update</text:span></text:p>
          </table:table-cell>
          <table:table-cell table:style-name="Table3.A1" office:value-type="string">
            <text:p text:style-name="Table_20_Contents">Updates Angular dependencies and packages to the latest versions.</text:p>
          </table:table-cell>
        </table:table-row>
        <table:table-row table:style-name="TableLine94106050655968">
          <table:table-cell table:style-name="Table3.A1" office:value-type="string">
            <text:p text:style-name="Table_20_Contents"><text:span text:style-name="Source_20_Text">ng add &lt;package&gt;</text:span></text:p>
          </table:table-cell>
          <table:table-cell table:style-name="Table3.A1" office:value-type="string">
            <text:p text:style-name="Table_20_Contents">Adds and configures an external library or package (e.g., Angular Material).</text:p>
          </table:table-cell>
        </table:table-row>
      </table:table>
      <text:p text:style-name="P14"><text:span text:style-name="Source_20_Text"><text:span text:style-name="T2"/></text:span></text:p>
      <text:p text:style-name="P14"><text:span text:style-name="Source_20_Text"><text:span text:style-name="T2"/></text:span></text:p>
      <text:p text:style-name="P14"><text:span text:style-name="Source_20_Text"><text:span text:style-name="T8">ng new</text:span></text:span><text:span text:style-name="Source_20_Text"><text:span text:style-name="T2"> — Creating a New Angular Project with Flags</text:span></text:span></text:p>
      <text:p text:style-name="P14"><text:span text:style-name="Source_20_Text"><text:span text:style-name="T2">ng new my-app --routing –style=scss</text:span></text:span></text:p>
      <text:list xml:id="list1040927236" text:style-name="L29">
        <text:list-item>
          <text:p text:style-name="P105"><text:span text:style-name="Source_20_Text"><text:span text:style-name="T8">--routing</text:span></text:span><text:span text:style-name="Source_20_Text"><text:span text:style-name="T2"> — Adds routing module setup (creates </text:span></text:span><text:span text:style-name="Source_20_Text"><text:span text:style-name="T8">app-routing.module.ts</text:span></text:span><text:span text:style-name="Source_20_Text"><text:span text:style-name="T2">).</text:span></text:span></text:p>
        </text:list-item>
      </text:list>
      <text:list xml:id="list2344467326" text:style-name="L26">
        <text:list-item>
          <text:p text:style-name="P34"><text:span text:style-name="Source_20_Text">--style</text:span> — Sets the default stylesheet format (<text:span text:style-name="Source_20_Text">css</text:span>, <text:span text:style-name="Source_20_Text">scss</text:span>, <text:span text:style-name="Source_20_Text">sass</text:span>, <text:span text:style-name="Source_20_Text">less</text:span>, <text:span text:style-name="Source_20_Text">styl</text:span>).</text:p>
        </text:list-item>
      </text:list>
      <text:list xml:id="list3183076472" text:style-name="L27">
        <text:list-item>
          <text:p text:style-name="P35"><text:span text:style-name="Source_20_Text">--skip-tests</text:span> — Skips creating test files.</text:p>
        </text:list-item>
      </text:list>
      <text:list xml:id="list2725033095" text:style-name="L28">
        <text:list-item>
          <text:p text:style-name="P36"><text:span text:style-name="Source_20_Text">--strict</text:span> — Enables stricter type-checking and project settings for better code quality.</text:p>
        </text:list-item>
      </text:list>
      <text:p text:style-name="P14"><text:span text:style-name="Source_20_Text"><text:span text:style-name="T2"/></text:span></text:p>
      <text:p text:style-name="P14"><text:span text:style-name="Source_20_Text"><text:span text:style-name="T8">ng generate</text:span></text:span><text:span text:style-name="Source_20_Text"><text:span text:style-name="T2"> (or </text:span></text:span><text:span text:style-name="Source_20_Text"><text:span text:style-name="T8">ng g</text:span></text:span><text:span text:style-name="Source_20_Text"><text:span text:style-name="T2">) with Flags</text:span></text:span></text:p>
      <text:p text:style-name="P14"><text:span text:style-name="Source_20_Text"><text:span text:style-name="T2">ng generate component my-component --inline-style --inline-template –skip-tests</text:span></text:span></text:p>
      <text:p text:style-name="P119"><text:span text:style-name="Source_20_Text"><text:span text:style-name="T8">--inline-style</text:span></text:span><text:span text:style-name="Source_20_Text"><text:span text:style-name="T2"> — Creates styles inside the component file instead of separate CSS/SCSS.</text:span></text:span></text:p>
      <text:list xml:id="list3861112752" text:style-name="L31">
        <text:list-item>
          <text:p text:style-name="P37"><text:span text:style-name="Source_20_Text">--inline-template</text:span> — Creates the template inline within the component TS file.</text:p>
        </text:list-item>
      </text:list>
      <text:list xml:id="list984139253" text:style-name="L32">
        <text:list-item>
          <text:p text:style-name="P38"><text:soft-page-break/><text:span text:style-name="Source_20_Text">--flat</text:span> — Generates files in the current folder without creating a new folder.</text:p>
        </text:list-item>
      </text:list>
      <text:list xml:id="list1044133472" text:style-name="L33">
        <text:list-item>
          <text:p text:style-name="P39"><text:span text:style-name="Source_20_Text">--skip-tests</text:span> — Omits test files for this element.</text:p>
        </text:list-item>
      </text:list>
      <text:h text:style-name="P1" text:outline-level="2"><text:span text:style-name="Source_20_Text"><text:span text:style-name="T2">2. Environment Configurations in Angular CLI</text:span></text:span></text:h>
      <text:p text:style-name="Text_20_body">Angular CLI handles environment-specific configurations via the <text:span text:style-name="Source_20_Text">src/environments/</text:span> folder, typically with:</text:p>
      <text:list xml:id="list3031518111" text:style-name="L34">
        <text:list-item>
          <text:p text:style-name="P40"><text:span text:style-name="Source_20_Text">environment.ts</text:span> — Default development environment.</text:p>
        </text:list-item>
        <text:list-item>
          <text:p text:style-name="P40"><text:span text:style-name="Source_20_Text">environment.prod.ts</text:span> — Production environment.</text:p>
        </text:list-item>
      </text:list>
      <text:p text:style-name="Text_20_body">During build, Angular CLI replaces <text:span text:style-name="Source_20_Text">environment.ts</text:span> with <text:span text:style-name="Source_20_Text">environment.prod.ts</text:span> when you run:</text:p>
      <text:p text:style-name="P14"><text:span text:style-name="Source_20_Text"><text:span text:style-name="T2">ng build –prod</text:span></text:span></text:p>
      <text:p text:style-name="P14"><text:span text:style-name="Source_20_Text"><text:span text:style-name="T2">Or in Angular 12+:</text:span></text:span></text:p>
      <text:p text:style-name="P14"><text:span text:style-name="Source_20_Text"><text:span text:style-name="T2">ng build --configuration production</text:span></text:span></text:p>
      <text:p text:style-name="P14"><text:span text:style-name="Source_20_Text"><text:span text:style-name="T2">3. Build Optimizations via Angular CLI</text:span></text:span></text:p>
      <text:p text:style-name="P119"><text:span text:style-name="Source_20_Text"><text:span text:style-name="T2">When you build for production, Angular CLI performs several optimizations:</text:span></text:span></text:p>
      <text:list xml:id="list913335797" text:style-name="L35">
        <text:list-item>
          <text:p text:style-name="P41"><text:span text:style-name="Strong_20_Emphasis">AOT (Ahead-Of-Time) compilation</text:span> — Converts Angular HTML and TypeScript into efficient JavaScript during build, reducing runtime overhead.</text:p>
        </text:list-item>
        <text:list-item>
          <text:p text:style-name="P41"><text:span text:style-name="Strong_20_Emphasis">Minification &amp; Uglification</text:span> — Removes whitespace, shortens variable names, and compresses code.</text:p>
        </text:list-item>
        <text:list-item>
          <text:p text:style-name="P41"><text:span text:style-name="Strong_20_Emphasis">Tree shaking</text:span> — Removes unused code to reduce bundle size.</text:p>
        </text:list-item>
        <text:list-item>
          <text:p text:style-name="P41"><text:span text:style-name="Strong_20_Emphasis">Budgets</text:span> — Configurable size limits in <text:span text:style-name="Source_20_Text">angular.json</text:span> to warn about large bundles.</text:p>
        </text:list-item>
        <text:list-item>
          <text:p text:style-name="P41"><text:span text:style-name="Strong_20_Emphasis">Lazy loading</text:span> — Loads modules only when needed, improving startup performance.</text:p>
        </text:list-item>
      </text:list>
      <text:p text:style-name="Text_20_body">You trigger a production build using:</text:p>
      <text:p text:style-name="P14"><text:span text:style-name="Source_20_Text"><text:span text:style-name="T2">4. Practice: Scaffolding Different Angular Elements</text:span></text:span></text:p>
      <text:p text:style-name="P14"><text:span text:style-name="Source_20_Text"><text:span text:style-name="T2">Component with inline styles and template (skip tests):</text:span></text:span></text:p>
      <text:p text:style-name="P14"><text:span text:style-name="Source_20_Text"><text:span text:style-name="T2">ng g c user-profile --inline-style --inline-template –skip-tests</text:span></text:span></text:p>
      <text:p text:style-name="P14"><text:span text:style-name="Source_20_Text"><text:span text:style-name="T2"/></text:span></text:p>
      <text:p text:style-name="P14"><text:span text:style-name="Source_20_Text"><text:span text:style-name="T2"/></text:span></text:p>
      <text:p text:style-name="P14"><text:span text:style-name="Source_20_Text"><text:span text:style-name="Strong_20_Emphasis"><text:span text:style-name="T2">Explain Angular Directives. What are the types of directives?</text:span></text:span></text:span></text:p>
      <text:p text:style-name="P119"><text:span text:style-name="Source_20_Text"><text:span text:style-name="Strong_20_Emphasis"><text:span text:style-name="T2">Directives</text:span></text:span></text:span><text:span text:style-name="Source_20_Text"><text:span text:style-name="T2"> in Angular are classes that </text:span></text:span><text:span text:style-name="Source_20_Text"><text:span text:style-name="Strong_20_Emphasis"><text:span text:style-name="T2">add behavior to elements</text:span></text:span></text:span><text:span text:style-name="Source_20_Text"><text:span text:style-name="T2"> in your Angular applications. They let you manipulate the DOM by changing the appearance, behavior, or layout of elements.</text:span></text:span></text:p>
      <text:p text:style-name="Text_20_body">In simpler terms, directives <text:span text:style-name="Strong_20_Emphasis">tell Angular to do something to the HTML elements</text:span> — like show/hide them, change their style, or create custom behavior.</text:p>
      <text:h text:style-name="P1" text:outline-level="2"><text:span text:style-name="Source_20_Text"><text:span text:style-name="T2">Types of Angular Directives</text:span></text:span></text:h>
      <text:p text:style-name="Text_20_body">There are <text:span text:style-name="Strong_20_Emphasis">three main types</text:span> of directives:</text:p>
      <text:h text:style-name="Heading_20_3" text:outline-level="3">1. <text:span text:style-name="Strong_20_Emphasis">Components</text:span></text:h>
      <text:list xml:id="list2343665918" text:style-name="L36">
        <text:list-item>
          <text:p text:style-name="P42">Actually, components are a type of directive with a template.</text:p>
        </text:list-item>
        <text:list-item>
          <text:p text:style-name="P42"><text:soft-page-break/>They control a patch of screen called a view.</text:p>
        </text:list-item>
        <text:list-item>
          <text:p text:style-name="P42">Every Angular app has at least one component, the root component.</text:p>
        </text:list-item>
        <text:list-item>
          <text:p text:style-name="P42">Example: <text:span text:style-name="Source_20_Text">&lt;app-root&gt;</text:span>, <text:span text:style-name="Source_20_Text">&lt;user-profile&gt;</text:span></text:p>
        </text:list-item>
      </text:list>
      <text:h text:style-name="Heading_20_3" text:outline-level="3">2. <text:span text:style-name="Strong_20_Emphasis">Structural Directives</text:span></text:h>
      <text:list xml:id="list2796771657" text:style-name="L37">
        <text:list-item>
          <text:p text:style-name="P43">They <text:span text:style-name="Strong_20_Emphasis">change the DOM layout</text:span> by adding, removing, or manipulating elements.</text:p>
        </text:list-item>
        <text:list-item>
          <text:p text:style-name="P43">Usually, they <text:span text:style-name="Strong_20_Emphasis">add or remove elements</text:span> from the DOM.</text:p>
        </text:list-item>
        <text:list-item>
          <text:p text:style-name="P43">They use a <text:span text:style-name="Source_20_Text">*</text:span> prefix in templates.</text:p>
        </text:list-item>
        <text:list-item>
          <text:p text:style-name="P43"><text:span text:style-name="Strong_20_Emphasis">Common built-in structural directives:</text:span></text:p>
          <text:list>
            <text:list-item>
              <text:p text:style-name="P43"><text:span text:style-name="Source_20_Text">*ngIf</text:span> — conditionally include or exclude an element.</text:p>
            </text:list-item>
            <text:list-item>
              <text:p text:style-name="P43"><text:span text:style-name="Source_20_Text">*ngFor</text:span> — repeat an element for each item in a list.</text:p>
            </text:list-item>
            <text:list-item>
              <text:p text:style-name="P43"><text:span text:style-name="Source_20_Text">*ngSwitch</text:span> — switch among alternative templates.</text:p>
            </text:list-item>
          </text:list>
        </text:list-item>
      </text:list>
      <text:p text:style-name="Text_20_body">Example:</text:p>
      <text:p text:style-name="P14"><text:span text:style-name="Source_20_Text"><text:span text:style-name="T2">&lt;div *ngIf="isLoggedIn"&gt;Welcome back!&lt;/div&gt;</text:span></text:span></text:p>
      <text:p text:style-name="P14"><text:span text:style-name="Source_20_Text"><text:span text:style-name="T2">&lt;ul&gt;</text:span></text:span></text:p>
      <text:p text:style-name="P14"><text:span text:style-name="Source_20_Text"><text:span text:style-name="T2"><text:s text:c="2"/>&lt;li *ngFor="let item of items"&gt;{{ item }}&lt;/li&gt;</text:span></text:span></text:p>
      <text:p text:style-name="P14"><text:span text:style-name="Source_20_Text"><text:span text:style-name="T2">&lt;/ul&gt;</text:span></text:span></text:p>
      <text:h text:style-name="P6" text:outline-level="3"><text:span text:style-name="Source_20_Text"><text:span text:style-name="T2">3. </text:span></text:span><text:span text:style-name="Source_20_Text"><text:span text:style-name="Strong_20_Emphasis"><text:span text:style-name="T2">Attribute Directives</text:span></text:span></text:span></text:h>
      <text:list xml:id="list2623752781" text:style-name="L38">
        <text:list-item>
          <text:p text:style-name="P44">They <text:span text:style-name="Strong_20_Emphasis">change the appearance or behavior</text:span> of an existing element, component, or directive.</text:p>
        </text:list-item>
        <text:list-item>
          <text:p text:style-name="P44">Unlike structural directives, they <text:span text:style-name="Strong_20_Emphasis">don’t add/remove elements</text:span> but modify the element they’re attached to.</text:p>
        </text:list-item>
        <text:list-item>
          <text:p text:style-name="P44">They are applied as attributes without the <text:span text:style-name="Source_20_Text">*</text:span>.</text:p>
        </text:list-item>
        <text:list-item>
          <text:p text:style-name="P44"><text:span text:style-name="Strong_20_Emphasis">Common built-in attribute directives:</text:span></text:p>
          <text:list>
            <text:list-item>
              <text:p text:style-name="P44"><text:span text:style-name="Source_20_Text">ngClass</text:span> — adds or removes CSS classes.</text:p>
            </text:list-item>
            <text:list-item>
              <text:p text:style-name="P44"><text:span text:style-name="Source_20_Text">ngStyle</text:span> — changes styles dynamically.</text:p>
            </text:list-item>
            <text:list-item>
              <text:p text:style-name="P44"><text:span text:style-name="Source_20_Text">ngModel</text:span> — binds data in forms (also a directive).</text:p>
            </text:list-item>
          </text:list>
        </text:list-item>
      </text:list>
      <text:p text:style-name="Text_20_body">Example:</text:p>
      <text:p text:style-name="P14"><text:span text:style-name="Source_20_Text"><text:span text:style-name="T2">&lt;button [ngClass]="{'active': isActive}"&gt;Click me&lt;/button&gt;</text:span></text:span></text:p>
      <text:p text:style-name="P14"><text:span text:style-name="Source_20_Text"><text:span text:style-name="T2">&lt;div [ngStyle]="{'color': textColor}"&gt;Colored text&lt;/div&gt;</text:span></text:span></text:p>
      <text:p text:style-name="P14"><text:span text:style-name="Source_20_Text"><text:span text:style-name="T2"/></text:span></text:p>
      <table:table table:name="Table4" table:style-name="Table4">
        <table:table-column table:style-name="Table4.A"/>
        <table:table-column table:style-name="Table4.B"/>
        <table:table-column table:style-name="Table4.C"/>
        <table:table-column table:style-name="Table4.D"/>
        <table:table-header-rows>
          <table:table-row table:style-name="TableLine94106050533312">
            <table:table-cell table:style-name="Table4.A1" office:value-type="string">
              <text:p text:style-name="Table_20_Heading">Directive Type</text:p>
            </table:table-cell>
            <table:table-cell table:style-name="Table4.A1" office:value-type="string">
              <text:p text:style-name="Table_20_Heading">Purpose</text:p>
            </table:table-cell>
            <table:table-cell table:style-name="Table4.A1" office:value-type="string">
              <text:p text:style-name="Table_20_Heading">Example(s)</text:p>
            </table:table-cell>
            <table:table-cell table:style-name="Table4.A1" office:value-type="string">
              <text:p text:style-name="Table_20_Heading">How Used in Template</text:p>
            </table:table-cell>
          </table:table-row>
        </table:table-header-rows>
        <table:table-row table:style-name="TableLine94106050533312">
          <table:table-cell table:style-name="Table4.A1" office:value-type="string">
            <text:p text:style-name="Table_20_Contents"><text:span text:style-name="Strong_20_Emphasis">Component</text:span></text:p>
          </table:table-cell>
          <table:table-cell table:style-name="Table4.A1" office:value-type="string">
            <text:p text:style-name="Table_20_Contents">UI view with template</text:p>
          </table:table-cell>
          <table:table-cell table:style-name="Table4.A1" office:value-type="string">
            <text:p text:style-name="Table_20_Contents"><text:span text:style-name="Source_20_Text">&lt;app-root&gt;</text:span></text:p>
          </table:table-cell>
          <table:table-cell table:style-name="Table4.A1" office:value-type="string">
            <text:p text:style-name="Table_20_Contents"><text:span text:style-name="Source_20_Text">&lt;my-component&gt;&lt;/my-component&gt;</text:span></text:p>
          </table:table-cell>
        </table:table-row>
        <table:table-row table:style-name="TableLine94106050533312">
          <table:table-cell table:style-name="Table4.A1" office:value-type="string">
            <text:p text:style-name="Table_20_Contents"><text:span text:style-name="Strong_20_Emphasis">Structural</text:span></text:p>
          </table:table-cell>
          <table:table-cell table:style-name="Table4.A1" office:value-type="string">
            <text:p text:style-name="Table_20_Contents">Changes DOM structure</text:p>
          </table:table-cell>
          <table:table-cell table:style-name="Table4.A1" office:value-type="string">
            <text:p text:style-name="Table_20_Contents"><text:span text:style-name="Source_20_Text">*ngIf</text:span>, <text:span text:style-name="Source_20_Text">*ngFor</text:span></text:p>
          </table:table-cell>
          <table:table-cell table:style-name="Table4.A1" office:value-type="string">
            <text:p text:style-name="Table_20_Contents"><text:span text:style-name="Source_20_Text">&lt;div *ngIf="condition"&gt;</text:span></text:p>
          </table:table-cell>
        </table:table-row>
        <text:soft-page-break/>
        <table:table-row table:style-name="TableLine94106050533312">
          <table:table-cell table:style-name="Table4.A1" office:value-type="string">
            <text:p text:style-name="Table_20_Contents"><text:span text:style-name="Strong_20_Emphasis">Attribute</text:span></text:p>
          </table:table-cell>
          <table:table-cell table:style-name="Table4.A1" office:value-type="string">
            <text:p text:style-name="Table_20_Contents">Changes appearance/behavior</text:p>
          </table:table-cell>
          <table:table-cell table:style-name="Table4.A1" office:value-type="string">
            <text:p text:style-name="Table_20_Contents"><text:span text:style-name="Source_20_Text">[ngClass]</text:span>, <text:span text:style-name="Source_20_Text">[ngStyle]</text:span></text:p>
          </table:table-cell>
          <table:table-cell table:style-name="Table4.A1" office:value-type="string">
            <text:p text:style-name="Table_20_Contents"><text:span text:style-name="Source_20_Text">&lt;div [ngClass]="expr"&gt;</text:span></text:p>
          </table:table-cell>
        </table:table-row>
      </table:table>
      <text:p text:style-name="P14"><text:span text:style-name="Source_20_Text"><text:span text:style-name="T2">How Angular Applies Directives During Rendering</text:span></text:span></text:p>
      <text:p text:style-name="P14"><text:span text:style-name="Source_20_Text"><text:span text:style-name="T2"/></text:span></text:p>
      <table:table table:name="Table5" table:style-name="Table5">
        <table:table-column table:style-name="Table5.A"/>
        <table:table-column table:style-name="Table5.B"/>
        <table:table-header-rows>
          <table:table-row table:style-name="TableLine94106013609680">
            <table:table-cell table:style-name="Table5.A1" office:value-type="string">
              <text:p text:style-name="Table_20_Heading">Step</text:p>
            </table:table-cell>
            <table:table-cell table:style-name="Table5.A1" office:value-type="string">
              <text:p text:style-name="Table_20_Heading">What Happens</text:p>
            </table:table-cell>
          </table:table-row>
        </table:table-header-rows>
        <table:table-row table:style-name="TableLine94106013609680">
          <table:table-cell table:style-name="Table5.A1" office:value-type="string">
            <text:p text:style-name="Table_20_Contents"><text:span text:style-name="Strong_20_Emphasis">Template Parsing</text:span></text:p>
          </table:table-cell>
          <table:table-cell table:style-name="Table5.A1" office:value-type="string">
            <text:p text:style-name="Table_20_Contents">Angular reads template and finds directives.</text:p>
          </table:table-cell>
        </table:table-row>
        <table:table-row table:style-name="TableLine94106013609680">
          <table:table-cell table:style-name="Table5.A1" office:value-type="string">
            <text:p text:style-name="Table_20_Contents"><text:span text:style-name="Strong_20_Emphasis">Directive Matching</text:span></text:p>
          </table:table-cell>
          <table:table-cell table:style-name="Table5.A1" office:value-type="string">
            <text:p text:style-name="Table_20_Contents">Angular finds and creates directive instances for matching elements.</text:p>
          </table:table-cell>
        </table:table-row>
        <table:table-row table:style-name="TableLine94106013609680">
          <table:table-cell table:style-name="Table5.A1" office:value-type="string">
            <text:p text:style-name="Table_20_Contents"><text:span text:style-name="Strong_20_Emphasis">View Creation / DOM Manipulation</text:span></text:p>
          </table:table-cell>
          <table:table-cell table:style-name="Table5.A1" office:value-type="string">
            <text:p text:style-name="Table_20_Contents">Structural directives add/remove elements; attribute directives modify host elements.</text:p>
          </table:table-cell>
        </table:table-row>
        <table:table-row table:style-name="TableLine94106013609680">
          <table:table-cell table:style-name="Table5.A1" office:value-type="string">
            <text:p text:style-name="Table_20_Contents"><text:span text:style-name="Strong_20_Emphasis">Change Detection</text:span></text:p>
          </table:table-cell>
          <table:table-cell table:style-name="Table5.A1" office:value-type="string">
            <text:p text:style-name="Table_20_Contents">Angular updates directive inputs and refreshes DOM as needed.</text:p>
          </table:table-cell>
        </table:table-row>
        <table:table-row table:style-name="TableLine94106013609680">
          <table:table-cell table:style-name="Table5.A1" office:value-type="string">
            <text:p text:style-name="Table_20_Contents"><text:span text:style-name="Strong_20_Emphasis">Lifecycle Hooks</text:span></text:p>
          </table:table-cell>
          <table:table-cell table:style-name="Table5.A1" office:value-type="string">
            <text:p text:style-name="Table_20_Contents">Directive hooks run for initialization, updates, and cleanup.</text:p>
          </table:table-cell>
        </table:table-row>
      </table:table>
      <text:p text:style-name="P14"><text:span text:style-name="Source_20_Text"><text:span text:style-name="T2"/></text:span></text:p>
      <text:p text:style-name="P14"><text:span text:style-name="Source_20_Text"><text:span text:style-name="T2"/></text:span></text:p>
      <text:p text:style-name="P14"><text:span text:style-name="Source_20_Text"><text:span text:style-name="Strong_20_Emphasis"><text:span text:style-name="T2">What is Dependency Injection (DI) in Angular and why is it useful?</text:span></text:span></text:span></text:p>
      <text:p text:style-name="P119"><text:span text:style-name="Source_20_Text"><text:span text:style-name="T2">Dependency Injection is a design pattern and a core concept in Angular that allows a class (like a component or service) to receive its dependencies from an external source rather than creating them itself.</text:span></text:span></text:p>
      <text:p text:style-name="Text_20_body">In Angular, DI is a built-in framework mechanism where Angular <text:span text:style-name="Strong_20_Emphasis">injects</text:span> the required services or objects into components, services, or other classes at runtime.</text:p>
      <text:p text:style-name="Text_20_body">Instead of manually creating dependencies inside a class, Angular’s DI system automatically provides (injects) them when needed.</text:p>
      <text:h text:style-name="P6" text:outline-level="3"><text:span text:style-name="Source_20_Text"><text:span text:style-name="T2">How it works:</text:span></text:span></text:h>
      <text:list xml:id="list1984833413" text:style-name="L39">
        <text:list-item>
          <text:p text:style-name="P45">You define <text:span text:style-name="Strong_20_Emphasis">services</text:span> or other dependencies (like HttpClient, or your own data service).</text:p>
        </text:list-item>
        <text:list-item>
          <text:p text:style-name="P45">You declare these dependencies in the constructor of a component or service.</text:p>
        </text:list-item>
        <text:list-item>
          <text:p text:style-name="P45">Angular’s DI system looks up these dependencies and provides the instances automatically.</text:p>
        </text:list-item>
        <text:list-item>
          <text:p text:style-name="P45">This is done via <text:span text:style-name="Strong_20_Emphasis">injectors</text:span> and <text:span text:style-name="Strong_20_Emphasis">providers</text:span> configured in Angular modules or components.</text:p>
        </text:list-item>
      </text:list>
      <text:h text:style-name="P6" text:outline-level="3"><text:span text:style-name="Source_20_Text"><text:span text:style-name="T2">Why is Dependency Injection useful?</text:span></text:span></text:h>
      <text:list xml:id="list1346556271" text:style-name="L40">
        <text:list-item>
          <text:p text:style-name="P46"><text:span text:style-name="Strong_20_Emphasis">Decouples Components and Services</text:span><text:line-break/>Components don’t need to know how to create their dependencies. They just declare what they need, making code easier to manage and test.</text:p>
        </text:list-item>
        <text:list-item>
          <text:p text:style-name="P46"><text:span text:style-name="Strong_20_Emphasis">Easier Testing</text:span><text:line-break/>Since dependencies are injected, you can easily provide mock versions of services during unit tests, improving testability.</text:p>
        </text:list-item>
        <text:list-item>
          <text:p text:style-name="P46"><text:span text:style-name="Strong_20_Emphasis">Reusability and Flexibility</text:span><text:line-break/>You can swap implementations of a service without changing the components that use it (for example, switch between a mock service and a real service).</text:p>
        </text:list-item>
        <text:list-item>
          <text:p text:style-name="P46"><text:soft-page-break/><text:span text:style-name="Strong_20_Emphasis">Single Instance Management (Singletons)</text:span><text:line-break/>Angular’s DI can manage the lifecycle of services, often providing a single shared instance (singleton) across components, which is useful for shared state or caching.</text:p>
        </text:list-item>
        <text:list-item>
          <text:p text:style-name="P46"><text:span text:style-name="Strong_20_Emphasis">Configuration and Scalability</text:span><text:line-break/>DI makes it easier to manage and configure dependencies across large applications, allowing you to maintain a clean and modular architecture.</text:p>
        </text:list-item>
      </text:list>
      <text:p text:style-name="Horizontal_20_Line"/>
      <text:h text:style-name="P1" text:outline-level="2"><text:span text:style-name="Source_20_Text"><text:span text:style-name="T2">1. Providing Services Using </text:span></text:span><text:span text:style-name="Source_20_Text"><text:span text:style-name="T8">@Injectable()</text:span></text:span><text:span text:style-name="Source_20_Text"><text:span text:style-name="T2"> and Providers Arrays</text:span></text:span></text:h>
      <text:h text:style-name="Heading_20_3" text:outline-level="3"><text:span text:style-name="Source_20_Text">@Injectable()</text:span> decorator</text:h>
      <text:list xml:id="list2750349753" text:style-name="L41">
        <text:list-item>
          <text:p text:style-name="P47">Marks a class as available to be injected as a service.</text:p>
        </text:list-item>
        <text:list-item>
          <text:p text:style-name="P47">You typically add it to service classes.</text:p>
        </text:list-item>
        <text:list-item>
          <text:p text:style-name="P47">Since Angular 6, you can specify where the service is provided <text:span text:style-name="Strong_20_Emphasis">directly inside</text:span> <text:span text:style-name="Source_20_Text">@Injectable()</text:span> using the <text:span text:style-name="Source_20_Text">providedIn</text:span> property.</text:p>
        </text:list-item>
      </text:list>
      <text:p text:style-name="Text_20_body">Example:</text:p>
      <text:p text:style-name="P14"><text:span text:style-name="Source_20_Text"><text:span text:style-name="T2">@Injectable({</text:span></text:span></text:p>
      <text:p text:style-name="P14"><text:span text:style-name="Source_20_Text"><text:span text:style-name="T2"><text:s text:c="2"/>providedIn: 'root', <text:s/>// This registers the service in the root injector (app-wide singleton)</text:span></text:span></text:p>
      <text:p text:style-name="P14"><text:span text:style-name="Source_20_Text"><text:span text:style-name="T2">})</text:span></text:span></text:p>
      <text:p text:style-name="P14"><text:span text:style-name="Source_20_Text"><text:span text:style-name="T2">export class DataService {</text:span></text:span></text:p>
      <text:p text:style-name="P14"><text:span text:style-name="Source_20_Text"><text:span text:style-name="T2"><text:s text:c="2"/>constructor() { }</text:span></text:span></text:p>
      <text:p text:style-name="P14"><text:span text:style-name="Source_20_Text"><text:span text:style-name="T2"><text:s text:c="2"/>getData() {</text:span></text:span></text:p>
      <text:p text:style-name="P14"><text:span text:style-name="Source_20_Text"><text:span text:style-name="T2"><text:s text:c="4"/>return ['apple', 'banana', 'cherry'];</text:span></text:span></text:p>
      <text:p text:style-name="P14"><text:span text:style-name="Source_20_Text"><text:span text:style-name="T2"><text:s text:c="2"/>}</text:span></text:span></text:p>
      <text:p text:style-name="P14"><text:span text:style-name="Source_20_Text"><text:span text:style-name="T2">}</text:span></text:span></text:p>
      <text:p text:style-name="P14"><text:span text:style-name="Source_20_Text"><text:span text:style-name="T2"/></text:span></text:p>
      <text:h text:style-name="P6" text:outline-level="3"><text:span text:style-name="Source_20_Text"><text:span text:style-name="T2">Providers Array</text:span></text:span></text:h>
      <text:list xml:id="list569457785" text:style-name="L42">
        <text:list-item>
          <text:p text:style-name="P48">Before Angular 6, or for more specific scopes, you add your service class to a <text:span text:style-name="Strong_20_Emphasis">providers array</text:span>.</text:p>
        </text:list-item>
        <text:list-item>
          <text:p text:style-name="P48">Providers can be declared in:</text:p>
          <text:list>
            <text:list-item>
              <text:p text:style-name="P48"><text:span text:style-name="Strong_20_Emphasis">NgModule</text:span> (<text:span text:style-name="Source_20_Text">app.module.ts</text:span>) — makes the service available app-wide</text:p>
            </text:list-item>
            <text:list-item>
              <text:p text:style-name="P48"><text:span text:style-name="Strong_20_Emphasis">Component</text:span> — makes the service available only to that component and its children (component-scoped)</text:p>
            </text:list-item>
            <text:list-item>
              <text:p text:style-name="P48"><text:span text:style-name="Strong_20_Emphasis">Other modules</text:span> for module-scoped services</text:p>
            </text:list-item>
          </text:list>
        </text:list-item>
      </text:list>
      <text:p text:style-name="Text_20_body">Example of adding a provider in a module:</text:p>
      <text:p text:style-name="P14"><text:span text:style-name="Source_20_Text"><text:span text:style-name="T2">@NgModule({</text:span></text:span></text:p>
      <text:p text:style-name="P14"><text:span text:style-name="Source_20_Text"><text:span text:style-name="T2"><text:s text:c="2"/>declarations: [...],</text:span></text:span></text:p>
      <text:p text:style-name="P14"><text:span text:style-name="Source_20_Text"><text:span text:style-name="T2"><text:s text:c="2"/>imports: [...],</text:span></text:span></text:p>
      <text:p text:style-name="P14"><text:soft-page-break/><text:span text:style-name="Source_20_Text"><text:span text:style-name="T2"><text:s text:c="2"/>providers: [DataService], <text:s/>// provides service app-wide</text:span></text:span></text:p>
      <text:p text:style-name="P14"><text:span text:style-name="Source_20_Text"><text:span text:style-name="T2"><text:s text:c="2"/>bootstrap: [...]</text:span></text:span></text:p>
      <text:p text:style-name="P14"><text:span text:style-name="Source_20_Text"><text:span text:style-name="T2">})</text:span></text:span></text:p>
      <text:p text:style-name="P14"><text:span text:style-name="Source_20_Text"><text:span text:style-name="T2">export class AppModule { }</text:span></text:span></text:p>
      <text:p text:style-name="P14"><text:span text:style-name="Source_20_Text"><text:span text:style-name="T2">Example of providing service in a component (component-scoped):</text:span></text:span></text:p>
      <text:p text:style-name="P14"><text:span text:style-name="Source_20_Text"><text:span text:style-name="T2">@Component({</text:span></text:span></text:p>
      <text:p text:style-name="P14"><text:span text:style-name="Source_20_Text"><text:span text:style-name="T2"><text:s text:c="2"/>selector: 'app-child',</text:span></text:span></text:p>
      <text:p text:style-name="P14"><text:span text:style-name="Source_20_Text"><text:span text:style-name="T2"><text:s text:c="2"/>templateUrl: './child.component.html',</text:span></text:span></text:p>
      <text:p text:style-name="P14"><text:span text:style-name="Source_20_Text"><text:span text:style-name="T2"><text:s text:c="2"/>providers: [DataService] <text:s text:c="2"/>// new instance for this component and children</text:span></text:span></text:p>
      <text:p text:style-name="P14"><text:span text:style-name="Source_20_Text"><text:span text:style-name="T2">})</text:span></text:span></text:p>
      <text:p text:style-name="P14"><text:span text:style-name="Source_20_Text"><text:span text:style-name="T2">export class ChildComponent { }</text:span></text:span></text:p>
      <text:h text:style-name="P1" text:outline-level="2"><text:span text:style-name="Source_20_Text"><text:span text:style-name="T2">2. Provider Scopes Explained</text:span></text:span></text:h>
      <text:h text:style-name="Heading_20_3" text:outline-level="3"><text:span text:style-name="Source_20_Text">providedIn: 'root'</text:span> (Recommended)</text:h>
      <text:list xml:id="list642864473" text:style-name="L43">
        <text:list-item>
          <text:p text:style-name="P49">Service is a <text:span text:style-name="Strong_20_Emphasis">singleton</text:span> shared throughout the app.</text:p>
        </text:list-item>
        <text:list-item>
          <text:p text:style-name="P49">Automatically tree-shaken if not used.</text:p>
        </text:list-item>
        <text:list-item>
          <text:p text:style-name="P49">No need to add it to any providers array.</text:p>
        </text:list-item>
      </text:list>
      <text:h text:style-name="Heading_20_3" text:outline-level="3">Module Providers</text:h>
      <text:list xml:id="list3746201577" text:style-name="L44">
        <text:list-item>
          <text:p text:style-name="P50">Add service to a specific module’s <text:span text:style-name="Source_20_Text">providers</text:span> array.</text:p>
        </text:list-item>
        <text:list-item>
          <text:p text:style-name="P50">Service is singleton <text:span text:style-name="Strong_20_Emphasis">within that module scope</text:span>.</text:p>
        </text:list-item>
        <text:list-item>
          <text:p text:style-name="P50">If lazy loaded module provides a service, only components in that module see that instance.</text:p>
        </text:list-item>
      </text:list>
      <text:h text:style-name="Heading_20_3" text:outline-level="3">Component Providers</text:h>
      <text:list xml:id="list2276017885" text:style-name="L45">
        <text:list-item>
          <text:p text:style-name="P51">Adding the service to a component’s <text:span text:style-name="Source_20_Text">providers</text:span> creates a new instance for that component and its descendants.</text:p>
        </text:list-item>
        <text:list-item>
          <text:p text:style-name="P51">Useful for isolated or temporary service instances (like dialogs or feature components).</text:p>
        </text:list-item>
      </text:list>
      <text:p text:style-name="Horizontal_20_Line"/>
      <text:p text:style-name="P14"><text:span text:style-name="Source_20_Text"><text:span text:style-name="T2"/></text:span></text:p>
      <table:table table:name="Table6" table:style-name="Table6">
        <table:table-column table:style-name="Table6.A"/>
        <table:table-column table:style-name="Table6.B"/>
        <table:table-column table:style-name="Table6.C"/>
        <table:table-header-rows>
          <table:table-row table:style-name="TableLine94106049116192">
            <table:table-cell table:style-name="Table6.A1" office:value-type="string">
              <text:p text:style-name="Table_20_Heading">Providing Method</text:p>
            </table:table-cell>
            <table:table-cell table:style-name="Table6.A1" office:value-type="string">
              <text:p text:style-name="Table_20_Heading">Scope</text:p>
            </table:table-cell>
            <table:table-cell table:style-name="Table6.A1" office:value-type="string">
              <text:p text:style-name="Table_20_Heading">Use Case</text:p>
            </table:table-cell>
          </table:table-row>
        </table:table-header-rows>
        <table:table-row table:style-name="TableLine94106049116192">
          <table:table-cell table:style-name="Table6.A1" office:value-type="string">
            <text:p text:style-name="Table_20_Contents"><text:span text:style-name="Source_20_Text">@Injectable({providedIn:'root'})</text:span></text:p>
          </table:table-cell>
          <table:table-cell table:style-name="Table6.A1" office:value-type="string">
            <text:p text:style-name="Table_20_Contents">Singleton app-wide</text:p>
          </table:table-cell>
          <table:table-cell table:style-name="Table6.A1" office:value-type="string">
            <text:p text:style-name="Table_20_Contents">Most common for shared services</text:p>
          </table:table-cell>
        </table:table-row>
        <table:table-row table:style-name="TableLine94106049116192">
          <table:table-cell table:style-name="Table6.A1" office:value-type="string">
            <text:p text:style-name="Table_20_Contents">Module <text:span text:style-name="Source_20_Text">providers</text:span> array</text:p>
          </table:table-cell>
          <table:table-cell table:style-name="Table6.A1" office:value-type="string">
            <text:p text:style-name="Table_20_Contents">Singleton within module</text:p>
          </table:table-cell>
          <table:table-cell table:style-name="Table6.A1" office:value-type="string">
            <text:p text:style-name="Table_20_Contents">Lazy loaded modules or specific modules</text:p>
          </table:table-cell>
        </table:table-row>
        <table:table-row table:style-name="TableLine94106049116192">
          <table:table-cell table:style-name="Table6.A1" office:value-type="string">
            <text:p text:style-name="Table_20_Contents">Component <text:span text:style-name="Source_20_Text">providers</text:span> array</text:p>
          </table:table-cell>
          <table:table-cell table:style-name="Table6.A1" office:value-type="string">
            <text:p text:style-name="Table_20_Contents">New instance per component subtree</text:p>
          </table:table-cell>
          <table:table-cell table:style-name="Table6.A1" office:value-type="string">
            <text:p text:style-name="Table_20_Contents">Isolated state or temporary instances</text:p>
          </table:table-cell>
        </table:table-row>
      </table:table>
      <text:p text:style-name="P14"><text:span text:style-name="Source_20_Text"><text:span text:style-name="T2"/></text:span></text:p>
      <text:p text:style-name="P14"><text:span text:style-name="Source_20_Text"><text:span text:style-name="T2"/></text:span></text:p>
      <text:p text:style-name="P14"><text:span text:style-name="Source_20_Text"><text:span text:style-name="T2"/></text:span></text:p>
      <text:p text:style-name="P14"><text:span text:style-name="Source_20_Text"><text:span text:style-name="T2"/></text:span></text:p>
      <text:p text:style-name="P119"><text:soft-page-break/><text:span text:style-name="Source_20_Text"><text:span text:style-name="T2">You’ve mentioned the core idea — injecting dependencies into components — but the explanation is a bit brief and not quite accurate in terms of Angular syntax.</text:span></text:span></text:p>
      <text:p text:style-name="Text_20_body">Here’s a clearer explanation you can build on:</text:p>
      <text:p text:style-name="Horizontal_20_Line"/>
      <text:h text:style-name="Heading_20_3" text:outline-level="3">Dependency Injection (DI) in Angular:</text:h>
      <text:list xml:id="list3721144358" text:style-name="L47">
        <text:list-item>
          <text:p text:style-name="P53">DI is a <text:span text:style-name="Strong_20_Emphasis">design pattern</text:span> where a class receives its dependencies from an external source rather than creating them itself.</text:p>
        </text:list-item>
        <text:list-item>
          <text:p text:style-name="P53">Angular has a <text:span text:style-name="Strong_20_Emphasis">built-in DI framework</text:span> that <text:span text:style-name="Strong_20_Emphasis">provides services or objects to components, directives, pipes, and other services</text:span> automatically.</text:p>
        </text:list-item>
        <text:list-item>
          <text:p text:style-name="P53">Instead of manually creating instances, Angular <text:span text:style-name="Strong_20_Emphasis">injects dependencies</text:span> into constructors.</text:p>
        </text:list-item>
        <text:list-item>
          <text:p text:style-name="P53">You don’t typically use <text:span text:style-name="Source_20_Text">@Inject</text:span> directly unless dealing with tokens or special cases. Usually, you just add the dependency in the constructor, and Angular injects it.</text:p>
        </text:list-item>
      </text:list>
      <text:p text:style-name="Text_20_body">Example:</text:p>
      <text:p text:style-name="P10"><text:span text:style-name="Source_20_Text">constructor(private myService: MyService) { }</text:span></text:p>
      <text:p text:style-name="Text_20_body">Angular sees <text:span text:style-name="Source_20_Text">MyService</text:span> and injects the instance automatically.</text:p>
      <text:p text:style-name="Horizontal_20_Line"/>
      <text:h text:style-name="Heading_20_3" text:outline-level="3">Why is DI useful?</text:h>
      <text:list xml:id="list1078907451" text:style-name="L48">
        <text:list-item>
          <text:p text:style-name="P54">Promotes <text:span text:style-name="Strong_20_Emphasis">loose coupling</text:span> and better testability.</text:p>
        </text:list-item>
        <text:list-item>
          <text:p text:style-name="P54">Manages the lifecycle of services.</text:p>
        </text:list-item>
        <text:list-item>
          <text:p text:style-name="P54">Helps with <text:span text:style-name="Strong_20_Emphasis">code modularity and reusability</text:span>.</text:p>
        </text:list-item>
      </text:list>
      <text:p text:style-name="Horizontal_20_Line"/>
      <text:h text:style-name="Heading_20_3" text:outline-level="3">What to focus on:</text:h>
      <text:list xml:id="list3523292672" text:style-name="L49">
        <text:list-item>
          <text:p text:style-name="P55">Learn how to <text:span text:style-name="Strong_20_Emphasis">provide</text:span> services using <text:span text:style-name="Source_20_Text">@Injectable()</text:span> and <text:span text:style-name="Source_20_Text">providers</text:span> arrays.</text:p>
        </text:list-item>
        <text:list-item>
          <text:p text:style-name="P55">Understand different <text:span text:style-name="Strong_20_Emphasis">provider scopes</text:span> (root, module, component).</text:p>
        </text:list-item>
        <text:list-item>
          <text:p text:style-name="P55">Practice writing services and injecting them into components.</text:p>
        </text:list-item>
      </text:list>
      <text:p text:style-name="Horizontal_20_Line"/>
      <text:h text:style-name="Heading_20_3" text:outline-level="3">Question 8:</text:h>
      <text:p text:style-name="Text_20_body"><text:span text:style-name="Strong_20_Emphasis">What are Angular Services? How do they differ from Components?</text:span></text:p>
      <text:p text:style-name="Text_20_body">Your answer?</text:p>
      <text:p text:style-name="P119"><text:span text:style-name="Source_20_Text"><text:span text:style-name="T2"/></text:span></text:p>
      <text:h text:style-name="P6" text:outline-level="3"><text:span text:style-name="Source_20_Text"><text:span text:style-name="T2">Angular Services:</text:span></text:span></text:h>
      <text:list xml:id="list1859698822" text:style-name="L46">
        <text:list-item>
          <text:p text:style-name="P52">Services are <text:span text:style-name="Strong_20_Emphasis">classes that provide specific functionality</text:span> or data and can be <text:span text:style-name="Strong_20_Emphasis">shared across multiple components</text:span>.</text:p>
        </text:list-item>
        <text:list-item>
          <text:p text:style-name="P52"><text:soft-page-break/>They typically handle <text:span text:style-name="Strong_20_Emphasis">business logic, data fetching, or any operation that doesn’t involve the UI directly</text:span>.</text:p>
        </text:list-item>
        <text:list-item>
          <text:p text:style-name="P52">Examples: HTTP requests, logging, authentication, data storage, etc.</text:p>
        </text:list-item>
        <text:list-item>
          <text:p text:style-name="P52">Services are usually marked with the <text:span text:style-name="Source_20_Text">@Injectable()</text:span> decorator to allow them to be injected via Angular’s DI system.</text:p>
        </text:list-item>
        <text:list-item>
          <text:p text:style-name="P52">Unlike components, <text:span text:style-name="Strong_20_Emphasis">services don’t have a template or view</text:span> — they’re purely logic-focused.</text:p>
        </text:list-item>
      </text:list>
      <text:p text:style-name="P14"><text:span text:style-name="Source_20_Text"><text:span text:style-name="T2"/></text:span></text:p>
      <table:table table:name="Table7" table:style-name="Table7">
        <table:table-column table:style-name="Table7.A"/>
        <table:table-column table:style-name="Table7.B"/>
        <table:table-column table:style-name="Table7.C"/>
        <table:table-header-rows>
          <table:table-row table:style-name="TableLine94106047557152">
            <table:table-cell table:style-name="Table7.A1" office:value-type="string">
              <text:p text:style-name="Table_20_Heading">Aspect</text:p>
            </table:table-cell>
            <table:table-cell table:style-name="Table7.A1" office:value-type="string">
              <text:p text:style-name="Table_20_Heading">Angular Components</text:p>
            </table:table-cell>
            <table:table-cell table:style-name="Table7.A1" office:value-type="string">
              <text:p text:style-name="Table_20_Heading">Angular Services</text:p>
            </table:table-cell>
          </table:table-row>
        </table:table-header-rows>
        <table:table-row table:style-name="TableLine94106047557152">
          <table:table-cell table:style-name="Table7.A1" office:value-type="string">
            <text:p text:style-name="Table_20_Contents"><text:span text:style-name="Strong_20_Emphasis">Purpose</text:span></text:p>
          </table:table-cell>
          <table:table-cell table:style-name="Table7.A1" office:value-type="string">
            <text:p text:style-name="Table_20_Contents">Define views/UI and handle user interaction</text:p>
          </table:table-cell>
          <table:table-cell table:style-name="Table7.A1" office:value-type="string">
            <text:p text:style-name="Table_20_Contents">Provide reusable logic or data handling</text:p>
          </table:table-cell>
        </table:table-row>
        <table:table-row table:style-name="TableLine94106047557152">
          <table:table-cell table:style-name="Table7.A1" office:value-type="string">
            <text:p text:style-name="Table_20_Contents"><text:span text:style-name="Strong_20_Emphasis">Template</text:span></text:p>
          </table:table-cell>
          <table:table-cell table:style-name="Table7.A1" office:value-type="string">
            <text:p text:style-name="Table_20_Contents">Have associated HTML templates (views)</text:p>
          </table:table-cell>
          <table:table-cell table:style-name="Table7.A1" office:value-type="string">
            <text:p text:style-name="Table_20_Contents">No templates, purely logic or data</text:p>
          </table:table-cell>
        </table:table-row>
        <table:table-row table:style-name="TableLine94106047557152">
          <table:table-cell table:style-name="Table7.A1" office:value-type="string">
            <text:p text:style-name="Table_20_Contents"><text:span text:style-name="Strong_20_Emphasis">Lifecycle</text:span></text:p>
          </table:table-cell>
          <table:table-cell table:style-name="Table7.A1" office:value-type="string">
            <text:p text:style-name="Table_20_Contents">Have lifecycle hooks (e.g., <text:span text:style-name="Source_20_Text">ngOnInit</text:span>)</text:p>
          </table:table-cell>
          <table:table-cell table:style-name="Table7.A1" office:value-type="string">
            <text:p text:style-name="Table_20_Contents">Usually no lifecycle hooks</text:p>
          </table:table-cell>
        </table:table-row>
        <table:table-row table:style-name="TableLine94106047557152">
          <table:table-cell table:style-name="Table7.A1" office:value-type="string">
            <text:p text:style-name="Table_20_Contents"><text:span text:style-name="Strong_20_Emphasis">Usage</text:span></text:p>
          </table:table-cell>
          <table:table-cell table:style-name="Table7.A1" office:value-type="string">
            <text:p text:style-name="Table_20_Contents">Render UI and respond to user events</text:p>
          </table:table-cell>
          <table:table-cell table:style-name="Table7.A1" office:value-type="string">
            <text:p text:style-name="Table_20_Contents">Share logic and data among components</text:p>
          </table:table-cell>
        </table:table-row>
        <table:table-row table:style-name="TableLine94106047557152">
          <table:table-cell table:style-name="Table7.A1" office:value-type="string">
            <text:p text:style-name="Table_20_Contents"><text:span text:style-name="Strong_20_Emphasis">Dependency Injection</text:span></text:p>
          </table:table-cell>
          <table:table-cell table:style-name="Table7.A1" office:value-type="string">
            <text:p text:style-name="Table_20_Contents">Can inject services</text:p>
          </table:table-cell>
          <table:table-cell table:style-name="Table7.A1" office:value-type="string">
            <text:p text:style-name="Table_20_Contents">Can be injected into components or other services</text:p>
          </table:table-cell>
        </table:table-row>
        <table:table-row table:style-name="TableLine94106047557152">
          <table:table-cell table:style-name="Table7.A1" office:value-type="string">
            <text:p text:style-name="Table_20_Contents"><text:span text:style-name="Strong_20_Emphasis">Scope</text:span></text:p>
          </table:table-cell>
          <table:table-cell table:style-name="Table7.A1" office:value-type="string">
            <text:p text:style-name="Table_20_Contents">Scoped to a view</text:p>
          </table:table-cell>
          <table:table-cell table:style-name="Table7.A1" office:value-type="string">
            <text:p text:style-name="Table_20_Contents">Singleton or scoped depending on provider configuration</text:p>
          </table:table-cell>
        </table:table-row>
      </table:table>
      <text:p text:style-name="P14"><text:span text:style-name="Source_20_Text"><text:span text:style-name="T2"/></text:span></text:p>
      <text:p text:style-name="P14"><text:span text:style-name="Source_20_Text"><text:span text:style-name="T2"/></text:span></text:p>
      <text:h text:style-name="P6" text:outline-level="3"><text:span text:style-name="Source_20_Text"><text:span text:style-name="T2">How does Angular provide services?</text:span></text:span></text:h>
      <text:list xml:id="list2845799848" text:style-name="L50">
        <text:list-item>
          <text:p text:style-name="P56"><text:span text:style-name="Strong_20_Emphasis"><text:span text:style-name="Source_20_Text">providedIn: 'root'</text:span></text:span> in <text:span text:style-name="Source_20_Text">@Injectable()</text:span> makes the service a <text:span text:style-name="Strong_20_Emphasis">singleton application-wide</text:span>.</text:p>
        </text:list-item>
        <text:list-item>
          <text:p text:style-name="P56">You can also provide services <text:span text:style-name="Strong_20_Emphasis">at module or component level</text:span> using the <text:span text:style-name="Source_20_Text">providers</text:span> array.</text:p>
        </text:list-item>
      </text:list>
      <text:p text:style-name="P14"><text:span text:style-name="Source_20_Text"><text:span text:style-name="Strong_20_Emphasis"><text:span text:style-name="T2">App-wide singleton (default):</text:span></text:span></text:span></text:p>
      <text:p text:style-name="P14"><text:span text:style-name="Source_20_Text"><text:span text:style-name="T2">@Injectable({ providedIn: 'root' })</text:span></text:span></text:p>
      <text:p text:style-name="P14"><text:span text:style-name="Source_20_Text"><text:span text:style-name="T2">export class MyService { ... }</text:span></text:span></text:p>
      <text:p text:style-name="P14"><text:span text:style-name="Source_20_Text"><text:span text:style-name="Strong_20_Emphasis"><text:span text:style-name="T2">Module-level scope:</text:span></text:span></text:span></text:p>
      <text:p text:style-name="P14"><text:span text:style-name="Source_20_Text"><text:span text:style-name="T2">@NgModule({</text:span></text:span></text:p>
      <text:p text:style-name="P14"><text:span text:style-name="Source_20_Text"><text:span text:style-name="T2"><text:s text:c="2"/>providers: [MyService]</text:span></text:span></text:p>
      <text:p text:style-name="P14"><text:span text:style-name="Source_20_Text"><text:span text:style-name="T2">})</text:span></text:span></text:p>
      <text:p text:style-name="P14"><text:span text:style-name="Source_20_Text"><text:span text:style-name="T2">export class SomeModule { }</text:span></text:span></text:p>
      <text:p text:style-name="P14"><text:span text:style-name="Source_20_Text"><text:span text:style-name="Strong_20_Emphasis"><text:span text:style-name="T2">Component-level scope:</text:span></text:span></text:span></text:p>
      <text:p text:style-name="P14"><text:span text:style-name="Source_20_Text"><text:span text:style-name="T2">@Component({</text:span></text:span></text:p>
      <text:p text:style-name="P14"><text:span text:style-name="Source_20_Text"><text:span text:style-name="T2"><text:s text:c="2"/>selector: 'app-my-comp',</text:span></text:span></text:p>
      <text:p text:style-name="P14"><text:span text:style-name="Source_20_Text"><text:span text:style-name="T2"><text:s text:c="2"/>templateUrl: './my-comp.component.html',</text:span></text:span></text:p>
      <text:p text:style-name="P14"><text:span text:style-name="Source_20_Text"><text:span text:style-name="T2"><text:s text:c="2"/>providers: [MyService]</text:span></text:span></text:p>
      <text:p text:style-name="P14"><text:span text:style-name="Source_20_Text"><text:span text:style-name="T2">})</text:span></text:span></text:p>
      <text:p text:style-name="P14"><text:span text:style-name="Source_20_Text"><text:span text:style-name="T2">export class MyComponent { }</text:span></text:span></text:p>
      <text:h text:style-name="P6" text:outline-level="3"><text:soft-page-break/><text:span text:style-name="Source_20_Text"><text:span text:style-name="T2">Why control scope?</text:span></text:span></text:h>
      <text:list xml:id="list2791610701" text:style-name="L51">
        <text:list-item>
          <text:p text:style-name="P57">To <text:span text:style-name="Strong_20_Emphasis">isolate state</text:span> in a component (e.g., multiple instances with independent data)</text:p>
        </text:list-item>
        <text:list-item>
          <text:p text:style-name="P57">To <text:span text:style-name="Strong_20_Emphasis">limit memory use</text:span> or service availability</text:p>
        </text:list-item>
        <text:list-item>
          <text:p text:style-name="P57">For <text:span text:style-name="Strong_20_Emphasis">lazy-loaded modules</text:span> to have their own service instances</text:p>
        </text:list-item>
      </text:list>
      <text:p text:style-name="Horizontal_20_Line"/>
      <text:p text:style-name="P14"><text:span text:style-name="Source_20_Text"><text:span text:style-name="T2"/></text:span></text:p>
      <text:p text:style-name="P119"><text:span text:style-name="Source_20_Text"><text:span text:style-name="T2">You’ve got the basic idea that services provide functionality and can be shared across components. Good!</text:span></text:span></text:p>
      <text:p text:style-name="Text_20_body">Here’s a clearer and more complete explanation you can aim for:</text:p>
      <text:p text:style-name="Horizontal_20_Line"/>
      <text:h text:style-name="Heading_20_3" text:outline-level="3">Angular Services:</text:h>
      <text:list xml:id="list64603966" text:style-name="L52">
        <text:list-item>
          <text:p text:style-name="P58">Services are <text:span text:style-name="Strong_20_Emphasis">classes that provide specific functionality</text:span> or data and can be <text:span text:style-name="Strong_20_Emphasis">shared across multiple components</text:span>.</text:p>
        </text:list-item>
        <text:list-item>
          <text:p text:style-name="P58">They typically handle <text:span text:style-name="Strong_20_Emphasis">business logic, data fetching, or any operation that doesn’t involve the UI directly</text:span>.</text:p>
        </text:list-item>
        <text:list-item>
          <text:p text:style-name="P58">Examples: HTTP requests, logging, authentication, data storage, etc.</text:p>
        </text:list-item>
        <text:list-item>
          <text:p text:style-name="P58">Services are usually marked with the <text:span text:style-name="Source_20_Text">@Injectable()</text:span> decorator to allow them to be injected via Angular’s DI system.</text:p>
        </text:list-item>
        <text:list-item>
          <text:p text:style-name="P58">Unlike components, <text:span text:style-name="Strong_20_Emphasis">services don’t have a template or view</text:span> — they’re purely logic-focused.</text:p>
        </text:list-item>
      </text:list>
      <text:p text:style-name="Horizontal_20_Line"/>
      <text:h text:style-name="Heading_20_3" text:outline-level="3">Difference from Components:</text:h>
      <table:table table:name="Table8" table:style-name="Table8">
        <table:table-column table:style-name="Table8.A"/>
        <table:table-column table:style-name="Table8.B"/>
        <table:table-column table:style-name="Table8.C"/>
        <table:table-header-rows>
          <table:table-row table:style-name="TableLine94106035459616">
            <table:table-cell table:style-name="Table8.A1" office:value-type="string">
              <text:p text:style-name="Table_20_Heading">Aspect</text:p>
            </table:table-cell>
            <table:table-cell table:style-name="Table8.A1" office:value-type="string">
              <text:p text:style-name="Table_20_Heading">Components</text:p>
            </table:table-cell>
            <table:table-cell table:style-name="Table8.A1" office:value-type="string">
              <text:p text:style-name="Table_20_Heading">Services</text:p>
            </table:table-cell>
          </table:table-row>
        </table:table-header-rows>
        <table:table-row table:style-name="TableLine94106035459616">
          <table:table-cell table:style-name="Table8.A1" office:value-type="string">
            <text:p text:style-name="Table_20_Contents">Purpose</text:p>
          </table:table-cell>
          <table:table-cell table:style-name="Table8.A1" office:value-type="string">
            <text:p text:style-name="Table_20_Contents">Manage UI and user interaction</text:p>
          </table:table-cell>
          <table:table-cell table:style-name="Table8.A1" office:value-type="string">
            <text:p text:style-name="Table_20_Contents">Provide reusable logic and data</text:p>
          </table:table-cell>
        </table:table-row>
        <table:table-row table:style-name="TableLine94106035459616">
          <table:table-cell table:style-name="Table8.A1" office:value-type="string">
            <text:p text:style-name="Table_20_Contents">Template/View</text:p>
          </table:table-cell>
          <table:table-cell table:style-name="Table8.A1" office:value-type="string">
            <text:p text:style-name="Table_20_Contents">Yes</text:p>
          </table:table-cell>
          <table:table-cell table:style-name="Table8.A1" office:value-type="string">
            <text:p text:style-name="Table_20_Contents">No</text:p>
          </table:table-cell>
        </table:table-row>
        <table:table-row table:style-name="TableLine94106035459616">
          <table:table-cell table:style-name="Table8.A1" office:value-type="string">
            <text:p text:style-name="Table_20_Contents">Decorator</text:p>
          </table:table-cell>
          <table:table-cell table:style-name="Table8.A1" office:value-type="string">
            <text:p text:style-name="Table_20_Contents"><text:span text:style-name="Source_20_Text">@Component</text:span></text:p>
          </table:table-cell>
          <table:table-cell table:style-name="Table8.A1" office:value-type="string">
            <text:p text:style-name="Table_20_Contents"><text:span text:style-name="Source_20_Text">@Injectable</text:span></text:p>
          </table:table-cell>
        </table:table-row>
        <table:table-row table:style-name="TableLine94106035459616">
          <table:table-cell table:style-name="Table8.A1" office:value-type="string">
            <text:p text:style-name="Table_20_Contents">Usage</text:p>
          </table:table-cell>
          <table:table-cell table:style-name="Table8.A1" office:value-type="string">
            <text:p text:style-name="Table_20_Contents">Declared in templates</text:p>
          </table:table-cell>
          <table:table-cell table:style-name="Table8.A1" office:value-type="string">
            <text:p text:style-name="Table_20_Contents">Injected into components/services</text:p>
          </table:table-cell>
        </table:table-row>
      </table:table>
      <text:p text:style-name="Horizontal_20_Line"/>
      <text:h text:style-name="Heading_20_3" text:outline-level="3">What to learn more:</text:h>
      <text:list xml:id="list1788100392" text:style-name="L53">
        <text:list-item>
          <text:p text:style-name="P59">Practice creating custom services.</text:p>
        </text:list-item>
        <text:list-item>
          <text:p text:style-name="P59">Understand service providers and how to control service scope.</text:p>
        </text:list-item>
        <text:list-item>
          <text:p text:style-name="P59">Learn about Angular’s HTTPClient service for making API calls.</text:p>
        </text:list-item>
      </text:list>
      <text:p text:style-name="Horizontal_20_Line"/>
      <text:h text:style-name="Heading_20_3" text:outline-level="3">Question 9:</text:h>
      <text:p text:style-name="Text_20_body"><text:span text:style-name="Strong_20_Emphasis">What are Angular Pipes? Give an example of how you use them.</text:span></text:p>
      <text:h text:style-name="Heading_20_3" text:outline-level="3"><text:soft-page-break/>Angular Pipes:</text:h>
      <text:list xml:id="list3440200722" text:style-name="L54">
        <text:list-item>
          <text:p text:style-name="P60">Pipes are <text:span text:style-name="Strong_20_Emphasis">simple functions</text:span> that take input data, transform it, and return the transformed output for display in the template.</text:p>
        </text:list-item>
        <text:list-item>
          <text:p text:style-name="P60">They are used to <text:span text:style-name="Strong_20_Emphasis">format or transform data</text:span> before rendering it in the UI.</text:p>
        </text:list-item>
        <text:list-item>
          <text:p text:style-name="P60">Angular provides many <text:span text:style-name="Strong_20_Emphasis">built-in pipes</text:span>, such as:</text:p>
          <text:list>
            <text:list-item>
              <text:p text:style-name="P60"><text:span text:style-name="Source_20_Text">DatePipe</text:span> (<text:span text:style-name="Source_20_Text">date</text:span>) — formats dates.</text:p>
            </text:list-item>
            <text:list-item>
              <text:p text:style-name="P60"><text:span text:style-name="Source_20_Text">UpperCasePipe</text:span> (<text:span text:style-name="Source_20_Text">uppercase</text:span>) — converts text to uppercase.</text:p>
            </text:list-item>
            <text:list-item>
              <text:p text:style-name="P60"><text:span text:style-name="Source_20_Text">LowerCasePipe</text:span> (<text:span text:style-name="Source_20_Text">lowercase</text:span>) — converts text to lowercase.</text:p>
            </text:list-item>
            <text:list-item>
              <text:p text:style-name="P60"><text:span text:style-name="Source_20_Text">JsonPipe</text:span> (<text:span text:style-name="Source_20_Text">json</text:span>) — converts objects to JSON string.</text:p>
            </text:list-item>
            <text:list-item>
              <text:p text:style-name="P60"><text:span text:style-name="Source_20_Text">CurrencyPipe</text:span> (<text:span text:style-name="Source_20_Text">currency</text:span>) — formats numbers as currency.</text:p>
            </text:list-item>
          </text:list>
        </text:list-item>
        <text:list-item>
          <text:p text:style-name="P60">You can also <text:span text:style-name="Strong_20_Emphasis">create custom pipes</text:span> for your specific needs.</text:p>
        </text:list-item>
      </text:list>
      <text:p text:style-name="Text_20_body"/>
      <text:h text:style-name="P6" text:outline-level="3"><text:span text:style-name="Source_20_Text"><text:span text:style-name="T2">Pure vs Impure Pipes</text:span></text:span></text:h>
      <text:p text:style-name="Text_20_body"><text:span text:style-name="Strong_20_Emphasis">Pipes</text:span> are used to transform data in templates, e.g., formatting dates, filtering arrays, etc.</text:p>
      <text:h text:style-name="Heading_20_4" text:outline-level="4">1. <text:span text:style-name="Strong_20_Emphasis">Pure Pipes</text:span></text:h>
      <text:list xml:id="list1499997856" text:style-name="L55">
        <text:list-item>
          <text:p text:style-name="P61"><text:span text:style-name="Strong_20_Emphasis">Definition:</text:span> Pure pipes are <text:span text:style-name="Strong_20_Emphasis">stateless</text:span> and rely solely on their input parameters.</text:p>
        </text:list-item>
        <text:list-item>
          <text:p text:style-name="P61">Angular calls a pure pipe <text:span text:style-name="Strong_20_Emphasis">only when the input reference changes</text:span> (e.g., new object, new string, new array).</text:p>
        </text:list-item>
        <text:list-item>
          <text:p text:style-name="P61">Pure pipes <text:span text:style-name="Strong_20_Emphasis">do not run</text:span> on every change detection cycle.</text:p>
        </text:list-item>
        <text:list-item>
          <text:p text:style-name="P61"><text:span text:style-name="Strong_20_Emphasis">Default behavior:</text:span> Pipes are pure by default.</text:p>
        </text:list-item>
        <text:list-item>
          <text:p text:style-name="P61"><text:span text:style-name="Strong_20_Emphasis">Performance:</text:span> Very efficient because Angular skips calling them unless the input changes.</text:p>
        </text:list-item>
      </text:list>
      <text:p text:style-name="Text_20_body"><text:span text:style-name="Strong_20_Emphasis">Example:</text:span></text:p>
      <text:p text:style-name="P14"><text:span text:style-name="Source_20_Text"><text:span text:style-name="T2">@Pipe({</text:span></text:span></text:p>
      <text:p text:style-name="P14"><text:span text:style-name="Source_20_Text"><text:span text:style-name="T2"><text:s text:c="2"/>name: 'purePipe',</text:span></text:span></text:p>
      <text:p text:style-name="P14"><text:span text:style-name="Source_20_Text"><text:span text:style-name="T2"><text:s text:c="2"/>pure: true</text:span></text:span></text:p>
      <text:p text:style-name="P14"><text:span text:style-name="Source_20_Text"><text:span text:style-name="T2">})</text:span></text:span></text:p>
      <text:p text:style-name="P14"><text:span text:style-name="Source_20_Text"><text:span text:style-name="T2">export class PurePipe implements PipeTransform {</text:span></text:span></text:p>
      <text:p text:style-name="P14"><text:span text:style-name="Source_20_Text"><text:span text:style-name="T2"><text:s text:c="2"/>transform(value: any): any {</text:span></text:span></text:p>
      <text:p text:style-name="P14"><text:span text:style-name="Source_20_Text"><text:span text:style-name="T2"><text:s text:c="4"/>console.log('Pure pipe executed');</text:span></text:span></text:p>
      <text:p text:style-name="P14"><text:span text:style-name="Source_20_Text"><text:span text:style-name="T2"><text:s text:c="4"/>return value;</text:span></text:span></text:p>
      <text:p text:style-name="P14"><text:span text:style-name="Source_20_Text"><text:span text:style-name="T2"><text:s text:c="2"/>}</text:span></text:span></text:p>
      <text:p text:style-name="P14"><text:span text:style-name="Source_20_Text"><text:span text:style-name="T2">}</text:span></text:span></text:p>
      <text:p text:style-name="P119"><text:span text:style-name="Source_20_Text"><text:span text:style-name="Strong_20_Emphasis"><text:span text:style-name="T2">When does it execute?</text:span></text:span></text:span></text:p>
      <text:list xml:id="list3154844423" text:style-name="L56">
        <text:list-item>
          <text:p text:style-name="P62">Only when the input value changes by reference.</text:p>
        </text:list-item>
      </text:list>
      <text:p text:style-name="P14"><text:span text:style-name="Source_20_Text"><text:span text:style-name="T2"/></text:span></text:p>
      <text:h text:style-name="P8" text:outline-level="4"><text:soft-page-break/><text:span text:style-name="Source_20_Text"><text:span text:style-name="T2">2. </text:span></text:span><text:span text:style-name="Source_20_Text"><text:span text:style-name="Strong_20_Emphasis"><text:span text:style-name="T2">Impure Pipes</text:span></text:span></text:span></text:h>
      <text:list xml:id="list888254168" text:style-name="L57">
        <text:list-item>
          <text:p text:style-name="P63"><text:span text:style-name="Strong_20_Emphasis">Definition:</text:span> Impure pipes can depend on <text:span text:style-name="Strong_20_Emphasis">external or mutable state</text:span>.</text:p>
        </text:list-item>
        <text:list-item>
          <text:p text:style-name="P63">Angular calls an impure pipe <text:span text:style-name="Strong_20_Emphasis">on every change detection cycle</text:span>, regardless of whether the input reference changes.</text:p>
        </text:list-item>
        <text:list-item>
          <text:p text:style-name="P63">Marked with <text:span text:style-name="Source_20_Text">pure: false</text:span>.</text:p>
        </text:list-item>
        <text:list-item>
          <text:p text:style-name="P63">Useful when the pipe depends on <text:span text:style-name="Strong_20_Emphasis">mutable objects</text:span> or external changes.</text:p>
        </text:list-item>
        <text:list-item>
          <text:p text:style-name="P63"><text:span text:style-name="Strong_20_Emphasis">Performance:</text:span> Can be expensive, especially if change detection runs frequently, because the pipe runs on every cycle.</text:p>
        </text:list-item>
      </text:list>
      <text:p text:style-name="P14"><text:span text:style-name="Source_20_Text"><text:span text:style-name="T2">@Pipe({</text:span></text:span></text:p>
      <text:p text:style-name="P14"><text:span text:style-name="Source_20_Text"><text:span text:style-name="T2"><text:s text:c="2"/>name: 'impurePipe',</text:span></text:span></text:p>
      <text:p text:style-name="P14"><text:span text:style-name="Source_20_Text"><text:span text:style-name="T2"><text:s text:c="2"/>pure: false</text:span></text:span></text:p>
      <text:p text:style-name="P14"><text:span text:style-name="Source_20_Text"><text:span text:style-name="T2">})</text:span></text:span></text:p>
      <text:p text:style-name="P14"><text:span text:style-name="Source_20_Text"><text:span text:style-name="T2">export class ImpurePipe implements PipeTransform {</text:span></text:span></text:p>
      <text:p text:style-name="P14"><text:span text:style-name="Source_20_Text"><text:span text:style-name="T2"><text:s text:c="2"/>transform(value: any): any {</text:span></text:span></text:p>
      <text:p text:style-name="P14"><text:span text:style-name="Source_20_Text"><text:span text:style-name="T2"><text:s text:c="4"/>console.log('Impure pipe executed');</text:span></text:span></text:p>
      <text:p text:style-name="P14"><text:span text:style-name="Source_20_Text"><text:span text:style-name="T2"><text:s text:c="4"/>return value;</text:span></text:span></text:p>
      <text:p text:style-name="P14"><text:span text:style-name="Source_20_Text"><text:span text:style-name="T2"><text:s text:c="2"/>}</text:span></text:span></text:p>
      <text:p text:style-name="P14"><text:span text:style-name="Source_20_Text"><text:span text:style-name="T2">}</text:span></text:span></text:p>
      <text:p text:style-name="P14"><text:span text:style-name="Source_20_Text"><text:span text:style-name="T2"/></text:span></text:p>
      <text:p text:style-name="P119"><text:span text:style-name="Source_20_Text"><text:span text:style-name="Strong_20_Emphasis"><text:span text:style-name="T2">When does it execute?</text:span></text:span></text:span></text:p>
      <text:list xml:id="list3077266520" text:style-name="L58">
        <text:list-item>
          <text:p text:style-name="P64">Every change detection cycle.</text:p>
        </text:list-item>
      </text:list>
      <text:h text:style-name="P6" text:outline-level="3"><text:span text:style-name="Source_20_Text"><text:span text:style-name="T2">Impact on Performance</text:span></text:span></text:h>
      <text:list xml:id="list1794532788" text:style-name="L59">
        <text:list-item>
          <text:p text:style-name="P65"><text:span text:style-name="Strong_20_Emphasis">Pure pipes:</text:span><text:line-break/>Best for immutable data or stateless transformations. Since they run only when inputs change, they reduce unnecessary computations.</text:p>
        </text:list-item>
        <text:list-item>
          <text:p text:style-name="P65"><text:span text:style-name="Strong_20_Emphasis">Impure pipes:</text:span><text:line-break/>Useful when dealing with mutable data or external side effects but can significantly degrade performance if overused or used improperly.</text:p>
        </text:list-item>
      </text:list>
      <text:h text:style-name="P6" text:outline-level="3"><text:span text:style-name="Source_20_Text"><text:span text:style-name="T2">Pipe Chaining</text:span></text:span></text:h>
      <text:list xml:id="list3860485500" text:style-name="L60">
        <text:list-item>
          <text:p text:style-name="P66">Pipes can be <text:span text:style-name="Strong_20_Emphasis">chained together</text:span> in the template by using multiple pipe operators (<text:span text:style-name="Source_20_Text">|</text:span>).</text:p>
        </text:list-item>
        <text:list-item>
          <text:p text:style-name="P66">The output of one pipe becomes the input of the next.</text:p>
        </text:list-item>
      </text:list>
      <text:p text:style-name="P14"><text:span text:style-name="Source_20_Text"><text:span text:style-name="T2">{{ birthday | date:'shortDate' | uppercase }}</text:span></text:span></text:p>
      <text:p text:style-name="P119"><text:span text:style-name="Source_20_Text"><text:span text:style-name="Strong_20_Emphasis"><text:span text:style-name="T2">How it works:</text:span></text:span></text:span></text:p>
      <text:list xml:id="list2670224161" text:style-name="L61">
        <text:list-item>
          <text:p text:style-name="P67">Angular evaluates pipes from <text:span text:style-name="Strong_20_Emphasis">left to right</text:span>.</text:p>
        </text:list-item>
        <text:list-item>
          <text:p text:style-name="P67">Each pipe receives the output from the previous pipe.</text:p>
        </text:list-item>
        <text:list-item>
          <text:p text:style-name="P67">This allows for complex transformations composed of simpler pipes.</text:p>
        </text:list-item>
      </text:list>
      <text:p text:style-name="P14"><text:span text:style-name="Source_20_Text"><text:span text:style-name="T2"/></text:span></text:p>
      <text:p text:style-name="P14"><text:span text:style-name="Source_20_Text"><text:span text:style-name="T2"/></text:span></text:p>
      <text:p text:style-name="P119"><text:soft-page-break/><text:span text:style-name="Source_20_Text"><text:span text:style-name="T2">Exactly! You’ve captured the main idea that pipes transform UI data and can be built-in or custom.</text:span></text:span></text:p>
      <text:p text:style-name="Text_20_body">Here’s a bit more detailed explanation you can keep in mind:</text:p>
      <text:p text:style-name="Horizontal_20_Line"/>
      <text:h text:style-name="Heading_20_3" text:outline-level="3">Angular Pipes:</text:h>
      <text:list xml:id="list3475994613" text:style-name="L62">
        <text:list-item>
          <text:p text:style-name="P68">Pipes are <text:span text:style-name="Strong_20_Emphasis">simple functions</text:span> that take input data, transform it, and return the transformed output for display in the template.</text:p>
        </text:list-item>
        <text:list-item>
          <text:p text:style-name="P68">They are used to <text:span text:style-name="Strong_20_Emphasis">format or transform data</text:span> before rendering it in the UI.</text:p>
        </text:list-item>
        <text:list-item>
          <text:p text:style-name="P68">Angular provides many <text:span text:style-name="Strong_20_Emphasis">built-in pipes</text:span>, such as:</text:p>
          <text:list>
            <text:list-item>
              <text:p text:style-name="P68"><text:span text:style-name="Source_20_Text">DatePipe</text:span> (<text:span text:style-name="Source_20_Text">date</text:span>) — formats dates.</text:p>
            </text:list-item>
            <text:list-item>
              <text:p text:style-name="P68"><text:span text:style-name="Source_20_Text">UpperCasePipe</text:span> (<text:span text:style-name="Source_20_Text">uppercase</text:span>) — converts text to uppercase.</text:p>
            </text:list-item>
            <text:list-item>
              <text:p text:style-name="P68"><text:span text:style-name="Source_20_Text">LowerCasePipe</text:span> (<text:span text:style-name="Source_20_Text">lowercase</text:span>) — converts text to lowercase.</text:p>
            </text:list-item>
            <text:list-item>
              <text:p text:style-name="P68"><text:span text:style-name="Source_20_Text">JsonPipe</text:span> (<text:span text:style-name="Source_20_Text">json</text:span>) — converts objects to JSON string.</text:p>
            </text:list-item>
            <text:list-item>
              <text:p text:style-name="P68"><text:span text:style-name="Source_20_Text">CurrencyPipe</text:span> (<text:span text:style-name="Source_20_Text">currency</text:span>) — formats numbers as currency.</text:p>
            </text:list-item>
          </text:list>
        </text:list-item>
        <text:list-item>
          <text:p text:style-name="P68">You can also <text:span text:style-name="Strong_20_Emphasis">create custom pipes</text:span> for your specific needs.</text:p>
        </text:list-item>
      </text:list>
      <text:p text:style-name="Horizontal_20_Line"/>
      <text:h text:style-name="Heading_20_3" text:outline-level="3">Example usage in template:</text:h>
      <text:p text:style-name="Preformatted_20_Text"><text:span text:style-name="Source_20_Text">&lt;p&gt;{{ birthday | date:'fullDate' }}&lt;/p&gt;</text:span></text:p>
      <text:p text:style-name="Preformatted_20_Text"><text:span text:style-name="Source_20_Text">&lt;p&gt;{{ name | uppercase }}&lt;/p&gt;</text:span></text:p>
      <text:p text:style-name="P10"><text:span text:style-name="Source_20_Text">&lt;p&gt;{{ userData | json }}&lt;/p&gt;</text:span></text:p>
      <text:p text:style-name="Horizontal_20_Line"/>
      <text:h text:style-name="Heading_20_3" text:outline-level="3"/>
      <text:h text:style-name="Heading_20_3" text:outline-level="3">Question 10:</text:h>
      <text:p text:style-name="Text_20_body"><text:span text:style-name="Strong_20_Emphasis">What is Angular Routing? How do you configure routes in an Angular app?</text:span></text:p>
      <text:p text:style-name="Text_20_body"/>
      <text:h text:style-name="P6" text:outline-level="3"><text:span text:style-name="Source_20_Text"><text:span text:style-name="T2">Angular Routing:</text:span></text:span></text:h>
      <text:list xml:id="list1443304422" text:style-name="L64">
        <text:list-item>
          <text:p text:style-name="P69">Routing is the mechanism to <text:span text:style-name="Strong_20_Emphasis">navigate between different views or components</text:span> in a single-page Angular application.</text:p>
        </text:list-item>
        <text:list-item>
          <text:p text:style-name="P69">It enables users to move from one page/view to another without a full page reload.</text:p>
        </text:list-item>
        <text:list-item>
          <text:p text:style-name="P69">Routes are configured by defining a <text:span text:style-name="Strong_20_Emphasis">route table</text:span>, which maps URL paths to components.</text:p>
        </text:list-item>
        <text:list-item>
          <text:p text:style-name="P69">This configuration is usually done inside a dedicated file like <text:span text:style-name="Source_20_Text">app-routing.module.ts</text:span> or a feature module’s routing file.</text:p>
        </text:list-item>
        <text:list-item>
          <text:p text:style-name="P69">Routes can have additional features like:</text:p>
          <text:list>
            <text:list-item>
              <text:p text:style-name="P69"><text:soft-page-break/><text:span text:style-name="Strong_20_Emphasis">Lazy Loading</text:span> — loading feature modules only when needed to improve performance.</text:p>
            </text:list-item>
            <text:list-item>
              <text:p text:style-name="P69"><text:span text:style-name="Strong_20_Emphasis">Route Guards</text:span> — control access to routes, e.g., <text:span text:style-name="Source_20_Text">CanActivate</text:span> to protect routes from unauthorized users.</text:p>
            </text:list-item>
            <text:list-item>
              <text:p text:style-name="P69"><text:span text:style-name="Strong_20_Emphasis">Route Parameters</text:span> — passing dynamic values in URLs.</text:p>
            </text:list-item>
            <text:list-item>
              <text:p text:style-name="P69"><text:span text:style-name="Strong_20_Emphasis">Child Routes</text:span> — nested routing inside modules/components.</text:p>
            </text:list-item>
          </text:list>
        </text:list-item>
      </text:list>
      <text:p text:style-name="P14"><text:span text:style-name="Source_20_Text"><text:span text:style-name="T2">const routes: Routes = [</text:span></text:span></text:p>
      <text:p text:style-name="P14"><text:span text:style-name="Source_20_Text"><text:span text:style-name="T2"><text:s text:c="2"/>{ path: '', component: HomeComponent },</text:span></text:span></text:p>
      <text:p text:style-name="P14"><text:span text:style-name="Source_20_Text"><text:span text:style-name="T2"><text:s text:c="2"/>{ path: 'dashboard', component: DashboardComponent, canActivate: [AuthGuard] },</text:span></text:span></text:p>
      <text:p text:style-name="P14"><text:span text:style-name="Source_20_Text"><text:span text:style-name="T2"><text:s text:c="2"/>{ path: 'admin', loadChildren: () =&gt; import('./admin/admin.module').then(m =&gt; m.AdminModule) }</text:span></text:span></text:p>
      <text:p text:style-name="P14"><text:span text:style-name="Source_20_Text"><text:span text:style-name="T2">];</text:span></text:span></text:p>
      <text:p text:style-name="P14"><text:span text:style-name="Source_20_Text"><text:span text:style-name="T2"/></text:span></text:p>
      <text:h text:style-name="P1" text:outline-level="2"><text:span text:style-name="Source_20_Text"><text:span text:style-name="T2">1. Route Guards (CanActivate, CanDeactivate, Resolve, etc.)</text:span></text:span></text:h>
      <text:h text:style-name="Heading_20_3" text:outline-level="3">What are Route Guards?</text:h>
      <text:p text:style-name="Text_20_body">Route Guards control navigation flow in Angular apps — they let you allow or prevent access to certain routes based on logic, like authentication or unsaved changes.</text:p>
      <text:h text:style-name="Heading_20_3" text:outline-level="3">Types of Route Guards:</text:h>
      <text:list xml:id="list1449433483" text:style-name="L65">
        <text:list-item>
          <text:p text:style-name="P70"><text:span text:style-name="Strong_20_Emphasis">CanActivate</text:span>: Controls if a route can be activated.</text:p>
        </text:list-item>
        <text:list-item>
          <text:p text:style-name="P70"><text:span text:style-name="Strong_20_Emphasis">CanDeactivate</text:span>: Controls if you can leave a route/component.</text:p>
        </text:list-item>
        <text:list-item>
          <text:p text:style-name="P70"><text:span text:style-name="Strong_20_Emphasis">CanActivateChild</text:span>: Controls if child routes can be activated.</text:p>
        </text:list-item>
        <text:list-item>
          <text:p text:style-name="P70"><text:span text:style-name="Strong_20_Emphasis">Resolve</text:span>: Pre-fetches data before route is activated.</text:p>
        </text:list-item>
        <text:list-item>
          <text:p text:style-name="P70"><text:span text:style-name="Strong_20_Emphasis">CanLoad</text:span>: Prevents lazy loaded modules from loading.</text:p>
        </text:list-item>
      </text:list>
      <text:p text:style-name="Horizontal_20_Line"/>
      <text:h text:style-name="Heading_20_3" text:outline-level="3">CanActivate</text:h>
      <text:list xml:id="list1802150587" text:style-name="L66">
        <text:list-item>
          <text:p text:style-name="P71">Runs before route activation.</text:p>
        </text:list-item>
        <text:list-item>
          <text:p text:style-name="P71">Used to check if user has permission to visit a route.</text:p>
        </text:list-item>
        <text:list-item>
          <text:p text:style-name="P71">Returns <text:span text:style-name="Source_20_Text">boolean</text:span> or <text:span text:style-name="Source_20_Text">Observable&lt;boolean&gt;</text:span> or <text:span text:style-name="Source_20_Text">Promise&lt;boolean&gt;</text:span>.</text:p>
        </text:list-item>
      </text:list>
      <text:p text:style-name="Text_20_body"><text:span text:style-name="Strong_20_Emphasis">Example:</text:span></text:p>
      <text:p text:style-name="P14"><text:span text:style-name="Source_20_Text"><text:span text:style-name="T2">@Injectable({ providedIn: 'root' })</text:span></text:span></text:p>
      <text:p text:style-name="P14"><text:span text:style-name="Source_20_Text"><text:span text:style-name="T2">export class AuthGuard implements CanActivate {</text:span></text:span></text:p>
      <text:p text:style-name="P14"><text:span text:style-name="Source_20_Text"><text:span text:style-name="T2"><text:s text:c="2"/>constructor(private authService: AuthService, private router: Router) {}</text:span></text:span></text:p>
      <text:p text:style-name="P14"><text:span text:style-name="Source_20_Text"><text:span text:style-name="T2"/></text:span></text:p>
      <text:p text:style-name="P14"><text:span text:style-name="Source_20_Text"><text:span text:style-name="T2"><text:s text:c="2"/>canActivate(route: ActivatedRouteSnapshot, state: RouterStateSnapshot): boolean {</text:span></text:span></text:p>
      <text:p text:style-name="P14"><text:span text:style-name="Source_20_Text"><text:span text:style-name="T2"><text:s text:c="4"/>if (this.authService.isLoggedIn()) {</text:span></text:span></text:p>
      <text:p text:style-name="P14"><text:span text:style-name="Source_20_Text"><text:span text:style-name="T2"><text:s text:c="6"/>return true;</text:span></text:span></text:p>
      <text:p text:style-name="P14"><text:soft-page-break/><text:span text:style-name="Source_20_Text"><text:span text:style-name="T2"><text:s text:c="4"/>} else {</text:span></text:span></text:p>
      <text:p text:style-name="P14"><text:span text:style-name="Source_20_Text"><text:span text:style-name="T2"><text:s text:c="6"/>this.router.navigate(['/login']);</text:span></text:span></text:p>
      <text:p text:style-name="P14"><text:span text:style-name="Source_20_Text"><text:span text:style-name="T2"><text:s text:c="6"/>return false;</text:span></text:span></text:p>
      <text:p text:style-name="P14"><text:span text:style-name="Source_20_Text"><text:span text:style-name="T2"><text:s text:c="4"/>}</text:span></text:span></text:p>
      <text:p text:style-name="P14"><text:span text:style-name="Source_20_Text"><text:span text:style-name="T2"><text:s text:c="2"/>}</text:span></text:span></text:p>
      <text:p text:style-name="P14"><text:span text:style-name="Source_20_Text"><text:span text:style-name="T2">}</text:span></text:span></text:p>
      <text:h text:style-name="P6" text:outline-level="3"><text:span text:style-name="Source_20_Text"><text:span text:style-name="T2">CanDeactivate</text:span></text:span></text:h>
      <text:list xml:id="list1244413189" text:style-name="L67">
        <text:list-item>
          <text:p text:style-name="P72">Runs when leaving a route.</text:p>
        </text:list-item>
        <text:list-item>
          <text:p text:style-name="P72">Used to prevent losing unsaved changes.</text:p>
        </text:list-item>
        <text:list-item>
          <text:p text:style-name="P72">Returns <text:span text:style-name="Source_20_Text">boolean</text:span> or <text:span text:style-name="Source_20_Text">Observable&lt;boolean&gt;</text:span> or <text:span text:style-name="Source_20_Text">Promise&lt;boolean&gt;</text:span>.</text:p>
        </text:list-item>
      </text:list>
      <text:p text:style-name="P14"><text:span text:style-name="Source_20_Text"><text:span text:style-name="T2">export interface CanComponentDeactivate {</text:span></text:span></text:p>
      <text:p text:style-name="P14"><text:span text:style-name="Source_20_Text"><text:span text:style-name="T2"><text:s text:c="2"/>canDeactivate: () =&gt; boolean | Observable&lt;boolean&gt; | Promise&lt;boolean&gt;;</text:span></text:span></text:p>
      <text:p text:style-name="P14"><text:span text:style-name="Source_20_Text"><text:span text:style-name="T2">}</text:span></text:span></text:p>
      <text:p text:style-name="P14"><text:span text:style-name="Source_20_Text"><text:span text:style-name="T2"/></text:span></text:p>
      <text:p text:style-name="P14"><text:span text:style-name="Source_20_Text"><text:span text:style-name="T2">@Injectable({ providedIn: 'root' })</text:span></text:span></text:p>
      <text:p text:style-name="P14"><text:span text:style-name="Source_20_Text"><text:span text:style-name="T2">export class UnsavedChangesGuard implements CanDeactivate&lt;CanComponentDeactivate&gt; {</text:span></text:span></text:p>
      <text:p text:style-name="P14"><text:span text:style-name="Source_20_Text"><text:span text:style-name="T2"><text:s text:c="2"/>canDeactivate(component: CanComponentDeactivate) {</text:span></text:span></text:p>
      <text:p text:style-name="P14"><text:span text:style-name="Source_20_Text"><text:span text:style-name="T2"><text:s text:c="4"/>return component.canDeactivate ? component.canDeactivate() : true;</text:span></text:span></text:p>
      <text:p text:style-name="P14"><text:span text:style-name="Source_20_Text"><text:span text:style-name="T2"><text:s text:c="2"/>}</text:span></text:span></text:p>
      <text:p text:style-name="P14"><text:span text:style-name="Source_20_Text"><text:span text:style-name="T2">}</text:span></text:span></text:p>
      <text:p text:style-name="P14"><text:span text:style-name="Source_20_Text"><text:span text:style-name="T2">In your component:</text:span></text:span></text:p>
      <text:p text:style-name="P14"><text:span text:style-name="Source_20_Text"><text:span text:style-name="T2">canDeactivate(): boolean {</text:span></text:span></text:p>
      <text:p text:style-name="P14"><text:span text:style-name="Source_20_Text"><text:span text:style-name="T2"><text:s text:c="2"/>if (this.form.dirty) {</text:span></text:span></text:p>
      <text:p text:style-name="P14"><text:span text:style-name="Source_20_Text"><text:span text:style-name="T2"><text:s text:c="4"/>return confirm('You have unsaved changes. Do you really want to leave?');</text:span></text:span></text:p>
      <text:p text:style-name="P14"><text:span text:style-name="Source_20_Text"><text:span text:style-name="T2"><text:s text:c="2"/>}</text:span></text:span></text:p>
      <text:p text:style-name="P14"><text:span text:style-name="Source_20_Text"><text:span text:style-name="T2"><text:s text:c="2"/>return true;</text:span></text:span></text:p>
      <text:p text:style-name="P14"><text:span text:style-name="Source_20_Text"><text:span text:style-name="T2">}</text:span></text:span></text:p>
      <text:p text:style-name="P14"><text:span text:style-name="Source_20_Text"><text:span text:style-name="T2"/></text:span></text:p>
      <text:h text:style-name="P6" text:outline-level="3"><text:span text:style-name="Source_20_Text"><text:span text:style-name="T2">Resolve</text:span></text:span></text:h>
      <text:list xml:id="list3903496456" text:style-name="L68">
        <text:list-item>
          <text:p text:style-name="P73">Used to fetch data <text:span text:style-name="Emphasis">before</text:span> route loads.</text:p>
        </text:list-item>
        <text:list-item>
          <text:p text:style-name="P73">Prevents UI flickering/loading spinner.</text:p>
        </text:list-item>
        <text:list-item>
          <text:p text:style-name="P73">Returns data synchronously or asynchronously.</text:p>
        </text:list-item>
        <text:list-item>
          <text:p text:style-name="P73">Injects data into the routed component via <text:span text:style-name="Source_20_Text">ActivatedRoute.data</text:span>.</text:p>
        </text:list-item>
      </text:list>
      <text:p text:style-name="Text_20_body"><text:span text:style-name="Strong_20_Emphasis">Example:</text:span></text:p>
      <text:p text:style-name="P14"><text:span text:style-name="Source_20_Text"><text:span text:style-name="T2">@Injectable({ providedIn: 'root' })</text:span></text:span></text:p>
      <text:p text:style-name="P14"><text:span text:style-name="Source_20_Text"><text:span text:style-name="T2">export class UserResolver implements Resolve&lt;User&gt; {</text:span></text:span></text:p>
      <text:p text:style-name="P14"><text:span text:style-name="Source_20_Text"><text:span text:style-name="T2"><text:s text:c="2"/>constructor(private userService: UserService) {}</text:span></text:span></text:p>
      <text:p text:style-name="P14"><text:span text:style-name="Source_20_Text"><text:span text:style-name="T2"/></text:span></text:p>
      <text:p text:style-name="P14"><text:span text:style-name="Source_20_Text"><text:span text:style-name="T2"><text:s text:c="2"/>resolve(route: ActivatedRouteSnapshot): Observable&lt;User&gt; {</text:span></text:span></text:p>
      <text:p text:style-name="P14"><text:span text:style-name="Source_20_Text"><text:span text:style-name="T2"><text:s text:c="4"/>return this.userService.getUser(route.params['id']);</text:span></text:span></text:p>
      <text:p text:style-name="P14"><text:soft-page-break/><text:span text:style-name="Source_20_Text"><text:span text:style-name="T2"><text:s text:c="2"/>}</text:span></text:span></text:p>
      <text:p text:style-name="P14"><text:span text:style-name="Source_20_Text"><text:span text:style-name="T2">}</text:span></text:span></text:p>
      <text:p text:style-name="P14"><text:span text:style-name="Source_20_Text"><text:span text:style-name="T2">Route config:</text:span></text:span></text:p>
      <text:p text:style-name="P14"><text:span text:style-name="Source_20_Text"><text:span text:style-name="T2">{</text:span></text:span></text:p>
      <text:p text:style-name="P14"><text:span text:style-name="Source_20_Text"><text:span text:style-name="T2"><text:s text:c="2"/>path: 'user/:id',</text:span></text:span></text:p>
      <text:p text:style-name="P14"><text:span text:style-name="Source_20_Text"><text:span text:style-name="T2"><text:s text:c="2"/>component: UserComponent,</text:span></text:span></text:p>
      <text:p text:style-name="P14"><text:span text:style-name="Source_20_Text"><text:span text:style-name="T2"><text:s text:c="2"/>resolve: { user: UserResolver }</text:span></text:span></text:p>
      <text:p text:style-name="P14"><text:span text:style-name="Source_20_Text"><text:span text:style-name="T2">}</text:span></text:span></text:p>
      <text:p text:style-name="P14"><text:span text:style-name="Source_20_Text"><text:span text:style-name="T2"/></text:span></text:p>
      <text:p text:style-name="P15"><text:span text:style-name="Source_20_Text"><text:span text:style-name="T5">Inside component:</text:span></text:span></text:p>
      <text:p text:style-name="P15"><text:span text:style-name="Source_20_Text"><text:span text:style-name="T5">this.route.data.subscribe(data =&gt; {</text:span></text:span></text:p>
      <text:p text:style-name="P15"><text:span text:style-name="Source_20_Text"><text:span text:style-name="T5"><text:s text:c="2"/>this.user = data['user'];</text:span></text:span></text:p>
      <text:p text:style-name="P15"><text:span text:style-name="Source_20_Text"><text:span text:style-name="T5">});</text:span></text:span></text:p>
      <text:h text:style-name="P7" text:outline-level="3"><text:span text:style-name="Source_20_Text"><text:span text:style-name="T5">CanActivateChild</text:span></text:span></text:h>
      <text:list xml:id="list512089740" text:style-name="L69">
        <text:list-item>
          <text:p text:style-name="P74">Similar to CanActivate but for child routes.</text:p>
        </text:list-item>
        <text:list-item>
          <text:p text:style-name="P74">Use it to guard access to all children of a route.</text:p>
        </text:list-item>
      </text:list>
      <text:h text:style-name="P7" text:outline-level="3"><text:span text:style-name="Source_20_Text"><text:span text:style-name="T5">CanLoad</text:span></text:span></text:h>
      <text:list xml:id="list744834479" text:style-name="L70">
        <text:list-item>
          <text:p text:style-name="P75">Used with lazy-loaded modules.</text:p>
        </text:list-item>
        <text:list-item>
          <text:p text:style-name="P75">Prevents module loading if user is unauthorized.</text:p>
        </text:list-item>
        <text:list-item>
          <text:p text:style-name="P75">Returns <text:span text:style-name="Source_20_Text">boolean</text:span> or <text:span text:style-name="Source_20_Text">Observable&lt;boolean&gt;</text:span> or <text:span text:style-name="Source_20_Text">Promise&lt;boolean&gt;</text:span>.</text:p>
        </text:list-item>
      </text:list>
      <text:p text:style-name="P15"><text:span text:style-name="Source_20_Text"><text:span text:style-name="T5">@Injectable({ providedIn: 'root' })</text:span></text:span></text:p>
      <text:p text:style-name="P15"><text:span text:style-name="Source_20_Text"><text:span text:style-name="T5">export class AdminGuard implements CanLoad {</text:span></text:span></text:p>
      <text:p text:style-name="P15"><text:span text:style-name="Source_20_Text"><text:span text:style-name="T5"><text:s text:c="2"/>constructor(private auth: AuthService) {}</text:span></text:span></text:p>
      <text:p text:style-name="P15"><text:span text:style-name="Source_20_Text"><text:span text:style-name="T5"/></text:span></text:p>
      <text:p text:style-name="P15"><text:span text:style-name="Source_20_Text"><text:span text:style-name="T5"><text:s text:c="2"/>canLoad(route: Route): boolean {</text:span></text:span></text:p>
      <text:p text:style-name="P15"><text:span text:style-name="Source_20_Text"><text:span text:style-name="T5"><text:s text:c="4"/>return this.auth.isAdmin();</text:span></text:span></text:p>
      <text:p text:style-name="P15"><text:span text:style-name="Source_20_Text"><text:span text:style-name="T5"><text:s text:c="2"/>}</text:span></text:span></text:p>
      <text:p text:style-name="P15"><text:span text:style-name="Source_20_Text"><text:span text:style-name="T5">}</text:span></text:span></text:p>
      <text:p text:style-name="P15"><text:span text:style-name="Source_20_Text"><text:span text:style-name="T5">Lazy loading loads feature modules </text:span></text:span><text:span text:style-name="Source_20_Text"><text:span text:style-name="Emphasis"><text:span text:style-name="T5">only when needed</text:span></text:span></text:span><text:span text:style-name="Source_20_Text"><text:span text:style-name="T5">, improving app startup performance.</text:span></text:span></text:p>
      <text:p text:style-name="P15"><text:span text:style-name="Source_20_Text"><text:span text:style-name="T5"/></text:span></text:p>
      <text:h text:style-name="P2" text:outline-level="2"><text:span text:style-name="Source_20_Text"><text:span text:style-name="T5">Query Parameters and Route Parameters</text:span></text:span></text:h>
      <text:h text:style-name="Heading_20_3" text:outline-level="3">Route Parameters (<text:span text:style-name="Source_20_Text">:id</text:span>)</text:h>
      <text:list xml:id="list166579118" text:style-name="L71">
        <text:list-item>
          <text:p text:style-name="P76">Defined in the route path: <text:span text:style-name="Source_20_Text">path: 'user/:id'</text:span>.</text:p>
        </text:list-item>
        <text:list-item>
          <text:p text:style-name="P76">Accessed using <text:span text:style-name="Source_20_Text">ActivatedRoute</text:span>:</text:p>
        </text:list-item>
      </text:list>
      <text:p text:style-name="P15"><text:span text:style-name="Source_20_Text"><text:span text:style-name="T5">this.route.paramMap.subscribe(params =&gt; {</text:span></text:span></text:p>
      <text:p text:style-name="P15"><text:span text:style-name="Source_20_Text"><text:span text:style-name="T5"><text:s text:c="2"/>const id = params.get('id');</text:span></text:span></text:p>
      <text:p text:style-name="P15"><text:span text:style-name="Source_20_Text"><text:span text:style-name="T5">});</text:span></text:span></text:p>
      <text:h text:style-name="P7" text:outline-level="3"><text:span text:style-name="Source_20_Text"><text:span text:style-name="T5">Query Parameters (</text:span></text:span><text:span text:style-name="Source_20_Text"><text:span text:style-name="T9">?page=1&amp;sort=asc</text:span></text:span><text:span text:style-name="Source_20_Text"><text:span text:style-name="T5">)</text:span></text:span></text:h>
      <text:list xml:id="list45601038" text:style-name="L72">
        <text:list-item>
          <text:p text:style-name="P77">Optional key-value pairs after <text:span text:style-name="Source_20_Text">?</text:span>.</text:p>
        </text:list-item>
        <text:list-item>
          <text:p text:style-name="P77"><text:soft-page-break/>Accessed via <text:span text:style-name="Source_20_Text">ActivatedRoute</text:span>:</text:p>
        </text:list-item>
      </text:list>
      <text:p text:style-name="P15"><text:span text:style-name="Source_20_Text"><text:span text:style-name="T5">this.route.queryParamMap.subscribe(params =&gt; {</text:span></text:span></text:p>
      <text:p text:style-name="P15"><text:span text:style-name="Source_20_Text"><text:span text:style-name="T5"><text:s text:c="2"/>const page = params.get('page');</text:span></text:span></text:p>
      <text:p text:style-name="P15"><text:span text:style-name="Source_20_Text"><text:span text:style-name="T5"><text:s text:c="2"/>const sort = params.get('sort');</text:span></text:span></text:p>
      <text:p text:style-name="P15"><text:span text:style-name="Source_20_Text"><text:span text:style-name="T5">});</text:span></text:span></text:p>
      <text:p text:style-name="P15"><text:span text:style-name="Source_20_Text"><text:span text:style-name="T5">Navigating with parameters:</text:span></text:span></text:p>
      <text:p text:style-name="P15"><text:span text:style-name="Source_20_Text"><text:span text:style-name="T5">this.router.navigate(['/user', userId], { queryParams: { ref: 'email' } });</text:span></text:span></text:p>
      <text:h text:style-name="P2" text:outline-level="2"><text:span text:style-name="Source_20_Text"><text:span text:style-name="T5">Router Lifecycle Hooks</text:span></text:span></text:h>
      <text:p text:style-name="Text_20_body">Angular router offers several lifecycle hooks to tap into route activation and deactivation:</text:p>
      <text:list xml:id="list1361292216" text:style-name="L73">
        <text:list-item>
          <text:p text:style-name="P78"><text:span text:style-name="Strong_20_Emphasis"><text:span text:style-name="Source_20_Text">ngOnInit</text:span></text:span> — usual component initialization.</text:p>
        </text:list-item>
        <text:list-item>
          <text:p text:style-name="P78"><text:span text:style-name="Strong_20_Emphasis"><text:span text:style-name="Source_20_Text">ngOnDestroy</text:span></text:span> — cleanup on route exit.</text:p>
        </text:list-item>
        <text:list-item>
          <text:p text:style-name="P78"><text:span text:style-name="Strong_20_Emphasis"><text:span text:style-name="Source_20_Text">OnInit</text:span></text:span><text:span text:style-name="Strong_20_Emphasis"> and </text:span><text:span text:style-name="Strong_20_Emphasis"><text:span text:style-name="Source_20_Text">OnDestroy</text:span></text:span> — regular Angular lifecycle hooks.</text:p>
        </text:list-item>
      </text:list>
      <text:h text:style-name="Heading_20_3" text:outline-level="3">Router-specific lifecycle hooks in guards:</text:h>
      <text:list xml:id="list609092941" text:style-name="L74">
        <text:list-item>
          <text:p text:style-name="P79"><text:span text:style-name="Source_20_Text">CanActivate</text:span> — before route activation.</text:p>
        </text:list-item>
        <text:list-item>
          <text:p text:style-name="P79"><text:span text:style-name="Source_20_Text">CanDeactivate</text:span> — before route exit.</text:p>
        </text:list-item>
        <text:list-item>
          <text:p text:style-name="P79"><text:span text:style-name="Source_20_Text">Resolve</text:span> — before route activation (for data).</text:p>
        </text:list-item>
        <text:list-item>
          <text:p text:style-name="P79"><text:span text:style-name="Source_20_Text">CanLoad</text:span> — before lazy-loaded module loads.</text:p>
        </text:list-item>
      </text:list>
      <text:h text:style-name="P7" text:outline-level="3"><text:span text:style-name="Source_20_Text"><text:span text:style-name="T5">Router Events (subscribe in a component or service)</text:span></text:span></text:h>
      <text:p text:style-name="Text_20_body">You can subscribe to <text:span text:style-name="Source_20_Text">Router</text:span> events to hook into navigation lifecycle:</text:p>
      <text:p text:style-name="P15"><text:span text:style-name="Source_20_Text"><text:span text:style-name="T5">this.router.events.subscribe(event =&gt; {</text:span></text:span></text:p>
      <text:p text:style-name="P15"><text:span text:style-name="Source_20_Text"><text:span text:style-name="T5"><text:s text:c="2"/>if (event instanceof NavigationStart) {</text:span></text:span></text:p>
      <text:p text:style-name="P15"><text:span text:style-name="Source_20_Text"><text:span text:style-name="T5"><text:s text:c="4"/>console.log('Navigation started');</text:span></text:span></text:p>
      <text:p text:style-name="P15"><text:span text:style-name="Source_20_Text"><text:span text:style-name="T5"><text:s text:c="2"/>}</text:span></text:span></text:p>
      <text:p text:style-name="P15"><text:span text:style-name="Source_20_Text"><text:span text:style-name="T5"><text:s text:c="2"/>if (event instanceof NavigationEnd) {</text:span></text:span></text:p>
      <text:p text:style-name="P15"><text:span text:style-name="Source_20_Text"><text:span text:style-name="T5"><text:s text:c="4"/>console.log('Navigation ended');</text:span></text:span></text:p>
      <text:p text:style-name="P15"><text:span text:style-name="Source_20_Text"><text:span text:style-name="T5"><text:s text:c="2"/>}</text:span></text:span></text:p>
      <text:p text:style-name="P15"><text:span text:style-name="Source_20_Text"><text:span text:style-name="T5"><text:s text:c="2"/>if (event instanceof NavigationCancel) {</text:span></text:span></text:p>
      <text:p text:style-name="P15"><text:span text:style-name="Source_20_Text"><text:span text:style-name="T5"><text:s text:c="4"/>console.log('Navigation canceled');</text:span></text:span></text:p>
      <text:p text:style-name="P15"><text:span text:style-name="Source_20_Text"><text:span text:style-name="T5"><text:s text:c="2"/>}</text:span></text:span></text:p>
      <text:p text:style-name="P15"><text:span text:style-name="Source_20_Text"><text:span text:style-name="T5"><text:s text:c="2"/>if (event instanceof NavigationError) {</text:span></text:span></text:p>
      <text:p text:style-name="P15"><text:span text:style-name="Source_20_Text"><text:span text:style-name="T5"><text:s text:c="4"/>console.log('Navigation error');</text:span></text:span></text:p>
      <text:p text:style-name="P15"><text:span text:style-name="Source_20_Text"><text:span text:style-name="T5"><text:s text:c="2"/>}</text:span></text:span></text:p>
      <text:p text:style-name="P15"><text:span text:style-name="Source_20_Text"><text:span text:style-name="T5">});</text:span></text:span></text:p>
      <text:p text:style-name="P15"><text:span text:style-name="Source_20_Text"><text:span text:style-name="T5"/></text:span></text:p>
      <text:p text:style-name="P15"><text:span text:style-name="Source_20_Text"><text:span text:style-name="T5"/></text:span></text:p>
      <text:p text:style-name="P15"><text:span text:style-name="Source_20_Text"><text:span text:style-name="T5"/></text:span></text:p>
      <text:p text:style-name="P15"><text:span text:style-name="Source_20_Text"><text:span text:style-name="T5"/></text:span></text:p>
      <text:p text:style-name="P15"><text:span text:style-name="Source_20_Text"><text:span text:style-name="T5"/></text:span></text:p>
      <text:p text:style-name="P120"><text:soft-page-break/><text:span text:style-name="Source_20_Text"><text:span text:style-name="T5"/></text:span></text:p>
      <text:p text:style-name="Horizontal_20_Line"/>
      <text:p text:style-name="Text_20_body"><text:span text:style-name="Strong_20_Emphasis">What is Angular Lifecycle Hooks? Name a few and explain when they are used.</text:span></text:p>
      <text:p text:style-name="Text_20_body"><text:span text:style-name="Source_20_Text"><text:span text:style-name="T5">Lifecycle hooks are </text:span></text:span><text:span text:style-name="Source_20_Text"><text:span text:style-name="Strong_20_Emphasis"><text:span text:style-name="T5">special methods</text:span></text:span></text:span><text:span text:style-name="Source_20_Text"><text:span text:style-name="T5"> that Angular calls at specific moments in a component or directive’s life — from creation to destruction.</text:span></text:span></text:p>
      <text:p text:style-name="Text_20_body">They give you <text:span text:style-name="Strong_20_Emphasis">insight and control</text:span> over what happens at each stage.</text:p>
      <text:h text:style-name="Heading_20_3" text:outline-level="3"><text:span text:style-name="Source_20_Text"><text:span text:style-name="T5">Common Lifecycle Hooks:</text:span></text:span></text:h>
      <text:list xml:id="list1795507870" text:style-name="L75">
        <text:list-item>
          <text:p text:style-name="P80"><text:span text:style-name="Strong_20_Emphasis"><text:span text:style-name="Source_20_Text">constructor()</text:span></text:span></text:p>
          <text:list>
            <text:list-item>
              <text:p text:style-name="P80">Called when the class is instantiated.</text:p>
            </text:list-item>
            <text:list-item>
              <text:p text:style-name="P80">Used to inject dependencies, <text:span text:style-name="Strong_20_Emphasis">not</text:span> for initialization logic.</text:p>
            </text:list-item>
          </text:list>
        </text:list-item>
        <text:list-item>
          <text:p text:style-name="P80"><text:span text:style-name="Strong_20_Emphasis"><text:span text:style-name="Source_20_Text">ngOnInit()</text:span></text:span></text:p>
          <text:list>
            <text:list-item>
              <text:p text:style-name="P80">Called once after the component's first display.</text:p>
            </text:list-item>
            <text:list-item>
              <text:p text:style-name="P80">Best place to fetch data or initialize logic.</text:p>
            </text:list-item>
            <text:list-item>
              <text:p text:style-name="P80">Think of it as <text:span text:style-name="Source_20_Text">componentDidMount()</text:span> in React.</text:p>
            </text:list-item>
          </text:list>
        </text:list-item>
        <text:list-item>
          <text:p text:style-name="P80"><text:span text:style-name="Strong_20_Emphasis"><text:span text:style-name="Source_20_Text">ngOnChanges(changes)</text:span></text:span></text:p>
          <text:list>
            <text:list-item>
              <text:p text:style-name="P80">Called when an input-bound property changes.</text:p>
            </text:list-item>
            <text:list-item>
              <text:p text:style-name="P80">Useful for reacting to <text:span text:style-name="Source_20_Text">@Input()</text:span> updates.</text:p>
            </text:list-item>
          </text:list>
        </text:list-item>
        <text:list-item>
          <text:p text:style-name="P80"><text:span text:style-name="Strong_20_Emphasis"><text:span text:style-name="Source_20_Text">ngDoCheck()</text:span></text:span></text:p>
          <text:list>
            <text:list-item>
              <text:p text:style-name="P80">Called during every change detection run.</text:p>
            </text:list-item>
            <text:list-item>
              <text:p text:style-name="P80">Rarely used unless you need custom change detection.</text:p>
            </text:list-item>
          </text:list>
        </text:list-item>
        <text:list-item>
          <text:p text:style-name="P80"><text:span text:style-name="Strong_20_Emphasis"><text:span text:style-name="Source_20_Text">ngAfterContentInit()</text:span></text:span><text:span text:style-name="Strong_20_Emphasis"> / </text:span><text:span text:style-name="Strong_20_Emphasis"><text:span text:style-name="Source_20_Text">ngAfterContentChecked()</text:span></text:span></text:p>
          <text:list>
            <text:list-item>
              <text:p text:style-name="P80">Called after external content (e.g., projected content via <text:span text:style-name="Source_20_Text">&lt;ng-content&gt;</text:span>) has been inserted and checked.</text:p>
            </text:list-item>
          </text:list>
        </text:list-item>
        <text:list-item>
          <text:p text:style-name="P80"><text:span text:style-name="Strong_20_Emphasis"><text:span text:style-name="Source_20_Text">ngAfterViewInit()</text:span></text:span><text:span text:style-name="Strong_20_Emphasis"> / </text:span><text:span text:style-name="Strong_20_Emphasis"><text:span text:style-name="Source_20_Text">ngAfterViewChecked()</text:span></text:span></text:p>
          <text:list>
            <text:list-item>
              <text:p text:style-name="P80">Called after component's view (and child views) are initialized and checked.</text:p>
            </text:list-item>
            <text:list-item>
              <text:p text:style-name="P80">Often used when you need to access <text:span text:style-name="Source_20_Text">@ViewChild</text:span> elements.</text:p>
            </text:list-item>
          </text:list>
        </text:list-item>
        <text:list-item>
          <text:p text:style-name="P80"><text:span text:style-name="Strong_20_Emphasis"><text:span text:style-name="Source_20_Text">ngOnDestroy()</text:span></text:span></text:p>
          <text:list>
            <text:list-item>
              <text:p text:style-name="P80">Called right before the component is destroyed.</text:p>
            </text:list-item>
            <text:list-item>
              <text:p text:style-name="P80">Best for cleaning up (unsubscribe from Observables, remove event listeners, etc.).</text:p>
            </text:list-item>
          </text:list>
        </text:list-item>
      </text:list>
      <text:p text:style-name="Horizontal_20_Line"/>
      <text:p text:style-name="Text_20_body"><text:span text:style-name="Source_20_Text"><text:span text:style-name="T5"/></text:span></text:p>
      <text:p text:style-name="Text_20_body"><text:span text:style-name="Source_20_Text"><text:span text:style-name="T5"/></text:span></text:p>
      <text:p text:style-name="Text_20_body"><text:soft-page-break/><text:span text:style-name="Source_20_Text"><text:span text:style-name="T5">✅ </text:span></text:span><text:span text:style-name="Strong_20_Emphasis"><text:span text:style-name="Source_20_Text"><text:span text:style-name="T9">constructor()</text:span></text:span></text:span><text:span text:style-name="Source_20_Text"><text:span text:style-name="Strong_20_Emphasis"><text:span text:style-name="T5"> vs </text:span></text:span></text:span><text:span text:style-name="Source_20_Text"><text:span text:style-name="Strong_20_Emphasis"><text:span text:style-name="T9">ngOnInit()</text:span></text:span></text:span></text:p>
      <table:table table:name="Table9" table:style-name="Table9">
        <table:table-column table:style-name="Table9.A"/>
        <table:table-column table:style-name="Table9.B"/>
        <table:table-column table:style-name="Table9.C"/>
        <table:table-header-rows>
          <table:table-row table:style-name="TableLine94106013027776">
            <table:table-cell table:style-name="Table9.A1" office:value-type="string">
              <text:p text:style-name="Table_20_Heading"/>
              <text:p text:style-name="Table_20_Heading">Feature</text:p>
            </table:table-cell>
            <table:table-cell table:style-name="Table9.A1" office:value-type="string">
              <text:p text:style-name="Table_20_Heading"><text:span text:style-name="Source_20_Text">constructor()</text:span></text:p>
            </table:table-cell>
            <table:table-cell table:style-name="Table9.A1" office:value-type="string">
              <text:p text:style-name="Table_20_Heading"><text:span text:style-name="Source_20_Text">ngOnInit()</text:span></text:p>
            </table:table-cell>
          </table:table-row>
        </table:table-header-rows>
        <table:table-row table:style-name="TableLine94106013027776">
          <table:table-cell table:style-name="Table9.A1" office:value-type="string">
            <text:p text:style-name="Table_20_Contents"><text:span text:style-name="Strong_20_Emphasis">Purpose</text:span></text:p>
          </table:table-cell>
          <table:table-cell table:style-name="Table9.A1" office:value-type="string">
            <text:p text:style-name="Table_20_Contents">Create the class and inject dependencies.</text:p>
          </table:table-cell>
          <table:table-cell table:style-name="Table9.A1" office:value-type="string">
            <text:p text:style-name="Table_20_Contents">Run initialization logic after inputs are set.</text:p>
          </table:table-cell>
        </table:table-row>
        <table:table-row table:style-name="TableLine94106013027776">
          <table:table-cell table:style-name="Table9.A1" office:value-type="string">
            <text:p text:style-name="Table_20_Contents"><text:span text:style-name="Strong_20_Emphasis">Timing</text:span></text:p>
          </table:table-cell>
          <table:table-cell table:style-name="Table9.A1" office:value-type="string">
            <text:p text:style-name="Table_20_Contents">Called when the class is instantiated.</text:p>
          </table:table-cell>
          <table:table-cell table:style-name="Table9.A1" office:value-type="string">
            <text:p text:style-name="Table_20_Contents">Called after Angular sets input properties.</text:p>
          </table:table-cell>
        </table:table-row>
        <table:table-row table:style-name="TableLine94106013027776">
          <table:table-cell table:style-name="Table9.A1" office:value-type="string">
            <text:p text:style-name="Table_20_Contents"><text:span text:style-name="Strong_20_Emphasis">Use case</text:span></text:p>
          </table:table-cell>
          <table:table-cell table:style-name="Table9.A1" office:value-type="string">
            <text:p text:style-name="Table_20_Contents">Inject services, basic setup.</text:p>
          </table:table-cell>
          <table:table-cell table:style-name="Table9.A1" office:value-type="string">
            <text:p text:style-name="Table_20_Contents">Fetch data, initialize state with inputs.</text:p>
          </table:table-cell>
        </table:table-row>
        <table:table-row table:style-name="TableLine94106013027776">
          <table:table-cell table:style-name="Table9.A1" office:value-type="string">
            <text:p text:style-name="Table_20_Contents"><text:span text:style-name="Strong_20_Emphasis">Access to @Input</text:span></text:p>
          </table:table-cell>
          <table:table-cell table:style-name="Table9.A1" office:value-type="string">
            <text:p text:style-name="Table_20_Contents">❌ No</text:p>
          </table:table-cell>
          <table:table-cell table:style-name="Table9.A1" office:value-type="string">
            <text:p text:style-name="Table_20_Contents">✅ Yes</text:p>
          </table:table-cell>
        </table:table-row>
      </table:table>
      <text:p text:style-name="Text_20_body"><text:span text:style-name="Source_20_Text"><text:span text:style-name="T5"/></text:span></text:p>
      <text:p text:style-name="Text_20_body"><text:span text:style-name="Source_20_Text"><text:span text:style-name="T5"/></text:span></text:p>
      <text:h text:style-name="Heading_20_4" text:outline-level="4"><text:span text:style-name="Source_20_Text"><text:span text:style-name="T5">Best Practice:</text:span></text:span></text:h>
      <text:list xml:id="list3324770696" text:style-name="L76">
        <text:list-item>
          <text:p text:style-name="P81">Use <text:span text:style-name="Source_20_Text">constructor()</text:span> <text:span text:style-name="Strong_20_Emphasis">only</text:span> to inject dependencies and set default values.</text:p>
        </text:list-item>
        <text:list-item>
          <text:p text:style-name="P81">Use <text:span text:style-name="Source_20_Text">ngOnInit()</text:span> for any logic that needs to run after component inputs are available (e.g., fetch data, set up observables, etc.).</text:p>
        </text:list-item>
      </text:list>
      <text:h text:style-name="Heading_20_3" text:outline-level="3"><text:span text:style-name="Source_20_Text"><text:span text:style-name="T5">Performance Implications of </text:span></text:span><text:span text:style-name="Source_20_Text"><text:span text:style-name="T9">ngDoCheck()</text:span></text:span><text:span text:style-name="Source_20_Text"><text:span text:style-name="T5"> and </text:span></text:span><text:span text:style-name="Source_20_Text"><text:span text:style-name="T9">ngAfter*</text:span></text:span><text:span text:style-name="Source_20_Text"><text:span text:style-name="T5"> Hooks</text:span></text:span></text:h>
      <text:h text:style-name="Heading_20_4" text:outline-level="4"><text:span text:style-name="Source_20_Text">ngDoCheck()</text:span></text:h>
      <text:list xml:id="list1875961437" text:style-name="L77">
        <text:list-item>
          <text:p text:style-name="P82"><text:span text:style-name="Strong_20_Emphasis">Purpose</text:span>: Custom change detection logic.</text:p>
        </text:list-item>
        <text:list-item>
          <text:p text:style-name="P82"><text:span text:style-name="Strong_20_Emphasis">Called</text:span>: Every change detection cycle (very frequently).</text:p>
        </text:list-item>
        <text:list-item>
          <text:p text:style-name="P82"><text:span text:style-name="Strong_20_Emphasis">Performance risk</text:span>: Since it runs often, heavy logic here <text:span text:style-name="Strong_20_Emphasis">can severely degrade performance</text:span>.</text:p>
        </text:list-item>
      </text:list>
      <text:h text:style-name="Heading_20_5" text:outline-level="5">🔧 Best Practice:</text:h>
      <text:list xml:id="list4271373779" text:style-name="L78">
        <text:list-item>
          <text:p text:style-name="P83"><text:span text:style-name="Strong_20_Emphasis">Avoid unless necessary</text:span>.</text:p>
        </text:list-item>
        <text:list-item>
          <text:p text:style-name="P83">If used, <text:span text:style-name="Strong_20_Emphasis">optimize</text:span> the code and <text:span text:style-name="Strong_20_Emphasis">avoid deep object comparisons</text:span> or heavy processing.</text:p>
        </text:list-item>
      </text:list>
      <text:p text:style-name="Text_20_body"><text:span text:style-name="Source_20_Text"><text:span text:style-name="T5"/></text:span></text:p>
      <text:p text:style-name="Text_20_body"><text:span text:style-name="Source_20_Text"><text:span text:style-name="T5"/></text:span></text:p>
      <table:table table:name="Table10" table:style-name="Table10">
        <table:table-column table:style-name="Table10.A"/>
        <table:table-column table:style-name="Table10.B"/>
        <table:table-column table:style-name="Table10.C"/>
        <table:table-header-rows>
          <table:table-row table:style-name="TableLine94106046887584">
            <table:table-cell table:style-name="Table10.A1" office:value-type="string">
              <text:p text:style-name="Table_20_Heading">Hook</text:p>
            </table:table-cell>
            <table:table-cell table:style-name="Table10.A1" office:value-type="string">
              <text:p text:style-name="Table_20_Heading">Called When?</text:p>
            </table:table-cell>
            <table:table-cell table:style-name="Table10.A1" office:value-type="string">
              <text:p text:style-name="Table_20_Heading">Risk</text:p>
            </table:table-cell>
          </table:table-row>
        </table:table-header-rows>
        <table:table-row table:style-name="TableLine94106046887584">
          <table:table-cell table:style-name="Table10.A1" office:value-type="string">
            <text:p text:style-name="Table_20_Contents"><text:span text:style-name="Source_20_Text">ngAfterViewInit()</text:span></text:p>
          </table:table-cell>
          <table:table-cell table:style-name="Table10.A1" office:value-type="string">
            <text:p text:style-name="Table_20_Contents">After component’s view (and child views) initialized</text:p>
          </table:table-cell>
          <table:table-cell table:style-name="Table10.A1" office:value-type="string">
            <text:p text:style-name="Table_20_Contents">Moderate</text:p>
          </table:table-cell>
        </table:table-row>
        <table:table-row table:style-name="TableLine94106046887584">
          <table:table-cell table:style-name="Table10.A1" office:value-type="string">
            <text:p text:style-name="Table_20_Contents"><text:span text:style-name="Source_20_Text">ngAfterViewChecked()</text:span></text:p>
          </table:table-cell>
          <table:table-cell table:style-name="Table10.A1" office:value-type="string">
            <text:p text:style-name="Table_20_Contents">After each check of the component's views</text:p>
          </table:table-cell>
          <table:table-cell table:style-name="Table10.A1" office:value-type="string">
            <text:p text:style-name="Table_20_Contents">High</text:p>
          </table:table-cell>
        </table:table-row>
        <table:table-row table:style-name="TableLine94106046887584">
          <table:table-cell table:style-name="Table10.A1" office:value-type="string">
            <text:p text:style-name="Table_20_Contents"><text:span text:style-name="Source_20_Text">ngAfterContentInit()</text:span></text:p>
          </table:table-cell>
          <table:table-cell table:style-name="Table10.A1" office:value-type="string">
            <text:p text:style-name="Table_20_Contents">After projected content is initialized</text:p>
          </table:table-cell>
          <table:table-cell table:style-name="Table10.A1" office:value-type="string">
            <text:p text:style-name="Table_20_Contents">Low</text:p>
          </table:table-cell>
        </table:table-row>
        <table:table-row table:style-name="TableLine94106046887584">
          <table:table-cell table:style-name="Table10.A1" office:value-type="string">
            <text:p text:style-name="Table_20_Contents"><text:span text:style-name="Source_20_Text">ngAfterContentChecked()</text:span></text:p>
          </table:table-cell>
          <table:table-cell table:style-name="Table10.A1" office:value-type="string">
            <text:p text:style-name="Table_20_Contents">After every check of projected content</text:p>
          </table:table-cell>
          <table:table-cell table:style-name="Table10.A1" office:value-type="string">
            <text:p text:style-name="Table_20_Contents">High</text:p>
          </table:table-cell>
        </table:table-row>
      </table:table>
      <text:p text:style-name="Text_20_body"><text:span text:style-name="Source_20_Text"><text:span text:style-name="T5"/></text:span></text:p>
      <text:p text:style-name="Text_20_body"><text:span text:style-name="Source_20_Text"><text:span text:style-name="T5"/></text:span></text:p>
      <text:h text:style-name="Heading_20_4" text:outline-level="4"><text:soft-page-break/><text:span text:style-name="Source_20_Text"><text:span text:style-name="T5">Best Practices:</text:span></text:span></text:h>
      <text:list xml:id="list31245167" text:style-name="L79">
        <text:list-item>
          <text:p text:style-name="P84"><text:span text:style-name="Source_20_Text">ngAfterViewInit()</text:span> is good for DOM manipulation or initializing third-party libraries—<text:span text:style-name="Strong_20_Emphasis">once</text:span>.</text:p>
        </text:list-item>
        <text:list-item>
          <text:p text:style-name="P84"><text:span text:style-name="Source_20_Text">ngAfterViewChecked()</text:span> and <text:span text:style-name="Source_20_Text">ngAfterContentChecked()</text:span> are called <text:span text:style-name="Strong_20_Emphasis">frequently</text:span>, like <text:span text:style-name="Source_20_Text">ngDoCheck()</text:span>. Avoid doing expensive operations here.</text:p>
        </text:list-item>
      </text:list>
      <text:h text:style-name="Heading_20_3" text:outline-level="3"><text:span text:style-name="Source_20_Text"><text:span text:style-name="T5">What is Lazy Loading in Angular?</text:span></text:span></text:h>
      <text:p text:style-name="Text_20_body">Lazy loading is an Angular feature that <text:span text:style-name="Strong_20_Emphasis">defers the loading of a module until it's needed</text:span> (usually when a user navigates to a specific route). This reduces the <text:span text:style-name="Strong_20_Emphasis">initial bundle size</text:span>, speeds up the app's initial load time, and enhances <text:span text:style-name="Strong_20_Emphasis">overall performance</text:span>.</text:p>
      <text:p text:style-name="Horizontal_20_Line"/>
      <text:h text:style-name="Heading_20_3" text:outline-level="3">✅ Why use Lazy Loading?</text:h>
      <text:list xml:id="list635931459" text:style-name="L80">
        <text:list-item>
          <text:p text:style-name="P85">Faster initial load time</text:p>
        </text:list-item>
        <text:list-item>
          <text:p text:style-name="P85">Better scalability for large apps</text:p>
        </text:list-item>
        <text:list-item>
          <text:p text:style-name="P85">Modules load <text:span text:style-name="Strong_20_Emphasis">on-demand</text:span>, not all at once</text:p>
        </text:list-item>
      </text:list>
      <text:p text:style-name="Text_20_body"><text:span text:style-name="Source_20_Text"><text:span text:style-name="T5">ng generate module admin --route admin --module app.module</text:span></text:span></text:p>
      <text:p text:style-name="Text_20_body"><text:span text:style-name="Source_20_Text"><text:span text:style-name="Strong_20_Emphasis"><text:span text:style-name="T5">Set up routing with </text:span></text:span></text:span><text:span text:style-name="Source_20_Text"><text:span text:style-name="Strong_20_Emphasis"><text:span text:style-name="T9">loadChildren</text:span></text:span></text:span><text:span text:style-name="Source_20_Text"><text:span text:style-name="Strong_20_Emphasis"><text:span text:style-name="T5"> using </text:span></text:span></text:span><text:span text:style-name="Strong_20_Emphasis"><text:span text:style-name="Source_20_Text"><text:span text:style-name="T9">import()</text:span></text:span></text:span><text:span text:style-name="Source_20_Text"><text:span text:style-name="Strong_20_Emphasis"><text:span text:style-name="T5"> syntax</text:span></text:span></text:span><text:span text:style-name="Source_20_Text"><text:span text:style-name="T5">:</text:span></text:span></text:p>
      <text:p text:style-name="Text_20_body"><text:span text:style-name="Source_20_Text"><text:span text:style-name="T5">const routes: Routes = [</text:span></text:span></text:p>
      <text:p text:style-name="Text_20_body"><text:span text:style-name="Source_20_Text"><text:span text:style-name="T5"><text:s text:c="2"/>{</text:span></text:span></text:p>
      <text:p text:style-name="Text_20_body"><text:span text:style-name="Source_20_Text"><text:span text:style-name="T5"><text:s text:c="4"/>path: 'admin',</text:span></text:span></text:p>
      <text:p text:style-name="Text_20_body"><text:span text:style-name="Source_20_Text"><text:span text:style-name="T5"><text:s text:c="4"/>loadChildren: () =&gt;</text:span></text:span></text:p>
      <text:p text:style-name="Text_20_body"><text:span text:style-name="Source_20_Text"><text:span text:style-name="T5"><text:s text:c="6"/>import('./admin/admin.module').then(m =&gt; m.AdminModule)</text:span></text:span></text:p>
      <text:p text:style-name="Text_20_body"><text:span text:style-name="Source_20_Text"><text:span text:style-name="T5"><text:s text:c="2"/>}</text:span></text:span></text:p>
      <text:p text:style-name="Text_20_body"><text:span text:style-name="Source_20_Text"><text:span text:style-name="T5">];</text:span></text:span></text:p>
      <text:p text:style-name="Text_20_body"><text:span text:style-name="Source_20_Text"><text:span text:style-name="T5"/></text:span></text:p>
      <text:h text:style-name="Heading_20_2" text:outline-level="2"><text:span text:style-name="Source_20_Text"><text:span text:style-name="T5">1. </text:span></text:span><text:span text:style-name="Source_20_Text"><text:span text:style-name="Strong_20_Emphasis"><text:span text:style-name="T5">Lazy Loading + Route Guards</text:span></text:span></text:span></text:h>
      <text:p text:style-name="Text_20_body"><text:span text:style-name="Strong_20_Emphasis">Lazy loading</text:span> helps reduce the initial bundle size by loading feature modules only when needed. <text:span text:style-name="Strong_20_Emphasis">Route guards</text:span> like <text:span text:style-name="Source_20_Text">canLoad</text:span> or <text:span text:style-name="Source_20_Text">canActivate</text:span> can be used to control access.</text:p>
      <text:h text:style-name="Heading_20_3" text:outline-level="3">Example:</text:h>
      <text:p text:style-name="Text_20_body"><text:span text:style-name="Source_20_Text"><text:span text:style-name="T5">const routes: Routes = [</text:span></text:span></text:p>
      <text:p text:style-name="Text_20_body"><text:span text:style-name="Source_20_Text"><text:span text:style-name="T5"><text:s text:c="2"/>{</text:span></text:span></text:p>
      <text:p text:style-name="Text_20_body"><text:span text:style-name="Source_20_Text"><text:span text:style-name="T5"><text:s text:c="4"/>path: 'admin',</text:span></text:span></text:p>
      <text:p text:style-name="Text_20_body"><text:span text:style-name="Source_20_Text"><text:span text:style-name="T5"><text:s text:c="4"/>loadChildren: () =&gt; import('./admin/admin.module').then(m =&gt; m.AdminModule),</text:span></text:span></text:p>
      <text:p text:style-name="Text_20_body"><text:soft-page-break/><text:span text:style-name="Source_20_Text"><text:span text:style-name="T5"><text:s text:c="4"/>canLoad: [AuthGuard], <text:s text:c="5"/>// Prevents module from loading</text:span></text:span></text:p>
      <text:p text:style-name="Text_20_body"><text:span text:style-name="Source_20_Text"><text:span text:style-name="T5"><text:s text:c="4"/>canActivate: [AuthGuard] <text:s text:c="2"/>// Prevents route activation after load</text:span></text:span></text:p>
      <text:p text:style-name="Text_20_body"><text:span text:style-name="Source_20_Text"><text:span text:style-name="T5"><text:s text:c="2"/>}</text:span></text:span></text:p>
      <text:p text:style-name="Text_20_body"><text:span text:style-name="Source_20_Text"><text:span text:style-name="T5">];</text:span></text:span></text:p>
      <text:h text:style-name="Heading_20_3" text:outline-level="3"><text:span text:style-name="Source_20_Text"><text:span text:style-name="T5">Key Points:</text:span></text:span></text:h>
      <text:list xml:id="list2624387620" text:style-name="L81">
        <text:list-item>
          <text:p text:style-name="P86">Use <text:span text:style-name="Source_20_Text">canLoad</text:span> to prevent even fetching the lazy module.</text:p>
        </text:list-item>
        <text:list-item>
          <text:p text:style-name="P86">Use <text:span text:style-name="Source_20_Text">canActivate</text:span> to block navigation after the module is loaded.</text:p>
        </text:list-item>
      </text:list>
      <text:h text:style-name="Heading_20_2" text:outline-level="2"><text:span text:style-name="Source_20_Text"><text:span text:style-name="T5">2. </text:span></text:span><text:span text:style-name="Source_20_Text"><text:span text:style-name="Strong_20_Emphasis"><text:span text:style-name="T5">Preloading Strategies: </text:span></text:span></text:span><text:span text:style-name="Source_20_Text"><text:span text:style-name="Strong_20_Emphasis"><text:span text:style-name="T9">PreloadAllModules</text:span></text:span></text:span></text:h>
      <text:p text:style-name="Text_20_body">Lazy loading can delay feature access. To improve this without increasing initial load, use <text:span text:style-name="Strong_20_Emphasis">preloading</text:span>.</text:p>
      <text:h text:style-name="Heading_20_3" text:outline-level="3">What it does:</text:h>
      <text:p text:style-name="Text_20_body">Loads lazy-loaded modules <text:span text:style-name="Strong_20_Emphasis">after</text:span> the app loads, in the background.</text:p>
      <text:p text:style-name="Text_20_body">In <text:span text:style-name="Source_20_Text">app-routing.module.ts</text:span>:</text:p>
      <text:p text:style-name="Text_20_body"><text:span text:style-name="Source_20_Text"><text:span text:style-name="T5">import { PreloadAllModules } from '@angular/router';</text:span></text:span></text:p>
      <text:p text:style-name="Text_20_body"><text:span text:style-name="Source_20_Text"><text:span text:style-name="T5"/></text:span></text:p>
      <text:p text:style-name="Text_20_body"><text:span text:style-name="Source_20_Text"><text:span text:style-name="T5">@NgModule({</text:span></text:span></text:p>
      <text:p text:style-name="Text_20_body"><text:span text:style-name="Source_20_Text"><text:span text:style-name="T5"><text:s text:c="2"/>imports: [RouterModule.forRoot(routes, { preloadingStrategy: PreloadAllModules })],</text:span></text:span></text:p>
      <text:p text:style-name="Text_20_body"><text:span text:style-name="Source_20_Text"><text:span text:style-name="T5"><text:s text:c="2"/>exports: [RouterModule]</text:span></text:span></text:p>
      <text:p text:style-name="Text_20_body"><text:span text:style-name="Source_20_Text"><text:span text:style-name="T5">})</text:span></text:span></text:p>
      <text:p text:style-name="Text_20_body"><text:span text:style-name="Source_20_Text"><text:span text:style-name="T5">export class AppRoutingModule {}</text:span></text:span></text:p>
      <text:h text:style-name="Heading_20_3" text:outline-level="3"><text:span text:style-name="Source_20_Text"><text:span text:style-name="T5">Custom Preloading Strategy:</text:span></text:span></text:h>
      <text:p text:style-name="Text_20_body">You can write your own strategy to preload only specific modules.</text:p>
      <text:h text:style-name="Heading_20_2" text:outline-level="2"><text:span text:style-name="Source_20_Text"><text:span text:style-name="T5">3. </text:span></text:span><text:span text:style-name="Source_20_Text"><text:span text:style-name="Strong_20_Emphasis"><text:span text:style-name="T5">Feature Modules with Their Own Routing</text:span></text:span></text:span></text:h>
      <text:p text:style-name="Text_20_body">To keep code organized, each feature module should have its own routing config.</text:p>
      <text:p text:style-name="Text_20_body"><text:span text:style-name="Source_20_Text"><text:span text:style-name="T9">admin-routing.module.ts</text:span></text:span><text:span text:style-name="Source_20_Text"><text:span text:style-name="T5">:</text:span></text:span></text:p>
      <text:p text:style-name="Text_20_body"><text:span text:style-name="Source_20_Text"><text:span text:style-name="T5">const routes: Routes = [</text:span></text:span></text:p>
      <text:p text:style-name="Text_20_body"><text:span text:style-name="Source_20_Text"><text:span text:style-name="T5"><text:s text:c="2"/>{ path: '', component: AdminDashboardComponent }</text:span></text:span></text:p>
      <text:p text:style-name="Text_20_body"><text:span text:style-name="Source_20_Text"><text:span text:style-name="T5">];</text:span></text:span></text:p>
      <text:p text:style-name="Text_20_body"><text:span text:style-name="Source_20_Text"><text:span text:style-name="T5"/></text:span></text:p>
      <text:p text:style-name="Text_20_body"><text:span text:style-name="Source_20_Text"><text:span text:style-name="T5">@NgModule({</text:span></text:span></text:p>
      <text:p text:style-name="Text_20_body"><text:soft-page-break/><text:span text:style-name="Source_20_Text"><text:span text:style-name="T5"><text:s text:c="2"/>imports: [RouterModule.forChild(routes)],</text:span></text:span></text:p>
      <text:p text:style-name="Text_20_body"><text:span text:style-name="Source_20_Text"><text:span text:style-name="T5"><text:s text:c="2"/>exports: [RouterModule]</text:span></text:span></text:p>
      <text:p text:style-name="Text_20_body"><text:span text:style-name="Source_20_Text"><text:span text:style-name="T5">})</text:span></text:span></text:p>
      <text:p text:style-name="Text_20_body"><text:span text:style-name="Source_20_Text"><text:span text:style-name="T5">export class AdminRoutingModule {}</text:span></text:span></text:p>
      <text:p text:style-name="Text_20_body"><text:span text:style-name="Source_20_Text"><text:span text:style-name="T5"/></text:span></text:p>
      <text:h text:style-name="Heading_20_3" text:outline-level="3"><text:span text:style-name="Source_20_Text"><text:span text:style-name="T5">What is a Reactive Form in Angular?</text:span></text:span></text:h>
      <text:p text:style-name="Text_20_body">Reactive Forms are a way to <text:span text:style-name="Strong_20_Emphasis">build and manage forms using code (TypeScript)</text:span> rather than relying heavily on the HTML template. They offer <text:span text:style-name="Strong_20_Emphasis">more control, scalability, and validation logic</text:span> compared to Template-driven forms.</text:p>
      <text:p text:style-name="Text_20_body">They are called <text:span text:style-name="Strong_20_Emphasis">"reactive"</text:span> because they use <text:span text:style-name="Strong_20_Emphasis">Observables</text:span> to watch for and respond to changes in the form data.</text:p>
      <text:h text:style-name="Heading_20_3" text:outline-level="3"><text:span text:style-name="Source_20_Text"><text:span text:style-name="T5">Key Features of Reactive Forms:</text:span></text:span></text:h>
      <text:list xml:id="list1433187896" text:style-name="L82">
        <text:list-item>
          <text:p text:style-name="P87">Created and managed <text:span text:style-name="Strong_20_Emphasis">in the component class</text:span> using <text:span text:style-name="Source_20_Text">FormGroup</text:span>, <text:span text:style-name="Source_20_Text">FormControl</text:span>, and <text:span text:style-name="Source_20_Text">FormBuilder</text:span>.</text:p>
        </text:list-item>
        <text:list-item>
          <text:p text:style-name="P87"><text:span text:style-name="Strong_20_Emphasis">More predictable and testable</text:span> (logic stays in TypeScript).</text:p>
        </text:list-item>
        <text:list-item>
          <text:p text:style-name="P87">Great for <text:span text:style-name="Strong_20_Emphasis">complex forms</text:span>, dynamic forms, or forms with custom validation logic.</text:p>
        </text:list-item>
        <text:list-item>
          <text:p text:style-name="P87"><text:span text:style-name="Strong_20_Emphasis">Validation is explicit</text:span>, not automatic like in template-driven.</text:p>
        </text:list-item>
      </text:list>
      <text:p text:style-name="Text_20_body"><text:span text:style-name="Source_20_Text"><text:span text:style-name="T5">Example of Reactive Form:</text:span></text:span></text:p>
      <text:p text:style-name="Text_20_body"><text:span text:style-name="Source_20_Text"><text:span text:style-name="T5">// In your component.ts</text:span></text:span></text:p>
      <text:p text:style-name="Text_20_body"><text:span text:style-name="Source_20_Text"><text:span text:style-name="T5">form = new FormGroup({</text:span></text:span></text:p>
      <text:p text:style-name="Text_20_body"><text:span text:style-name="Source_20_Text"><text:span text:style-name="T5"><text:s text:c="2"/>name: new FormControl(''),</text:span></text:span></text:p>
      <text:p text:style-name="Text_20_body"><text:span text:style-name="Source_20_Text"><text:span text:style-name="T5"><text:s text:c="2"/>email: new FormControl('', [Validators.required, Validators.email])</text:span></text:span></text:p>
      <text:p text:style-name="Text_20_body"><text:span text:style-name="Source_20_Text"><text:span text:style-name="T5">});</text:span></text:span></text:p>
      <text:p text:style-name="Text_20_body"><text:span text:style-name="Source_20_Text"><text:span text:style-name="T5"/></text:span></text:p>
      <text:p text:style-name="Text_20_body"><text:span text:style-name="Source_20_Text"><text:span text:style-name="T5">&lt;!-- In your template --&gt;</text:span></text:span></text:p>
      <text:p text:style-name="Text_20_body"><text:span text:style-name="Source_20_Text"><text:span text:style-name="T5">&lt;form [formGroup]="form" (ngSubmit)="submit()"&gt;</text:span></text:span></text:p>
      <text:p text:style-name="Text_20_body"><text:span text:style-name="Source_20_Text"><text:span text:style-name="T5"><text:s text:c="2"/>&lt;input formControlName="name"&gt;</text:span></text:span></text:p>
      <text:p text:style-name="Text_20_body"><text:span text:style-name="Source_20_Text"><text:span text:style-name="T5"><text:s text:c="2"/>&lt;input formControlName="email"&gt;</text:span></text:span></text:p>
      <text:p text:style-name="Text_20_body"><text:span text:style-name="Source_20_Text"><text:span text:style-name="T5"><text:s text:c="2"/>&lt;button type="submit"&gt;Submit&lt;/button&gt;</text:span></text:span></text:p>
      <text:p text:style-name="Text_20_body"><text:span text:style-name="Source_20_Text"><text:span text:style-name="T5">&lt;/form&gt;</text:span></text:span></text:p>
      <text:p text:style-name="Text_20_body"><text:span text:style-name="Source_20_Text"><text:span text:style-name="T5"/></text:span></text:p>
      <text:p text:style-name="Text_20_body"><text:span text:style-name="Source_20_Text"><text:span text:style-name="T5"/></text:span></text:p>
      <text:p text:style-name="Text_20_body"><text:soft-page-break/><text:span text:style-name="Source_20_Text"><text:span text:style-name="T5"/></text:span></text:p>
      <table:table table:name="Table11" table:style-name="Table11">
        <table:table-column table:style-name="Table11.A"/>
        <table:table-column table:style-name="Table11.B"/>
        <table:table-column table:style-name="Table11.C"/>
        <table:table-header-rows>
          <table:table-row table:style-name="TableLine94106031681712">
            <table:table-cell table:style-name="Table11.A1" office:value-type="string">
              <text:p text:style-name="Table_20_Heading">Feature</text:p>
            </table:table-cell>
            <table:table-cell table:style-name="Table11.A1" office:value-type="string">
              <text:p text:style-name="Table_20_Heading">Template-driven</text:p>
            </table:table-cell>
            <table:table-cell table:style-name="Table11.A1" office:value-type="string">
              <text:p text:style-name="Table_20_Heading">Reactive</text:p>
            </table:table-cell>
          </table:table-row>
        </table:table-header-rows>
        <table:table-row table:style-name="TableLine94106031681712">
          <table:table-cell table:style-name="Table11.A1" office:value-type="string">
            <text:p text:style-name="Table_20_Contents">Created in</text:p>
          </table:table-cell>
          <table:table-cell table:style-name="Table11.A1" office:value-type="string">
            <text:p text:style-name="Table_20_Contents">Template (HTML)</text:p>
          </table:table-cell>
          <table:table-cell table:style-name="Table11.A1" office:value-type="string">
            <text:p text:style-name="Table_20_Contents">Component class (TS)</text:p>
          </table:table-cell>
        </table:table-row>
        <table:table-row table:style-name="TableLine94106031681712">
          <table:table-cell table:style-name="Table11.A1" office:value-type="string">
            <text:p text:style-name="Table_20_Contents">Form control classes</text:p>
          </table:table-cell>
          <table:table-cell table:style-name="Table11.A1" office:value-type="string">
            <text:p text:style-name="Table_20_Contents"><text:span text:style-name="Source_20_Text">ngModel</text:span></text:p>
          </table:table-cell>
          <table:table-cell table:style-name="Table11.A1" office:value-type="string">
            <text:p text:style-name="Table_20_Contents"><text:span text:style-name="Source_20_Text">FormControl</text:span>, <text:span text:style-name="Source_20_Text">FormGroup</text:span></text:p>
          </table:table-cell>
        </table:table-row>
        <table:table-row table:style-name="TableLine94106031681712">
          <table:table-cell table:style-name="Table11.A1" office:value-type="string">
            <text:p text:style-name="Table_20_Contents">Suitable for</text:p>
          </table:table-cell>
          <table:table-cell table:style-name="Table11.A1" office:value-type="string">
            <text:p text:style-name="Table_20_Contents">Simple forms</text:p>
          </table:table-cell>
          <table:table-cell table:style-name="Table11.A1" office:value-type="string">
            <text:p text:style-name="Table_20_Contents">Complex, dynamic forms</text:p>
          </table:table-cell>
        </table:table-row>
        <table:table-row table:style-name="TableLine94106031681712">
          <table:table-cell table:style-name="Table11.A1" office:value-type="string">
            <text:p text:style-name="Table_20_Contents">Validation</text:p>
          </table:table-cell>
          <table:table-cell table:style-name="Table11.A1" office:value-type="string">
            <text:p text:style-name="Table_20_Contents">Declarative (in template)</text:p>
          </table:table-cell>
          <table:table-cell table:style-name="Table11.A1" office:value-type="string">
            <text:p text:style-name="Table_20_Contents">Programmatic (in TS)</text:p>
          </table:table-cell>
        </table:table-row>
        <table:table-row table:style-name="TableLine94106031681712">
          <table:table-cell table:style-name="Table11.A1" office:value-type="string">
            <text:p text:style-name="Table_20_Contents">Unit Testing</text:p>
          </table:table-cell>
          <table:table-cell table:style-name="Table11.A1" office:value-type="string">
            <text:p text:style-name="Table_20_Contents">Harder</text:p>
          </table:table-cell>
          <table:table-cell table:style-name="Table11.A1" office:value-type="string">
            <text:p text:style-name="Table_20_Contents">Easier</text:p>
          </table:table-cell>
        </table:table-row>
      </table:table>
      <text:p text:style-name="Text_20_body"><text:span text:style-name="Source_20_Text"><text:span text:style-name="T5"/></text:span></text:p>
      <text:h text:style-name="Heading_20_2" text:outline-level="2"><text:span text:style-name="Source_20_Text"><text:span text:style-name="T5">1. </text:span></text:span><text:span text:style-name="Source_20_Text"><text:span text:style-name="Strong_20_Emphasis"><text:span text:style-name="T5">Using FormBuilder to Simplify Form Creation</text:span></text:span></text:span></text:h>
      <text:p text:style-name="Text_20_body"><text:span text:style-name="Source_20_Text">FormBuilder</text:span> reduces the boilerplate when setting up reactive forms.</text:p>
      <text:p text:style-name="Text_20_body"><text:span text:style-name="Source_20_Text"><text:span text:style-name="T5">import { FormBuilder, FormGroup, Validators } from '@angular/forms';</text:span></text:span></text:p>
      <text:p text:style-name="Text_20_body"><text:span text:style-name="Source_20_Text"><text:span text:style-name="T5"/></text:span></text:p>
      <text:p text:style-name="Text_20_body"><text:span text:style-name="Source_20_Text"><text:span text:style-name="T5">constructor(private fb: FormBuilder) {}</text:span></text:span></text:p>
      <text:p text:style-name="Text_20_body"><text:span text:style-name="Source_20_Text"><text:span text:style-name="T5"/></text:span></text:p>
      <text:p text:style-name="Text_20_body"><text:span text:style-name="Source_20_Text"><text:span text:style-name="T5">form: FormGroup = this.fb.group({</text:span></text:span></text:p>
      <text:p text:style-name="Text_20_body"><text:span text:style-name="Source_20_Text"><text:span text:style-name="T5"><text:s text:c="2"/>name: ['', Validators.required],</text:span></text:span></text:p>
      <text:p text:style-name="Text_20_body"><text:span text:style-name="Source_20_Text"><text:span text:style-name="T5"><text:s text:c="2"/>email: ['', [Validators.required, Validators.email]],</text:span></text:span></text:p>
      <text:p text:style-name="Text_20_body"><text:span text:style-name="Source_20_Text"><text:span text:style-name="T5">});</text:span></text:span></text:p>
      <text:p text:style-name="Text_20_body"><text:span text:style-name="Source_20_Text"><text:span text:style-name="T5"/></text:span></text:p>
      <text:p text:style-name="Text_20_body"><text:span text:style-name="Source_20_Text"><text:span text:style-name="T5">Instead of manually instantiating </text:span></text:span><text:span text:style-name="Source_20_Text"><text:span text:style-name="T9">FormGroup</text:span></text:span><text:span text:style-name="Source_20_Text"><text:span text:style-name="T5"> and </text:span></text:span><text:span text:style-name="Source_20_Text"><text:span text:style-name="T9">FormControl</text:span></text:span><text:span text:style-name="Source_20_Text"><text:span text:style-name="T5">, you use </text:span></text:span><text:span text:style-name="Source_20_Text"><text:span text:style-name="T9">.group()</text:span></text:span><text:span text:style-name="Source_20_Text"><text:span text:style-name="T5"> to define structure and validators concisely.</text:span></text:span></text:p>
      <text:h text:style-name="Heading_20_2" text:outline-level="2"><text:span text:style-name="Source_20_Text"><text:span text:style-name="T5">2. </text:span></text:span><text:span text:style-name="Source_20_Text"><text:span text:style-name="Strong_20_Emphasis"><text:span text:style-name="T5">Adding Custom Validators</text:span></text:span></text:span></text:h>
      <text:p text:style-name="Text_20_body">Custom validators allow for reusable and flexible validation logic.</text:p>
      <text:p text:style-name="Text_20_body"><text:span text:style-name="Source_20_Text"><text:span text:style-name="T5">import { AbstractControl, ValidationErrors } from '@angular/forms';</text:span></text:span></text:p>
      <text:p text:style-name="Text_20_body"><text:span text:style-name="Source_20_Text"><text:span text:style-name="T5"/></text:span></text:p>
      <text:p text:style-name="Text_20_body"><text:span text:style-name="Source_20_Text"><text:span text:style-name="T5">function noSpecialChars(control: AbstractControl): ValidationErrors | null {</text:span></text:span></text:p>
      <text:p text:style-name="Text_20_body"><text:span text:style-name="Source_20_Text"><text:span text:style-name="T5"><text:s text:c="2"/>const valid = /^[a-zA-Z0-9 ]*$/.test(control.value);</text:span></text:span></text:p>
      <text:p text:style-name="Text_20_body"><text:span text:style-name="Source_20_Text"><text:span text:style-name="T5"><text:s text:c="2"/>return valid ? null : { noSpecialChars: true };</text:span></text:span></text:p>
      <text:p text:style-name="Text_20_body"><text:span text:style-name="Source_20_Text"><text:span text:style-name="T5">}</text:span></text:span></text:p>
      <text:p text:style-name="Text_20_body"><text:span text:style-name="Source_20_Text"><text:span text:style-name="T5">form: FormGroup = this.fb.group({</text:span></text:span></text:p>
      <text:p text:style-name="Text_20_body"><text:span text:style-name="Source_20_Text"><text:span text:style-name="T5"><text:s text:c="2"/>username: ['', [Validators.required, noSpecialChars]],</text:span></text:span></text:p>
      <text:p text:style-name="Text_20_body"><text:span text:style-name="Source_20_Text"><text:span text:style-name="T5">});</text:span></text:span></text:p>
      <text:h text:style-name="Heading_20_2" text:outline-level="2"><text:soft-page-break/><text:span text:style-name="Source_20_Text"><text:span text:style-name="T5">3. </text:span></text:span><text:span text:style-name="Source_20_Text"><text:span text:style-name="Strong_20_Emphasis"><text:span text:style-name="T5">Using FormArray for Dynamic Form Fields</text:span></text:span></text:span></text:h>
      <text:p text:style-name="Text_20_body"><text:span text:style-name="Source_20_Text">FormArray</text:span> is useful for fields like lists of emails, addresses, or hobbies.</text:p>
      <text:h text:style-name="Heading_20_3" text:outline-level="3">Example: Dynamic list of skills</text:h>
      <text:p text:style-name="Text_20_body"><text:span text:style-name="Source_20_Text"><text:span text:style-name="T5">skills: FormArray = this.fb.array([</text:span></text:span></text:p>
      <text:p text:style-name="Text_20_body"><text:span text:style-name="Source_20_Text"><text:span text:style-name="T5"><text:s text:c="2"/>this.fb.control('') <text:s/>// start with one field</text:span></text:span></text:p>
      <text:p text:style-name="Text_20_body"><text:span text:style-name="Source_20_Text"><text:span text:style-name="T5">]);</text:span></text:span></text:p>
      <text:p text:style-name="Text_20_body"><text:span text:style-name="Source_20_Text"><text:span text:style-name="T5"/></text:span></text:p>
      <text:p text:style-name="Text_20_body"><text:span text:style-name="Source_20_Text"><text:span text:style-name="T5">form: FormGroup = this.fb.group({</text:span></text:span></text:p>
      <text:p text:style-name="Text_20_body"><text:span text:style-name="Source_20_Text"><text:span text:style-name="T5"><text:s text:c="2"/>skills: this.skills</text:span></text:span></text:p>
      <text:p text:style-name="Text_20_body"><text:span text:style-name="Source_20_Text"><text:span text:style-name="T5">});</text:span></text:span></text:p>
      <text:p text:style-name="Text_20_body"><text:span text:style-name="Source_20_Text"><text:span text:style-name="T5"/></text:span></text:p>
      <text:p text:style-name="Text_20_body"><text:span text:style-name="Source_20_Text"><text:span text:style-name="T5">// Add a new skill field</text:span></text:span></text:p>
      <text:p text:style-name="Text_20_body"><text:span text:style-name="Source_20_Text"><text:span text:style-name="T5">addSkill() {</text:span></text:span></text:p>
      <text:p text:style-name="Text_20_body"><text:span text:style-name="Source_20_Text"><text:span text:style-name="T5"><text:s text:c="2"/>this.skills.push(this.fb.control(''));</text:span></text:span></text:p>
      <text:p text:style-name="Text_20_body"><text:span text:style-name="Source_20_Text"><text:span text:style-name="T5">}</text:span></text:span></text:p>
      <text:p text:style-name="Text_20_body"><text:span text:style-name="Source_20_Text"><text:span text:style-name="T5"/></text:span></text:p>
      <text:p text:style-name="Text_20_body"><text:span text:style-name="Source_20_Text"><text:span text:style-name="T5">// Remove a skill field</text:span></text:span></text:p>
      <text:p text:style-name="Text_20_body"><text:span text:style-name="Source_20_Text"><text:span text:style-name="T5">removeSkill(index: number) {</text:span></text:span></text:p>
      <text:p text:style-name="Text_20_body"><text:span text:style-name="Source_20_Text"><text:span text:style-name="T5"><text:s text:c="2"/>this.skills.removeAt(index);</text:span></text:span></text:p>
      <text:p text:style-name="Text_20_body"><text:span text:style-name="Source_20_Text"><text:span text:style-name="T5">}</text:span></text:span></text:p>
      <text:h text:style-name="Heading_20_2" text:outline-level="2"><text:span text:style-name="Source_20_Text"><text:span text:style-name="T5">4. </text:span></text:span><text:span text:style-name="Source_20_Text"><text:span text:style-name="Strong_20_Emphasis"><text:span text:style-name="T5">Handling Form Value Changes with </text:span></text:span></text:span><text:span text:style-name="Source_20_Text"><text:span text:style-name="Strong_20_Emphasis"><text:span text:style-name="T9">.valueChanges</text:span></text:span></text:span></text:h>
      <text:p text:style-name="Text_20_body"><text:span text:style-name="Source_20_Text">.valueChanges</text:span> is an observable that emits values as the form changes.</text:p>
      <text:p text:style-name="Text_20_body"><text:span text:style-name="Source_20_Text"><text:span text:style-name="T5">ngOnInit() {</text:span></text:span></text:p>
      <text:p text:style-name="Text_20_body"><text:span text:style-name="Source_20_Text"><text:span text:style-name="T5"><text:s text:c="2"/>this.form.valueChanges.subscribe(val =&gt; {</text:span></text:span></text:p>
      <text:p text:style-name="Text_20_body"><text:span text:style-name="Source_20_Text"><text:span text:style-name="T5"><text:s text:c="4"/>console.log('Form changed:', val);</text:span></text:span></text:p>
      <text:p text:style-name="Text_20_body"><text:span text:style-name="Source_20_Text"><text:span text:style-name="T5"><text:s text:c="2"/>});</text:span></text:span></text:p>
      <text:p text:style-name="Text_20_body"><text:span text:style-name="Source_20_Text"><text:span text:style-name="T5">}</text:span></text:span></text:p>
      <text:p text:style-name="Text_20_body"><text:span text:style-name="Source_20_Text"><text:span text:style-name="T5">You can also subscribe to a specific control:</text:span></text:span></text:p>
      <text:p text:style-name="Text_20_body"><text:span text:style-name="Source_20_Text"><text:span text:style-name="T5">this.form.get('email')?.valueChanges.subscribe(email =&gt; {</text:span></text:span></text:p>
      <text:p text:style-name="Text_20_body"><text:span text:style-name="Source_20_Text"><text:span text:style-name="T5"><text:s text:c="2"/>console.log('Email changed:', email);</text:span></text:span></text:p>
      <text:p text:style-name="Text_20_body"><text:span text:style-name="Source_20_Text"><text:span text:style-name="T5">});</text:span></text:span></text:p>
      <text:p text:style-name="Text_20_body"><text:soft-page-break/><text:span text:style-name="Source_20_Text"><text:span text:style-name="T5">What is the difference between </text:span></text:span><text:span text:style-name="Source_20_Text"><text:span text:style-name="T9">ngIf</text:span></text:span><text:span text:style-name="Source_20_Text"><text:span text:style-name="T5"> and </text:span></text:span><text:span text:style-name="Source_20_Text"><text:span text:style-name="T9">ngSwitch</text:span></text:span><text:span text:style-name="Source_20_Text"><text:span text:style-name="T5"> in Angular, and when would you use each?</text:span></text:span></text:p>
      <text:h text:style-name="Heading_20_3" text:outline-level="3"><text:span text:style-name="Source_20_Text"><text:span text:style-name="T9">*ngIf</text:span></text:span><text:span text:style-name="Source_20_Text"><text:span text:style-name="T5"> in Angular:</text:span></text:span></text:h>
      <text:list xml:id="list3100128437" text:style-name="L83">
        <text:list-item>
          <text:p text:style-name="P88">Used for <text:span text:style-name="Strong_20_Emphasis">conditional rendering</text:span> of a block of HTML.</text:p>
        </text:list-item>
        <text:list-item>
          <text:p text:style-name="P88">It renders the element <text:span text:style-name="Strong_20_Emphasis">only if the condition is </text:span><text:span text:style-name="Strong_20_Emphasis"><text:span text:style-name="Source_20_Text">true</text:span></text:span>.</text:p>
        </text:list-item>
        <text:list-item>
          <text:p text:style-name="P88">Good for <text:span text:style-name="Strong_20_Emphasis">simple if/else logic</text:span>.</text:p>
        </text:list-item>
      </text:list>
      <text:p text:style-name="Text_20_body"><text:span text:style-name="Source_20_Text"><text:span text:style-name="T5">&lt;div *ngIf="isLoggedIn"&gt;Welcome, user!&lt;/div&gt;</text:span></text:span></text:p>
      <text:p text:style-name="Text_20_body"><text:span text:style-name="Source_20_Text"><text:span text:style-name="T5">&lt;div *ngIf="!isLoggedIn"&gt;Please log in.&lt;/div&gt;</text:span></text:span></text:p>
      <text:h text:style-name="Heading_20_3" text:outline-level="3"><text:span text:style-name="Source_20_Text"><text:span text:style-name="T9">*ngSwitch</text:span></text:span><text:span text:style-name="Source_20_Text"><text:span text:style-name="T5"> in Angular:</text:span></text:span></text:h>
      <text:list xml:id="list1510979353" text:style-name="L84">
        <text:list-item>
          <text:p text:style-name="P89">Used to <text:span text:style-name="Strong_20_Emphasis">display one of many possible elements</text:span> based on a matching value (like a <text:span text:style-name="Source_20_Text">switch-case</text:span> in JavaScript).</text:p>
        </text:list-item>
        <text:list-item>
          <text:p text:style-name="P89">Better for situations where you’re checking <text:span text:style-name="Strong_20_Emphasis">multiple conditions against one expression</text:span>.</text:p>
        </text:list-item>
      </text:list>
      <text:p text:style-name="Text_20_body"><text:span text:style-name="Source_20_Text"><text:span text:style-name="T5">&lt;div [ngSwitch]="userRole"&gt;</text:span></text:span></text:p>
      <text:p text:style-name="Text_20_body"><text:span text:style-name="Source_20_Text"><text:span text:style-name="T5"><text:s text:c="2"/>&lt;div *ngSwitchCase="'admin'"&gt;Admin Panel&lt;/div&gt;</text:span></text:span></text:p>
      <text:p text:style-name="Text_20_body"><text:span text:style-name="Source_20_Text"><text:span text:style-name="T5"><text:s text:c="2"/>&lt;div *ngSwitchCase="'user'"&gt;User Dashboard&lt;/div&gt;</text:span></text:span></text:p>
      <text:p text:style-name="Text_20_body"><text:span text:style-name="Source_20_Text"><text:span text:style-name="T5"><text:s text:c="2"/>&lt;div *ngSwitchDefault&gt;Guest View&lt;/div&gt;</text:span></text:span></text:p>
      <text:p text:style-name="Text_20_body"><text:span text:style-name="Source_20_Text"><text:span text:style-name="T5">&lt;/div&gt;</text:span></text:span></text:p>
      <text:p text:style-name="Text_20_body"><text:span text:style-name="Source_20_Text"><text:span text:style-name="T5"/></text:span></text:p>
      <text:p text:style-name="Text_20_body"><text:span text:style-name="Source_20_Text"><text:span text:style-name="T5">1. Use </text:span></text:span><text:span text:style-name="Source_20_Text"><text:span text:style-name="T9">*ngIf...else</text:span></text:span><text:span text:style-name="Source_20_Text"><text:span text:style-name="T5"> with </text:span></text:span><text:span text:style-name="Source_20_Text"><text:span text:style-name="T9">&lt;ng-template&gt;</text:span></text:span><text:span text:style-name="Source_20_Text"><text:span text:style-name="T5"> for cleaner code</text:span></text:span></text:p>
      <text:p text:style-name="Text_20_body"><text:span text:style-name="Source_20_Text"><text:span text:style-name="T5">&lt;div *ngIf="isLoggedIn; else loginPrompt"&gt;</text:span></text:span></text:p>
      <text:p text:style-name="Text_20_body"><text:span text:style-name="Source_20_Text"><text:span text:style-name="T5"><text:s text:c="2"/>Welcome back!</text:span></text:span></text:p>
      <text:p text:style-name="Text_20_body"><text:span text:style-name="Source_20_Text"><text:span text:style-name="T5">&lt;/div&gt;</text:span></text:span></text:p>
      <text:p text:style-name="Text_20_body"><text:span text:style-name="Source_20_Text"><text:span text:style-name="T5">&lt;ng-template #loginPrompt&gt;</text:span></text:span></text:p>
      <text:p text:style-name="Text_20_body"><text:span text:style-name="Source_20_Text"><text:span text:style-name="T5"><text:s text:c="2"/>&lt;p&gt;Please log in.&lt;/p&gt;</text:span></text:span></text:p>
      <text:p text:style-name="Text_20_body"><text:span text:style-name="Source_20_Text"><text:span text:style-name="T5">&lt;/ng-template&gt;</text:span></text:span></text:p>
      <text:p text:style-name="Text_20_body"><text:span text:style-name="Source_20_Text"><text:span text:style-name="T5">2. Combine </text:span></text:span><text:span text:style-name="Source_20_Text"><text:span text:style-name="T9">ngSwitch</text:span></text:span><text:span text:style-name="Source_20_Text"><text:span text:style-name="T5"> with dynamic values</text:span></text:span></text:p>
      <text:p text:style-name="Text_20_body"><text:span text:style-name="Source_20_Text"><text:span text:style-name="T5">&lt;div [ngSwitch]="user.role"&gt;</text:span></text:span></text:p>
      <text:p text:style-name="Text_20_body"><text:span text:style-name="Source_20_Text"><text:span text:style-name="T5"><text:s text:c="2"/>&lt;p *ngSwitchCase="'admin'"&gt;Admin Dashboard&lt;/p&gt;</text:span></text:span></text:p>
      <text:p text:style-name="Text_20_body"><text:span text:style-name="Source_20_Text"><text:span text:style-name="T5"><text:s text:c="2"/>&lt;p *ngSwitchCase="'user'"&gt;User Dashboard&lt;/p&gt;</text:span></text:span></text:p>
      <text:p text:style-name="Text_20_body"><text:span text:style-name="Source_20_Text"><text:span text:style-name="T5"><text:s text:c="2"/>&lt;p *ngSwitchDefault&gt;Unknown Role&lt;/p&gt;</text:span></text:span></text:p>
      <text:p text:style-name="Text_20_body"><text:span text:style-name="Source_20_Text"><text:span text:style-name="T5">&lt;/div&gt;</text:span></text:span></text:p>
      <text:p text:style-name="Text_20_body"><text:span text:style-name="Source_20_Text"><text:span text:style-name="T5"/></text:span></text:p>
      <text:h text:style-name="Heading_20_3" text:outline-level="3"><text:soft-page-break/><text:span text:style-name="Source_20_Text"><text:span text:style-name="T5">3. Know performance implications: </text:span></text:span><text:span text:style-name="Source_20_Text"><text:span text:style-name="T9">*ngIf</text:span></text:span><text:span text:style-name="Source_20_Text"><text:span text:style-name="T5"> vs </text:span></text:span><text:span text:style-name="Source_20_Text"><text:span text:style-name="T9">hidden</text:span></text:span></text:h>
      <text:list xml:id="list15479047" text:style-name="L85">
        <text:list-item>
          <text:p text:style-name="P90"><text:span text:style-name="Source_20_Text">*ngIf</text:span>: <text:span text:style-name="Strong_20_Emphasis">Adds/removes</text:span> elements from the DOM. Better for <text:span text:style-name="Strong_20_Emphasis">performance</text:span> when elements are expensive to render or not needed at all.</text:p>
        </text:list-item>
        <text:list-item>
          <text:p text:style-name="P90"><text:span text:style-name="Source_20_Text">hidden</text:span>: Only <text:span text:style-name="Strong_20_Emphasis">toggles visibility</text:span> via CSS (<text:span text:style-name="Source_20_Text">display: none</text:span>). The element <text:span text:style-name="Strong_20_Emphasis">stays in the DOM</text:span>, preserving state but still consuming resources.</text:p>
        </text:list-item>
      </text:list>
      <text:p text:style-name="Text_20_body"><text:span text:style-name="Strong_20_Emphasis">Use </text:span><text:span text:style-name="Strong_20_Emphasis"><text:span text:style-name="Source_20_Text">*ngIf</text:span></text:span><text:span text:style-name="Strong_20_Emphasis"> when:</text:span></text:p>
      <text:list xml:id="list1625648749" text:style-name="L86">
        <text:list-item>
          <text:p text:style-name="P91">You want to completely remove and re-create the DOM element.</text:p>
        </text:list-item>
        <text:list-item>
          <text:p text:style-name="P91">Performance is a concern for large or complex components.</text:p>
        </text:list-item>
      </text:list>
      <text:p text:style-name="Text_20_body"><text:span text:style-name="Strong_20_Emphasis">Use </text:span><text:span text:style-name="Strong_20_Emphasis"><text:span text:style-name="Source_20_Text">[hidden]</text:span></text:span><text:span text:style-name="Strong_20_Emphasis"> when:</text:span></text:p>
      <text:list xml:id="list1047596090" text:style-name="L87">
        <text:list-item>
          <text:p text:style-name="P92">You want to preserve element state.</text:p>
        </text:list-item>
        <text:list-item>
          <text:p text:style-name="P92">Toggling visibility frequently.</text:p>
        </text:list-item>
      </text:list>
      <text:p text:style-name="Text_20_body"><text:span text:style-name="Source_20_Text"><text:span text:style-name="Strong_20_Emphasis"><text:span text:style-name="T5">What are Observables in Angular and how are they used (especially with HTTP)?</text:span></text:span></text:span></text:p>
      <text:list xml:id="list2643271387" text:style-name="L88">
        <text:list-item>
          <text:p text:style-name="P93"><text:span text:style-name="Source_20_Text"><text:span text:style-name="Strong_20_Emphasis"><text:span text:style-name="T5">Observables</text:span></text:span></text:span><text:span text:style-name="Source_20_Text"><text:span text:style-name="T5"> are a key part of </text:span></text:span><text:span text:style-name="Source_20_Text"><text:span text:style-name="Strong_20_Emphasis"><text:span text:style-name="T5">RxJS (Reactive Extensions for JavaScript)</text:span></text:span></text:span><text:span text:style-name="Source_20_Text"><text:span text:style-name="T5">, which Angular uses for handling </text:span></text:span><text:span text:style-name="Source_20_Text"><text:span text:style-name="Strong_20_Emphasis"><text:span text:style-name="T5">asynchronous operations</text:span></text:span></text:span><text:span text:style-name="Source_20_Text"><text:span text:style-name="T5">.</text:span></text:span></text:p>
        </text:list-item>
      </text:list>
      <text:list xml:id="list2933282200" text:style-name="L89">
        <text:list-item>
          <text:p text:style-name="P94">An <text:span text:style-name="Strong_20_Emphasis">Observable</text:span> represents a <text:span text:style-name="Strong_20_Emphasis">stream of data</text:span> that can be emitted over time — similar to Promises, but more powerful and flexible.</text:p>
        </text:list-item>
      </text:list>
      <text:list xml:id="list813858441" text:style-name="L90">
        <text:list-item>
          <text:p text:style-name="P95">You use <text:span text:style-name="Strong_20_Emphasis"><text:span text:style-name="Source_20_Text">subscribe()</text:span></text:span> to receive data when it becomes available.</text:p>
        </text:list-item>
      </text:list>
      <text:list xml:id="list2896815616" text:style-name="L91">
        <text:list-item>
          <text:p text:style-name="P96">Observables are often used for:</text:p>
        </text:list-item>
      </text:list>
      <text:list xml:id="list2197890004" text:style-name="L92">
        <text:list-item>
          <text:p text:style-name="P97"><text:span text:style-name="Strong_20_Emphasis">HTTP requests</text:span> with Angular’s <text:span text:style-name="Source_20_Text">HttpClient</text:span></text:p>
        </text:list-item>
        <text:list-item>
          <text:p text:style-name="P97"><text:span text:style-name="Strong_20_Emphasis">Form control value changes</text:span></text:p>
        </text:list-item>
        <text:list-item>
          <text:p text:style-name="P97"><text:span text:style-name="Strong_20_Emphasis">Event handling</text:span></text:p>
        </text:list-item>
        <text:list-item>
          <text:p text:style-name="P97"><text:span text:style-name="Strong_20_Emphasis">WebSocket streams</text:span>, etc.</text:p>
        </text:list-item>
      </text:list>
      <text:p text:style-name="Text_20_body"><text:span text:style-name="Source_20_Text"><text:span text:style-name="T5">// In your service:</text:span></text:span></text:p>
      <text:p text:style-name="Text_20_body"><text:span text:style-name="Source_20_Text"><text:span text:style-name="T5">getUsers(): Observable&lt;User[]&gt; {</text:span></text:span></text:p>
      <text:p text:style-name="Text_20_body"><text:span text:style-name="Source_20_Text"><text:span text:style-name="T5"><text:s text:c="2"/>return this.http.get&lt;User[]&gt;('https://api.example.com/users');</text:span></text:span></text:p>
      <text:p text:style-name="Text_20_body"><text:span text:style-name="Source_20_Text"><text:span text:style-name="T5">}</text:span></text:span></text:p>
      <text:p text:style-name="Text_20_body"><text:span text:style-name="Source_20_Text"><text:span text:style-name="T5"/></text:span></text:p>
      <text:p text:style-name="Text_20_body"><text:span text:style-name="Source_20_Text"><text:span text:style-name="T5">// In your component:</text:span></text:span></text:p>
      <text:p text:style-name="Text_20_body"><text:span text:style-name="Source_20_Text"><text:span text:style-name="T5">this.userService.getUsers().subscribe(data =&gt; {</text:span></text:span></text:p>
      <text:p text:style-name="Text_20_body"><text:span text:style-name="Source_20_Text"><text:span text:style-name="T5"><text:s text:c="2"/>this.users = data;</text:span></text:span></text:p>
      <text:p text:style-name="Text_20_body"><text:span text:style-name="Source_20_Text"><text:span text:style-name="T5">});</text:span></text:span></text:p>
      <text:p text:style-name="Text_20_body"><text:span text:style-name="Source_20_Text"><text:span text:style-name="T5">Here, </text:span></text:span><text:span text:style-name="Source_20_Text"><text:span text:style-name="T9">getUsers()</text:span></text:span><text:span text:style-name="Source_20_Text"><text:span text:style-name="T5"> returns an Observable, and </text:span></text:span><text:span text:style-name="Source_20_Text"><text:span text:style-name="T9">subscribe()</text:span></text:span><text:span text:style-name="Source_20_Text"><text:span text:style-name="T5"> is used to get the actual data when the request completes.</text:span></text:span></text:p>
      <text:h text:style-name="Heading_20_3" text:outline-level="3"><text:soft-page-break/><text:span text:style-name="Source_20_Text"><text:span text:style-name="T5">Key Observable Methods (you should be familiar with):</text:span></text:span></text:h>
      <text:list xml:id="list1124976740" text:style-name="L93">
        <text:list-item>
          <text:p text:style-name="P98"><text:span text:style-name="Source_20_Text">subscribe()</text:span> – to consume the observable</text:p>
        </text:list-item>
        <text:list-item>
          <text:p text:style-name="P98"><text:span text:style-name="Source_20_Text">pipe()</text:span> – to chain operators (like <text:span text:style-name="Source_20_Text">map</text:span>, <text:span text:style-name="Source_20_Text">filter</text:span>, <text:span text:style-name="Source_20_Text">catchError</text:span>)</text:p>
        </text:list-item>
        <text:list-item>
          <text:p text:style-name="P98"><text:span text:style-name="Source_20_Text">take()</text:span>, <text:span text:style-name="Source_20_Text">debounceTime()</text:span>, <text:span text:style-name="Source_20_Text">switchMap()</text:span> – powerful RxJS operators</text:p>
        </text:list-item>
      </text:list>
      <text:p text:style-name="Text_20_body"><text:span text:style-name="Source_20_Text"><text:span text:style-name="T5">1. Observable vs Promise</text:span></text:span></text:p>
      <text:p text:style-name="Text_20_body"><text:span text:style-name="Source_20_Text"><text:span text:style-name="T5"/></text:span></text:p>
      <table:table table:name="Table12" table:style-name="Table12">
        <table:table-column table:style-name="Table12.A"/>
        <table:table-column table:style-name="Table12.B"/>
        <table:table-column table:style-name="Table12.C"/>
        <table:table-header-rows>
          <table:table-row table:style-name="TableLine94106015212768">
            <table:table-cell table:style-name="Table12.A1" office:value-type="string">
              <text:p text:style-name="Table_20_Heading">Feature</text:p>
            </table:table-cell>
            <table:table-cell table:style-name="Table12.A1" office:value-type="string">
              <text:p text:style-name="Table_20_Heading"><text:span text:style-name="Strong_20_Emphasis">Observable</text:span></text:p>
            </table:table-cell>
            <table:table-cell table:style-name="Table12.A1" office:value-type="string">
              <text:p text:style-name="Table_20_Heading"><text:span text:style-name="Strong_20_Emphasis">Promise</text:span></text:p>
            </table:table-cell>
          </table:table-row>
        </table:table-header-rows>
        <table:table-row table:style-name="TableLine94106015212768">
          <table:table-cell table:style-name="Table12.A1" office:value-type="string">
            <text:p text:style-name="Table_20_Contents"><text:span text:style-name="Strong_20_Emphasis">Lazy</text:span></text:p>
          </table:table-cell>
          <table:table-cell table:style-name="Table12.A1" office:value-type="string">
            <text:p text:style-name="Table_20_Contents">Yes (not executed until subscribed)</text:p>
          </table:table-cell>
          <table:table-cell table:style-name="Table12.A1" office:value-type="string">
            <text:p text:style-name="Table_20_Contents">No (executes immediately)</text:p>
          </table:table-cell>
        </table:table-row>
        <table:table-row table:style-name="TableLine94106015212768">
          <table:table-cell table:style-name="Table12.A1" office:value-type="string">
            <text:p text:style-name="Table_20_Contents"><text:span text:style-name="Strong_20_Emphasis">Multiple Values</text:span></text:p>
          </table:table-cell>
          <table:table-cell table:style-name="Table12.A1" office:value-type="string">
            <text:p text:style-name="Table_20_Contents">Yes (streams over time)</text:p>
          </table:table-cell>
          <table:table-cell table:style-name="Table12.A1" office:value-type="string">
            <text:p text:style-name="Table_20_Contents">No (only one value)</text:p>
          </table:table-cell>
        </table:table-row>
        <table:table-row table:style-name="TableLine94106015212768">
          <table:table-cell table:style-name="Table12.A1" office:value-type="string">
            <text:p text:style-name="Table_20_Contents"><text:span text:style-name="Strong_20_Emphasis">Cancellable</text:span></text:p>
          </table:table-cell>
          <table:table-cell table:style-name="Table12.A1" office:value-type="string">
            <text:p text:style-name="Table_20_Contents">Yes (via unsubscribe)</text:p>
          </table:table-cell>
          <table:table-cell table:style-name="Table12.A1" office:value-type="string">
            <text:p text:style-name="Table_20_Contents">No</text:p>
          </table:table-cell>
        </table:table-row>
        <table:table-row table:style-name="TableLine94106015212768">
          <table:table-cell table:style-name="Table12.A1" office:value-type="string">
            <text:p text:style-name="Table_20_Contents"><text:span text:style-name="Strong_20_Emphasis">Operators</text:span></text:p>
          </table:table-cell>
          <table:table-cell table:style-name="Table12.A1" office:value-type="string">
            <text:p text:style-name="Table_20_Contents">Powerful set via RxJS (e.g., <text:span text:style-name="Source_20_Text">map</text:span>, <text:span text:style-name="Source_20_Text">filter</text:span>)</text:p>
          </table:table-cell>
          <table:table-cell table:style-name="Table12.A1" office:value-type="string">
            <text:p text:style-name="Table_20_Contents">Minimal chaining support</text:p>
          </table:table-cell>
        </table:table-row>
        <table:table-row table:style-name="TableLine94106015212768">
          <table:table-cell table:style-name="Table12.A1" office:value-type="string">
            <text:p text:style-name="Table_20_Contents"><text:span text:style-name="Strong_20_Emphasis">Used in Angular</text:span></text:p>
          </table:table-cell>
          <table:table-cell table:style-name="Table12.A1" office:value-type="string">
            <text:p text:style-name="Table_20_Contents">Yes, especially with HTTP, Forms, Events</text:p>
          </table:table-cell>
          <table:table-cell table:style-name="Table12.A1" office:value-type="string">
            <text:p text:style-name="Table_20_Contents">Less common</text:p>
          </table:table-cell>
        </table:table-row>
      </table:table>
      <text:p text:style-name="Text_20_body"><text:span text:style-name="Source_20_Text"><text:span text:style-name="T5"/></text:span></text:p>
      <text:p text:style-name="Text_20_body"><text:span text:style-name="Source_20_Text"><text:span text:style-name="T5">// Observable</text:span></text:span></text:p>
      <text:p text:style-name="Text_20_body"><text:span text:style-name="Source_20_Text"><text:span text:style-name="T5">const obs$ = new Observable(observer =&gt; {</text:span></text:span></text:p>
      <text:p text:style-name="Text_20_body"><text:span text:style-name="Source_20_Text"><text:span text:style-name="T5"><text:s text:c="2"/>observer.next('First');</text:span></text:span></text:p>
      <text:p text:style-name="Text_20_body"><text:span text:style-name="Source_20_Text"><text:span text:style-name="T5"><text:s text:c="2"/>observer.next('Second');</text:span></text:span></text:p>
      <text:p text:style-name="Text_20_body"><text:span text:style-name="Source_20_Text"><text:span text:style-name="T5"><text:s text:c="2"/>observer.complete();</text:span></text:span></text:p>
      <text:p text:style-name="Text_20_body"><text:span text:style-name="Source_20_Text"><text:span text:style-name="T5">});</text:span></text:span></text:p>
      <text:p text:style-name="Text_20_body"><text:span text:style-name="Source_20_Text"><text:span text:style-name="T5"/></text:span></text:p>
      <text:p text:style-name="Text_20_body"><text:span text:style-name="Source_20_Text"><text:span text:style-name="T5">// Promise</text:span></text:span></text:p>
      <text:p text:style-name="Text_20_body"><text:span text:style-name="Source_20_Text"><text:span text:style-name="T5">const promise = new Promise((resolve) =&gt; {</text:span></text:span></text:p>
      <text:p text:style-name="Text_20_body"><text:span text:style-name="Source_20_Text"><text:span text:style-name="T5"><text:s text:c="2"/>resolve('Only once');</text:span></text:span></text:p>
      <text:p text:style-name="Text_20_body"><text:span text:style-name="Source_20_Text"><text:span text:style-name="T5">});</text:span></text:span></text:p>
      <text:p text:style-name="Text_20_body"><text:span text:style-name="Source_20_Text"><text:span text:style-name="Strong_20_Emphasis"><text:span text:style-name="T5">2. Practice with RxJS Operators</text:span></text:span></text:span></text:p>
      <text:p text:style-name="Text_20_body"><text:span text:style-name="Source_20_Text"><text:span text:style-name="T5">import { of, interval } from 'rxjs';</text:span></text:span></text:p>
      <text:p text:style-name="Text_20_body"><text:span text:style-name="Source_20_Text"><text:span text:style-name="T5">import { map, filter, take } from 'rxjs/operators';</text:span></text:span></text:p>
      <text:p text:style-name="Text_20_body"><text:span text:style-name="Source_20_Text"><text:span text:style-name="T5"/></text:span></text:p>
      <text:p text:style-name="Text_20_body"><text:span text:style-name="Source_20_Text"><text:span text:style-name="T5">// Simple example</text:span></text:span></text:p>
      <text:p text:style-name="Text_20_body"><text:span text:style-name="Source_20_Text"><text:span text:style-name="T5">const source$ = interval(1000).pipe(</text:span></text:span></text:p>
      <text:p text:style-name="Text_20_body"><text:span text:style-name="Source_20_Text"><text:span text:style-name="T5"><text:s text:c="2"/>take(5),</text:span></text:span></text:p>
      <text:p text:style-name="Text_20_body"><text:span text:style-name="Source_20_Text"><text:span text:style-name="T5"><text:s text:c="2"/>filter(val =&gt; val % 2 === 0),</text:span></text:span></text:p>
      <text:p text:style-name="Text_20_body"><text:span text:style-name="Source_20_Text"><text:span text:style-name="T5"><text:s text:c="2"/>map(val =&gt; `Value: ${val}`)</text:span></text:span></text:p>
      <text:p text:style-name="Text_20_body"><text:soft-page-break/><text:span text:style-name="Source_20_Text"><text:span text:style-name="T5">);</text:span></text:span></text:p>
      <text:p text:style-name="Text_20_body"><text:span text:style-name="Source_20_Text"><text:span text:style-name="T5"/></text:span></text:p>
      <text:p text:style-name="Text_20_body"><text:span text:style-name="Source_20_Text"><text:span text:style-name="T5">source$.subscribe(console.log);</text:span></text:span></text:p>
      <text:p text:style-name="Text_20_body"><text:span text:style-name="Source_20_Text"><text:span text:style-name="T5"/></text:span></text:p>
      <text:p text:style-name="Text_20_body"><text:span text:style-name="Source_20_Text"><text:span text:style-name="T5">// Output:</text:span></text:span></text:p>
      <text:p text:style-name="Text_20_body"><text:span text:style-name="Source_20_Text"><text:span text:style-name="T5">// Value: 0</text:span></text:span></text:p>
      <text:p text:style-name="Text_20_body"><text:span text:style-name="Source_20_Text"><text:span text:style-name="T5">// Value: 2</text:span></text:span></text:p>
      <text:p text:style-name="Text_20_body"><text:span text:style-name="Source_20_Text"><text:span text:style-name="T5">// Value: 4</text:span></text:span></text:p>
      <text:p text:style-name="Text_20_body"><text:span text:style-name="Source_20_Text"><text:span text:style-name="T5"/></text:span></text:p>
      <text:h text:style-name="Heading_20_3" text:outline-level="3"><text:span text:style-name="Source_20_Text"><text:span text:style-name="Strong_20_Emphasis"><text:span text:style-name="T5">3. Unsubscribing to Prevent Memory Leaks</text:span></text:span></text:span></text:h>
      <text:p text:style-name="Text_20_body">When using <text:span text:style-name="Source_20_Text">Observable.subscribe()</text:span>, always manage your subscriptions.</text:p>
      <text:p text:style-name="Text_20_body"><text:span text:style-name="Strong_20_Emphasis">Option A: Manual Unsubscribe</text:span></text:p>
      <text:p text:style-name="Text_20_body"><text:span text:style-name="Source_20_Text"><text:span text:style-name="T5">export class MyComponent implements OnInit, OnDestroy {</text:span></text:span></text:p>
      <text:p text:style-name="Text_20_body"><text:span text:style-name="Source_20_Text"><text:span text:style-name="T5"><text:s text:c="2"/>private subscription: Subscription;</text:span></text:span></text:p>
      <text:p text:style-name="Text_20_body"><text:span text:style-name="Source_20_Text"><text:span text:style-name="T5"/></text:span></text:p>
      <text:p text:style-name="Text_20_body"><text:span text:style-name="Source_20_Text"><text:span text:style-name="T5"><text:s text:c="2"/>ngOnInit() {</text:span></text:span></text:p>
      <text:p text:style-name="Text_20_body"><text:span text:style-name="Source_20_Text"><text:span text:style-name="T5"><text:s text:c="4"/>this.subscription = interval(1000).subscribe(val =&gt; console.log(val));</text:span></text:span></text:p>
      <text:p text:style-name="Text_20_body"><text:span text:style-name="Source_20_Text"><text:span text:style-name="T5"><text:s text:c="2"/>}</text:span></text:span></text:p>
      <text:p text:style-name="Text_20_body"><text:span text:style-name="Source_20_Text"><text:span text:style-name="T5"/></text:span></text:p>
      <text:p text:style-name="Text_20_body"><text:span text:style-name="Source_20_Text"><text:span text:style-name="T5"><text:s text:c="2"/>ngOnDestroy() {</text:span></text:span></text:p>
      <text:p text:style-name="Text_20_body"><text:span text:style-name="Source_20_Text"><text:span text:style-name="T5"><text:s text:c="4"/>this.subscription.unsubscribe(); // Prevent memory leak</text:span></text:span></text:p>
      <text:p text:style-name="Text_20_body"><text:span text:style-name="Source_20_Text"><text:span text:style-name="T5"><text:s text:c="2"/>}</text:span></text:span></text:p>
      <text:p text:style-name="Text_20_body"><text:span text:style-name="Source_20_Text"><text:span text:style-name="T5">}</text:span></text:span></text:p>
      <text:p text:style-name="Text_20_body"><text:span text:style-name="Source_20_Text"><text:span text:style-name="Strong_20_Emphasis"><text:span text:style-name="T5">Option B: Use </text:span></text:span></text:span><text:span text:style-name="Source_20_Text"><text:span text:style-name="Strong_20_Emphasis"><text:span text:style-name="T9">takeUntil</text:span></text:span></text:span><text:span text:style-name="Source_20_Text"><text:span text:style-name="Strong_20_Emphasis"><text:span text:style-name="T5"> with a Subject</text:span></text:span></text:span></text:p>
      <text:p text:style-name="Text_20_body"><text:span text:style-name="Source_20_Text"><text:span text:style-name="T5">export class MyComponent implements OnInit, OnDestroy {</text:span></text:span></text:p>
      <text:p text:style-name="Text_20_body"><text:span text:style-name="Source_20_Text"><text:span text:style-name="T5"><text:s text:c="2"/>private destroy$ = new Subject&lt;void&gt;();</text:span></text:span></text:p>
      <text:p text:style-name="Text_20_body"><text:span text:style-name="Source_20_Text"><text:span text:style-name="T5"/></text:span></text:p>
      <text:p text:style-name="Text_20_body"><text:span text:style-name="Source_20_Text"><text:span text:style-name="T5"><text:s text:c="2"/>ngOnInit() {</text:span></text:span></text:p>
      <text:p text:style-name="Text_20_body"><text:span text:style-name="Source_20_Text"><text:span text:style-name="T5"><text:s text:c="4"/>interval(1000).pipe(</text:span></text:span></text:p>
      <text:p text:style-name="Text_20_body"><text:span text:style-name="Source_20_Text"><text:span text:style-name="T5"><text:s text:c="6"/>takeUntil(this.destroy$)</text:span></text:span></text:p>
      <text:p text:style-name="Text_20_body"><text:span text:style-name="Source_20_Text"><text:span text:style-name="T5"><text:s text:c="4"/>).subscribe(console.log);</text:span></text:span></text:p>
      <text:p text:style-name="Text_20_body"><text:soft-page-break/><text:span text:style-name="Source_20_Text"><text:span text:style-name="T5"><text:s text:c="2"/>}</text:span></text:span></text:p>
      <text:p text:style-name="Text_20_body"><text:span text:style-name="Source_20_Text"><text:span text:style-name="T5"/></text:span></text:p>
      <text:p text:style-name="Text_20_body"><text:span text:style-name="Source_20_Text"><text:span text:style-name="T5"><text:s text:c="2"/>ngOnDestroy() {</text:span></text:span></text:p>
      <text:p text:style-name="Text_20_body"><text:span text:style-name="Source_20_Text"><text:span text:style-name="T5"><text:s text:c="4"/>this.destroy$.next();</text:span></text:span></text:p>
      <text:p text:style-name="Text_20_body"><text:span text:style-name="Source_20_Text"><text:span text:style-name="T5"><text:s text:c="4"/>this.destroy$.complete();</text:span></text:span></text:p>
      <text:p text:style-name="Text_20_body"><text:span text:style-name="Source_20_Text"><text:span text:style-name="T5"><text:s text:c="2"/>}</text:span></text:span></text:p>
      <text:p text:style-name="Text_20_body"><text:span text:style-name="Source_20_Text"><text:span text:style-name="T5">}</text:span></text:span></text:p>
      <text:h text:style-name="Heading_20_3" text:outline-level="3"><text:span text:style-name="Source_20_Text"><text:span text:style-name="Strong_20_Emphasis"><text:span text:style-name="T5">4. Async Pipe in Templates</text:span></text:span></text:span></text:h>
      <text:p text:style-name="Text_20_body">The <text:span text:style-name="Source_20_Text">async</text:span> pipe handles subscription and unsubscription automatically in Angular templates.</text:p>
      <text:p text:style-name="Text_20_body">Component:</text:p>
      <text:p text:style-name="Text_20_body"><text:span text:style-name="Source_20_Text"><text:span text:style-name="T5">data$ = of('Hello from Observable').pipe(delay(1000));</text:span></text:span></text:p>
      <text:p text:style-name="P100"><text:span text:style-name="Source_20_Text"><text:span text:style-name="T6">Template:</text:span></text:span></text:p>
      <text:p text:style-name="Text_20_body"><text:span text:style-name="Source_20_Text"><text:span text:style-name="T5">&lt;p&gt;{{ data$ | async }}&lt;/p&gt;</text:span></text:span></text:p>
      <text:p text:style-name="Text_20_body"><text:span text:style-name="Source_20_Text"><text:span text:style-name="T5"/></text:span></text:p>
      <text:p text:style-name="Text_20_body"><text:span text:style-name="Source_20_Text"><text:span text:style-name="T5">Benefits:</text:span></text:span></text:p>
      <text:list xml:id="list1925332761" text:style-name="L94">
        <text:list-item>
          <text:p text:style-name="P99">No need to manually subscribe/unsubscribe</text:p>
        </text:list-item>
        <text:list-item>
          <text:p text:style-name="P99">Cleaner code</text:p>
        </text:list-item>
      </text:list>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pan text:style-name="Source_20_Text"><text:span text:style-name="T5"/></text:span></text:p>
      <text:p text:style-name="Text_20_body"><text:soft-page-break/><text:span text:style-name="Source_20_Text"><text:span text:style-name="T5"/></text:span></text:p>
      <text:p text:style-name="Text_20_body"><text:span text:style-name="Source_20_Text"><text:span text:style-name="T5">RxJS &amp; Observables</text:span></text:span></text:p>
      <text:h text:style-name="Heading_20_3" text:outline-level="3"><text:span text:style-name="Source_20_Text"><text:span text:style-name="T5">Step 1: Understand Observable Lifecycle</text:span></text:span></text:h>
      <text:p text:style-name="Text_20_body">When you create an observable, it goes through 3 main stages:</text:p>
      <text:list xml:id="list2272406176" text:style-name="L95">
        <text:list-item>
          <text:p text:style-name="P101"><text:span text:style-name="Strong_20_Emphasis">Next</text:span> (emits values)</text:p>
        </text:list-item>
        <text:list-item>
          <text:p text:style-name="P101"><text:span text:style-name="Strong_20_Emphasis">Error</text:span> (emits an error and stops)</text:p>
        </text:list-item>
        <text:list-item>
          <text:p text:style-name="P101"><text:span text:style-name="Strong_20_Emphasis">Complete</text:span> (finishes the stream)</text:p>
        </text:list-item>
      </text:list>
      <text:p text:style-name="P102">EXAMPLE</text:p>
      <text:p text:style-name="Text_20_body"><text:span text:style-name="Source_20_Text"><text:span text:style-name="T5">const obs$ = new Observable(observer =&gt; {</text:span></text:span></text:p>
      <text:p text:style-name="Text_20_body"><text:span text:style-name="Source_20_Text"><text:span text:style-name="T5"><text:s text:c="2"/>observer.next('Value 1');</text:span></text:span></text:p>
      <text:p text:style-name="Text_20_body"><text:span text:style-name="Source_20_Text"><text:span text:style-name="T5"><text:s text:c="2"/>observer.next('Value 2');</text:span></text:span></text:p>
      <text:p text:style-name="Text_20_body"><text:span text:style-name="Source_20_Text"><text:span text:style-name="T5"><text:s text:c="2"/>observer.complete();</text:span></text:span></text:p>
      <text:p text:style-name="Text_20_body"><text:span text:style-name="Source_20_Text"><text:span text:style-name="T5">});</text:span></text:span></text:p>
      <text:p text:style-name="Text_20_body"><text:span text:style-name="Source_20_Text"><text:span text:style-name="T5">obs$.subscribe({</text:span></text:span></text:p>
      <text:p text:style-name="Text_20_body"><text:span text:style-name="Source_20_Text"><text:span text:style-name="T5"><text:s text:c="2"/>next: val =&gt; console.log(val),</text:span></text:span></text:p>
      <text:p text:style-name="Text_20_body"><text:span text:style-name="Source_20_Text"><text:span text:style-name="T5"><text:s text:c="2"/>complete: () =&gt; console.log('Done'),</text:span></text:span></text:p>
      <text:p text:style-name="Text_20_body"><text:span text:style-name="Source_20_Text"><text:span text:style-name="T5">});</text:span></text:span></text:p>
      <text:p text:style-name="Text_20_body"><text:span text:style-name="Source_20_Text"><text:span text:style-name="T5">Step 2: Learn Core RxJS Operators</text:span></text:span></text:p>
      <text:p text:style-name="Text_20_body"><text:span text:style-name="Source_20_Text"><text:span text:style-name="T5"/></text:span></text:p>
      <table:table table:name="Table13" table:style-name="Table13">
        <table:table-column table:style-name="Table13.A"/>
        <table:table-column table:style-name="Table13.B"/>
        <table:table-column table:style-name="Table13.C"/>
        <table:table-header-rows>
          <table:table-row table:style-name="TableLine94106071915200">
            <table:table-cell table:style-name="Table13.A1" office:value-type="string">
              <text:p text:style-name="Table_20_Heading">Operator</text:p>
            </table:table-cell>
            <table:table-cell table:style-name="Table13.A1" office:value-type="string">
              <text:p text:style-name="Table_20_Heading">Purpose</text:p>
            </table:table-cell>
            <table:table-cell table:style-name="Table13.A1" office:value-type="string">
              <text:p text:style-name="Table_20_Heading">Example Use Case</text:p>
            </table:table-cell>
          </table:table-row>
        </table:table-header-rows>
        <table:table-row table:style-name="TableLine94106071915200">
          <table:table-cell table:style-name="Table13.A1" office:value-type="string">
            <text:p text:style-name="Table_20_Contents"><text:span text:style-name="Source_20_Text">map()</text:span></text:p>
          </table:table-cell>
          <table:table-cell table:style-name="Table13.A1" office:value-type="string">
            <text:p text:style-name="Table_20_Contents">Transform data</text:p>
          </table:table-cell>
          <table:table-cell table:style-name="Table13.A1" office:value-type="string">
            <text:p text:style-name="Table_20_Contents">Convert raw API data to UI format</text:p>
          </table:table-cell>
        </table:table-row>
        <table:table-row table:style-name="TableLine94106071915200">
          <table:table-cell table:style-name="Table13.A1" office:value-type="string">
            <text:p text:style-name="Table_20_Contents"><text:span text:style-name="Source_20_Text">filter()</text:span></text:p>
          </table:table-cell>
          <table:table-cell table:style-name="Table13.A1" office:value-type="string">
            <text:p text:style-name="Table_20_Contents">Emit only values that match condition</text:p>
          </table:table-cell>
          <table:table-cell table:style-name="Table13.A1" office:value-type="string">
            <text:p text:style-name="Table_20_Contents">Only pass even numbers</text:p>
          </table:table-cell>
        </table:table-row>
        <table:table-row table:style-name="TableLine94106071915200">
          <table:table-cell table:style-name="Table13.A1" office:value-type="string">
            <text:p text:style-name="Table_20_Contents"><text:span text:style-name="Source_20_Text">switchMap()</text:span></text:p>
          </table:table-cell>
          <table:table-cell table:style-name="Table13.A1" office:value-type="string">
            <text:p text:style-name="Table_20_Contents">Cancel previous observable and switch</text:p>
          </table:table-cell>
          <table:table-cell table:style-name="Table13.A1" office:value-type="string">
            <text:p text:style-name="Table_20_Contents">HTTP search-as-you-type</text:p>
          </table:table-cell>
        </table:table-row>
        <table:table-row table:style-name="TableLine94106071915200">
          <table:table-cell table:style-name="Table13.A1" office:value-type="string">
            <text:p text:style-name="Table_20_Contents"><text:span text:style-name="Source_20_Text">mergeMap()</text:span></text:p>
          </table:table-cell>
          <table:table-cell table:style-name="Table13.A1" office:value-type="string">
            <text:p text:style-name="Table_20_Contents">Run multiple inner observables</text:p>
          </table:table-cell>
          <table:table-cell table:style-name="Table13.A1" office:value-type="string">
            <text:p text:style-name="Table_20_Contents">Parallel HTTP calls</text:p>
          </table:table-cell>
        </table:table-row>
        <table:table-row table:style-name="TableLine94106071915200">
          <table:table-cell table:style-name="Table13.A1" office:value-type="string">
            <text:p text:style-name="Table_20_Contents"><text:span text:style-name="Source_20_Text">debounceTime()</text:span></text:p>
          </table:table-cell>
          <table:table-cell table:style-name="Table13.A1" office:value-type="string">
            <text:p text:style-name="Table_20_Contents">Wait before emitting latest value</text:p>
          </table:table-cell>
          <table:table-cell table:style-name="Table13.A1" office:value-type="string">
            <text:p text:style-name="Table_20_Contents">Input search boxes</text:p>
          </table:table-cell>
        </table:table-row>
        <table:table-row table:style-name="TableLine94106071915200">
          <table:table-cell table:style-name="Table13.A1" office:value-type="string">
            <text:p text:style-name="Table_20_Contents"><text:span text:style-name="Source_20_Text">take()</text:span></text:p>
          </table:table-cell>
          <table:table-cell table:style-name="Table13.A1" office:value-type="string">
            <text:p text:style-name="Table_20_Contents">Take only first N values</text:p>
          </table:table-cell>
          <table:table-cell table:style-name="Table13.A1" office:value-type="string">
            <text:p text:style-name="Table_20_Contents">Auto-unsubscribe after N emissions</text:p>
          </table:table-cell>
        </table:table-row>
        <table:table-row table:style-name="TableLine94106071915200">
          <table:table-cell table:style-name="Table13.A1" office:value-type="string">
            <text:p text:style-name="Table_20_Contents"><text:span text:style-name="Source_20_Text">catchError()</text:span></text:p>
          </table:table-cell>
          <table:table-cell table:style-name="Table13.A1" office:value-type="string">
            <text:p text:style-name="Table_20_Contents">Handle errors in observable stream</text:p>
          </table:table-cell>
          <table:table-cell table:style-name="Table13.A1" office:value-type="string">
            <text:p text:style-name="Table_20_Contents">Fallback logic for failed HTTP request</text:p>
          </table:table-cell>
        </table:table-row>
      </table:table>
      <text:p text:style-name="Text_20_body"><text:span text:style-name="Source_20_Text"><text:span text:style-name="T5"/></text:span></text:p>
      <text:p text:style-name="P103"><text:span text:style-name="Source_20_Text"><text:span text:style-name="T7">Example</text:span></text:span></text:p>
      <text:p text:style-name="P103"><text:span text:style-name="Source_20_Text"><text:span text:style-name="T7">this.search$</text:span></text:span></text:p>
      <text:p text:style-name="P103"><text:span text:style-name="Source_20_Text"><text:span text:style-name="T7"><text:s text:c="2"/>.pipe(</text:span></text:span></text:p>
      <text:p text:style-name="P103"><text:span text:style-name="Source_20_Text"><text:span text:style-name="T7"><text:s text:c="4"/>debounceTime(300),</text:span></text:span></text:p>
      <text:p text:style-name="P103"><text:span text:style-name="Source_20_Text"><text:span text:style-name="T7"><text:s text:c="4"/>switchMap(searchTerm =&gt; this.api.searchItems(searchTerm)),</text:span></text:span></text:p>
      <text:p text:style-name="P103"><text:soft-page-break/><text:span text:style-name="Source_20_Text"><text:span text:style-name="T7"><text:s text:c="4"/>catchError(err =&gt; of([])) // returns empty array on error</text:span></text:span></text:p>
      <text:p text:style-name="P103"><text:span text:style-name="Source_20_Text"><text:span text:style-name="T7"><text:s text:c="2"/>)</text:span></text:span></text:p>
      <text:p text:style-name="P103"><text:span text:style-name="Source_20_Text"><text:span text:style-name="T7"><text:s text:c="2"/>.subscribe(results =&gt; this.items = results);</text:span></text:span></text:p>
      <text:p text:style-name="P103"><text:span text:style-name="Source_20_Text"><text:span text:style-name="T7"/></text:span></text:p>
      <text:h text:style-name="P3" text:outline-level="3"><text:span text:style-name="Source_20_Text"><text:span text:style-name="T7">Step 3: Practice </text:span></text:span><text:span text:style-name="Source_20_Text"><text:span text:style-name="T10">async</text:span></text:span><text:span text:style-name="Source_20_Text"><text:span text:style-name="T7"> Pipe (Template Auto-Subscription)</text:span></text:span></text:h>
      <text:p text:style-name="Text_20_body">Instead of manually subscribing:</text:p>
      <text:p text:style-name="P103"><text:span text:style-name="Source_20_Text"><text:span text:style-name="T7">&lt;!-- template --&gt;</text:span></text:span></text:p>
      <text:p text:style-name="P103"><text:span text:style-name="Source_20_Text"><text:span text:style-name="T7">&lt;div *ngIf="user$ | async as user"&gt;{{ user.name }}&lt;/div&gt;</text:span></text:span></text:p>
      <text:p text:style-name="P103"><text:span text:style-name="Source_20_Text"><text:span text:style-name="T7"/></text:span></text:p>
      <text:p text:style-name="P103"><text:span text:style-name="Source_20_Text"><text:span text:style-name="T7">This handles:</text:span></text:span></text:p>
      <text:list xml:id="list1569387036" text:style-name="L96">
        <text:list-item>
          <text:p text:style-name="P104">Subscription</text:p>
        </text:list-item>
        <text:list-item>
          <text:p text:style-name="P104">Auto-unsubscription on destroy</text:p>
        </text:list-item>
      </text:list>
      <text:p text:style-name="P103"><text:span text:style-name="Source_20_Text"><text:span text:style-name="T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13T13:46:45.196074564</meta:creation-date>
    <meta:generator>LibreOffice/6.4.7.2$Linux_X86_64 LibreOffice_project/40$Build-2</meta:generator>
    <dc:date>2025-06-13T17:25:01.451198549</dc:date>
    <meta:editing-duration>PT3H36M40S</meta:editing-duration>
    <meta:editing-cycles>199</meta:editing-cycles>
    <meta:document-statistic meta:table-count="13" meta:image-count="0" meta:object-count="0" meta:page-count="37" meta:paragraph-count="1121" meta:word-count="6937" meta:character-count="47445" meta:non-whitespace-character-count="41507"/>
  </office:meta>
</office:document-meta>
</file>